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<text:span text:style-name="T7"/><text:span text:style-name="T7">Incipit</text:span><text:span text:style-name="T7"/><text:span text:style-name="T7"> </text:span><text:span text:style-name="T7">uita</text:span><text:span text:style-name="T7"> </text:span><text:span text:style-name="T7">Beatj</text:span><text:span text:style-name="T7"/><text:span text:style-name="T7"> | </text:span><text:span text:style-name="T7">pat<text:span text:style-name="T1">r</text:span>icij</text:span><text:span text:style-name="T7"/><text:span text:style-name="T7"/><text:span text:style-name="T7"/><text:span text:style-name="T7"/><text:span text:style-name="T7"/><text:span text:style-name="T7"/><text:span text:style-name="T7">.</text:span><text:span text:style-name="T7"> | </text:span><text:span text:style-name="T7"/></text:p>
      <text:p><text:span text:style-name="T7"/><text:span text:style-name="T7">EGO</text:span><text:span text:style-name="T7"/><text:span text:style-name="T7"/><text:span text:style-name="T7"/><text:span text:style-name="T7"> </text:span><text:span text:style-name="T7">.</text:span><text:span text:style-name="T7"> </text:span><text:span text:style-name="T7">PATRI<text:span text:style-name="T3">C</text:span>TI</text:span><text:span text:style-name="T7"/><text:span text:style-name="T7"/><text:span text:style-name="T7">C</text:span><text:span text:style-name="T7">T</text:span><text:span text:style-name="T7"> | </text:span><text:span text:style-name="T7"/><text:span text:style-name="T7"/><text:span text:style-name="T7"> </text:span><text:span text:style-name="T7">.</text:span><text:span text:style-name="T7"> </text:span><text:span text:style-name="T7">PECCATOR</text:span><text:span text:style-name="T7"> </text:span><text:span text:style-name="T7">.</text:span><text:span text:style-name="T7"> | </text:span><text:span text:style-name="T7">rusticissimus</text:span><text:span text:style-name="T7"/><text:span text:style-name="T7"> </text:span><text:span text:style-name="T7">et</text:span><text:span text:style-name="T7"/><text:span text:style-name="T7"> </text:span><text:span text:style-name="T7">mi</text:span><text:span text:style-name="T7">|</text:span><text:span text:style-name="T7"/><text:span text:style-name="T7"> </text:span><text:span text:style-name="T7">omnium</text:span><text:span text:style-name="T7"> </text:span><text:span text:style-name="T7"> | </text:span><text:span text:style-name="T7"/><text:span text:style-name="T7">fideliu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onte<text:span text:style-name="T1">m</text:span>p</text:span><text:span text:style-name="T7"/><text:span text:style-name="T7"/><text:span text:style-name="T7"/><text:span text:style-name="T7"/><text:span text:style-name="T7">|</text:span><text:span text:style-name="T7"/><text:span text:style-name="T7"> </text:span><text:span text:style-name="T7">apud</text:span><text:span text:style-name="T7"> | </text:span><text:span text:style-name="T7">plurimos</text:span><text:span text:style-name="T7"> </text:span><text:span text:style-name="T7">.</text:span><text:span text:style-name="T7"> </text:span><text:span text:style-name="T7"/><text:span text:style-name="T7">patrem</text:span><text:span text:style-name="T7"> | </text:span><text:span text:style-name="T7">habui</text:span><text:span text:style-name="T7"> </text:span><text:span text:style-name="T7">calpornium</text:span><text:span text:style-name="T7"> </text:span><text:span text:style-name="T7">diacone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filiu<text:span text:style-name="T1">m</text:span></text:span><text:span text:style-name="T7"/><text:span text:style-name="T7"/><text:span text:style-name="T7"/><text:span text:style-name="T7"/><text:span text:style-name="T7"> | </text:span><text:span text:style-name="T7">quondam</text:span><text:span text:style-name="T7"> </text:span><text:span text:style-name="T7">potiti</text:span><text:span text:style-name="T7"> </text:span><text:span text:style-name="T7">presbiteri</text:span><text:span text:style-name="T7"> </text:span><text:span text:style-name="T7"/><text:span text:style-name="T7"/><text:span text:style-name="T7"> </text:span><text:span text:style-name="T7"/><text:span text:style-name="T7">qui</text:span><text:span text:style-name="T7"> | </text:span><text:span text:style-name="T7">fuit</text:span><text:span text:style-name="T7"> </text:span><text:span text:style-name="T7">uico</text:span><text:span text:style-name="T7"> </text:span><text:span text:style-name="T7">banauem</text:span><text:span text:style-name="T7"> </text:span><text:span text:style-name="T7">tabernie</text:span><text:span text:style-name="T7"/><text:span text:style-name="T7">Freeman: taburnie</text:span><text:span text:style-name="T7"> </text:span><text:span text:style-name="T7">.</text:span><text:span text:style-name="T7"> </text:span><text:span text:style-name="T7">Uilla<text:span text:style-name="T1">m</text:span></text:span><text:span text:style-name="T7"/><text:span text:style-name="T7"/><text:span text:style-name="T7"/><text:span text:style-name="T7"/><text:span text:style-name="T7"/><text:span text:style-name="T7"> | </text:span><text:span text:style-name="T7">en<text:span text:style-name="T1">i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prope</text:span><text:span text:style-name="T7"> </text:span><text:span text:style-name="T7"/><text:span text:style-name="T7">habuit</text:span><text:span text:style-name="T7"> </text:span><text:span text:style-name="T7">.</text:span><text:span text:style-name="T7"> </text:span><text:span text:style-name="T7">ubi</text:span><text:span text:style-name="T7"> </text:span><text:span text:style-name="T7">ego</text:span><text:span text:style-name="T7"> </text:span><text:span text:style-name="T7">captu</text:span><text:span text:style-name="T7">|</text:span><text:span text:style-name="T7"/><text:span text:style-name="T7"> </text:span><text:span text:style-name="T7">didici</text:span><text:span text:style-name="T7"> </text:span><text:span text:style-name="T7">.</text:span><text:span text:style-name="T7"> </text:span><text:span text:style-name="T7"/><text:span text:style-name="T7">Annorum</text:span><text:span text:style-name="T7"/><text:span text:style-name="T7"> </text:span><text:span text:style-name="T7">eram</text:span><text:span text:style-name="T7"> | </text:span><text:span text:style-name="T7">tunc</text:span><text:span text:style-name="T7"> </text:span><text:span text:style-name="T7">.</text:span><text:span text:style-name="T7"> </text:span><text:span text:style-name="T7">fere</text:span><text:span text:style-name="T7"> </text:span><text:span text:style-name="T7">sedecim</text:span><text:span text:style-name="T7"> </text:span><text:span text:style-name="T7">.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eni<text:span text:style-name="T1">m</text:span></text:span><text:span text:style-name="T7"/><text:span text:style-name="T7"/><text:span text:style-name="T7"/><text:span text:style-name="T7"/><text:span text:style-name="T7"> </text:span><text:span text:style-name="T7">ue</text:span><text:span text:style-name="T7">|</text:span><text:span text:style-name="T7"/><text:span text:style-name="T7"> </text:span><text:span text:style-name="T7">ignoraba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hyberione</text:span><text:span text:style-name="T7"/><text:span text:style-name="T7"> </text:span><text:span text:style-name="T7">.</text:span><text:span text:style-name="T7"> | </text:span><text:span text:style-name="T7">in</text:span><text:span text:style-name="T7"> </text:span><text:span text:style-name="T7">captiuitate</text:span><text:span text:style-name="T7"> </text:span><text:span text:style-name="T7">adductus</text:span><text:span text:style-name="T7"/><text:span text:style-name="T7"> </text:span><text:span text:style-name="T7">sum</text:span><text:span text:style-name="T7"> </text:span><text:span text:style-name="T7">.</text:span><text:span text:style-name="T7"> | </text:span><text:span text:style-name="T7">cum</text:span><text:span text:style-name="T7"> </text:span><text:span text:style-name="T7">tot</text:span><text:span text:style-name="T7"> </text:span><text:span text:style-name="T7">milia</text:span><text:span text:style-name="T7"> </text:span><text:span text:style-name="T7">hominum</text:span><text:span text:style-name="T7"> </text:span><text:span text:style-name="T7">.</text:span><text:span text:style-name="T7"> </text:span><text:span text:style-name="T7"/><text:span text:style-name="T7">s<text:span text:style-name="T1">e</text:span>c<text:span text:style-name="T1">un</text:span>d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merita</text:span><text:span text:style-name="T7"> </text:span><text:span text:style-name="T7">n<text:span text:style-name="T1">ost</text:span>r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quia</text:span><text:span text:style-name="T7"> </text:span><text:span text:style-name="T7">a</text:span><text:span text:style-name="T7"> </text:span><text:span text:style-name="T7">deo</text:span><text:span text:style-name="T7"> </text:span><text:span text:style-name="T7">recessim<text:span text:style-name="T1">us</text:span></text:span><text:span text:style-name="T7"/><text:span text:style-name="T7"/><text:span text:style-name="T7"/><text:span text:style-name="T7"/><text:span text:style-name="T7"> | </text:span><text:span text:style-name="T7">et</text:span><text:span text:style-name="T7"/><text:span text:style-name="T7"> </text:span><text:span text:style-name="T7">precepta</text:span><text:span text:style-name="T7"/><text:span text:style-name="T7"> </text:span><text:span text:style-name="T7">eius</text:span><text:span text:style-name="T7"> </text:span><text:span text:style-name="T7">non</text:span><text:span text:style-name="T7"> </text:span><text:span text:style-name="T7"/><text:span text:style-name="T7">custodimus</text:span><text:span text:style-name="T7"/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sacerdotibus</text:span><text:span text:style-name="T7"> </text:span><text:span text:style-name="T7">n<text:span text:style-name="T1">ost</text:span>r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obedientes</text:span><text:span text:style-name="T7"> | </text:span><text:span text:style-name="T7">fuimus</text:span><text:span text:style-name="T7"> </text:span><text:span text:style-name="T7"/><text:span text:style-name="T7"/><text:span text:style-name="T7"> </text:span><text:span text:style-name="T7">qui</text:span><text:span text:style-name="T7"> </text:span><text:span text:style-name="T7"/><text:span text:style-name="T7">n<text:span text:style-name="T1">ost</text:span>ra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alute<text:span text:style-name="T1">m</text:span></text:span><text:span text:style-name="T7"/><text:span text:style-name="T7"/><text:span text:style-name="T7"/><text:span text:style-name="T7"/><text:span text:style-name="T7"> </text:span><text:span text:style-name="T7">ammone</text:span><text:span text:style-name="T7">|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induxit</text:span><text:span text:style-name="T7"> </text:span><text:span text:style-name="T7">sup<text:span text:style-name="T1">er</text:span></text:span><text:span text:style-name="T7"/><text:span text:style-name="T7"/><text:span text:style-name="T7"/><text:span text:style-name="T7"/><text:span text:style-name="T7"> </text:span><text:span text:style-name="T7">nos</text:span><text:span text:style-name="T7"> </text:span><text:span text:style-name="T7">ira<text:span text:style-name="T1">m</text:span></text:span><text:span text:style-name="T7"/><text:span text:style-name="T7"/><text:span text:style-name="T7"/><text:span text:style-name="T7"/><text:span text:style-name="T7"> | </text:span><text:span text:style-name="T7"/><text:span text:style-name="T7">indignationis</text:span><text:span text:style-name="T7"> \\in// </text:span><text:span text:style-name="T7"> </text:span><text:span text:style-name="T7">sue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dispersit</text:span><text:span text:style-name="T7"> </text:span><text:span text:style-name="T7">nos</text:span><text:span text:style-name="T7"> | </text:span><text:span text:style-name="T7">in</text:span><text:span text:style-name="T7"> </text:span><text:span text:style-name="T7">gentibus</text:span><text:span text:style-name="T7"> </text:span><text:span text:style-name="T7">multis</text:span><text:span text:style-name="T7"> </text:span><text:span text:style-name="T7">.</text:span><text:span text:style-name="T7"> </text:span><text:span text:style-name="T7">etiam</text:span><text:span text:style-name="T7"> </text:span><text:span text:style-name="T7">usq<text:span text:style-name="T1">ue</text:span></text:span><text:span text:style-name="T7"/><text:span text:style-name="T7"/><text:span text:style-name="T7"/><text:span text:style-name="T7"> | </text:span><text:span text:style-name="T7">ad</text:span><text:span text:style-name="T7"/><text:span text:style-name="T7"> </text:span><text:span text:style-name="T7">ultimum</text:span><text:span text:style-name="T7"> </text:span><text:span text:style-name="T7"/><text:span text:style-name="T7">terre</text:span><text:span text:style-name="T7"/><text:span text:style-name="T7"> </text:span><text:span text:style-name="T7">.</text:span><text:span text:style-name="T7"> </text:span><text:span text:style-name="T7">ubi</text:span><text:span text:style-name="T7"> </text:span><text:span text:style-name="T7">nunc</text:span><text:span text:style-name="T7"> | </text:span><text:span text:style-name="T7">paruitas</text:span><text:span text:style-name="T7"> </text:span><text:span text:style-name="T7">mea</text:span><text:span text:style-name="T7"> </text:span><text:span text:style-name="T7">uidet<text:span text:style-name="T1">ur</text:span></text:span><text:span text:style-name="T7"/><text:span text:style-name="T7"/><text:span text:style-name="T7"/><text:span text:style-name="T7"/><text:span text:style-name="T7"> </text:span><text:span text:style-name="T7">esse</text:span><text:span text:style-name="T7"> </text:span><text:span text:style-name="T7">inter</text:span><text:span text:style-name="T7"> | </text:span><text:span text:style-name="T7">alienigenas</text:span><text:span text:style-name="T7"> </text:span><text:span text:style-name="T7">.</text:span><text:span text:style-name="T7"> </text:span><text:span text:style-name="T7"/></text:p>
      <text:p><text:span text:style-name="T7"/><text:span text:style-name="T7">et</text:span><text:span text:style-name="T7"/><text:span text:style-name="T7"> </text:span><text:span text:style-name="T7">ubi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aperuit</text:span><text:span text:style-name="T7">(50vb)</text:span><text:span text:style-name="T7"> | </text:span><text:span text:style-name="T7">sensum</text:span><text:span text:style-name="T7"> </text:span><text:span text:style-name="T7">cordis</text:span><text:span text:style-name="T7"> </text:span><text:span text:style-name="T7">mei</text:span><text:span text:style-name="T7"> </text:span><text:span text:style-name="T7">incredulitatis</text:span><text:span text:style-name="T7"> </text:span><text:span text:style-name="T7"/><text:span text:style-name="T7"/><text:span text:style-name="T7"> </text:span><text:span text:style-name="T7">uel</text:span><text:span text:style-name="T7"> | </text:span><text:span text:style-name="T7"/><text:span text:style-name="T7">sero</text:span><text:span text:style-name="T7"> </text:span><text:span text:style-name="T7">rememorarem</text:span><text:span text:style-name="T7"> </text:span><text:span text:style-name="T7">delicta</text:span><text:span text:style-name="T7"/><text:span text:style-name="T7"> </text:span><text:span text:style-name="T7">mea</text:span><text:span text:style-name="T7"> </text:span><text:span text:style-name="T7">.</text:span><text:span text:style-name="T7"> </text:span><text:span text:style-name="T7">et</text:span><text:span text:style-name="T7"/><text:span text:style-name="T7"> | </text:span><text:span text:style-name="T7">ut</text:span><text:span text:style-name="T7"> </text:span><text:span text:style-name="T7">conuerterem</text:span><text:span text:style-name="T7"> </text:span><text:span text:style-name="T7">toto</text:span><text:span text:style-name="T7"> </text:span><text:span text:style-name="T7">corde</text:span><text:span text:style-name="T7"> </text:span><text:span text:style-name="T7">ad</text:span><text:span text:style-name="T7"> </text:span><text:span text:style-name="T7"/><text:span text:style-name="T7">d<text:span text:style-name="T1">omi</text:span>n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me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qui</text:span><text:span text:style-name="T7"> </text:span><text:span text:style-name="T7">respexit</text:span><text:span text:style-name="T7"> </text:span><text:span text:style-name="T7">humilitatem</text:span><text:span text:style-name="T7"> </text:span><text:span text:style-name="T7">mea<text:span text:style-name="T1">m</text:span></text:span><text:span text:style-name="T7"/><text:span text:style-name="T7"/><text:span text:style-name="T7"/><text:span text:style-name="T7"/><text:span text:style-name="T7"> | </text:span><text:span text:style-name="T7">et</text:span><text:span text:style-name="T7"/><text:span text:style-name="T7"> </text:span><text:span text:style-name="T7">misertus</text:span><text:span text:style-name="T7"> </text:span><text:span text:style-name="T7"/><text:span text:style-name="T7">adolescentie</text:span><text:span text:style-name="T7"/><text:span text:style-name="T7"> </text:span><text:span text:style-name="T7">et</text:span><text:span text:style-name="T7"/><text:span text:style-name="T7"> </text:span><text:span text:style-name="T7">ignorantie</text:span><text:span text:style-name="T7"/><text:span text:style-name="T7"> | </text:span><text:span text:style-name="T7">mee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ustodiuit</text:span><text:span text:style-name="T7"/><text:span text:style-name="T7"> </text:span><text:span text:style-name="T7">me</text:span><text:span text:style-name="T7"> </text:span><text:span text:style-name="T7">antequam</text:span><text:span text:style-name="T7"> </text:span><text:span text:style-name="T7"/><text:span text:style-name="T7"/><text:span text:style-name="T7">sci</text:span><text:span text:style-name="T7">|</text:span><text:span text:style-name="T7"/><text:span text:style-name="T7"> </text:span><text:span text:style-name="T7">eu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antequam</text:span><text:span text:style-name="T7"> </text:span><text:span text:style-name="T7">saperem</text:span><text:span text:style-name="T7"> </text:span><text:span text:style-name="T7">uel</text:span><text:span text:style-name="T7"> | </text:span><text:span text:style-name="T7">distinguerem</text:span><text:span text:style-name="T7"/><text:span text:style-name="T7"> </text:span><text:span text:style-name="T7">inter</text:span><text:span text:style-name="T7"> </text:span><text:span text:style-name="T7">bonum</text:span><text:span text:style-name="T7"> </text:span><text:span text:style-name="T7">et</text:span><text:span text:style-name="T7"/><text:span text:style-name="T7"> </text:span><text:span text:style-name="T7">mal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/><text:span text:style-name="T7">et</text:span><text:span text:style-name="T7"/><text:span text:style-name="T7"> </text:span><text:span text:style-name="T7">monuit</text:span><text:span text:style-name="T7"> </text:span><text:span text:style-name="T7">me</text:span><text:span text:style-name="T7"> </text:span><text:span text:style-name="T7">et</text:span><text:span text:style-name="T7"/><text:span text:style-name="T7"> </text:span><text:span text:style-name="T7">consolatus</text:span><text:span text:style-name="T7"> </text:span><text:span text:style-name="T7">est</text:span><text:span text:style-name="T7"/><text:span text:style-name="T7"> </text:span><text:span text:style-name="T7">me</text:span><text:span text:style-name="T7"> </text:span><text:span text:style-name="T7"/><text:span text:style-name="T7"/><text:span text:style-name="T7"> | </text:span><text:span text:style-name="T7">ut</text:span><text:span text:style-name="T7"> </text:span><text:span text:style-name="T7">pater</text:span><text:span text:style-name="T7"> </text:span><text:span text:style-name="T7">filium</text:span><text:span text:style-name="T7"> </text:span><text:span text:style-name="T7">.</text:span><text:span text:style-name="T7"> </text:span><text:span text:style-name="T7"/></text:p>
      <text:p><text:span text:style-name="T7"/><text:span text:style-name="T7">Unde</text:span><text:span text:style-name="T7"/><text:span text:style-name="T7"> </text:span><text:span text:style-name="T7">ego</text:span><text:span text:style-name="T7"> </text:span><text:span text:style-name="T7">quidem</text:span><text:span text:style-name="T7"> | </text:span><text:span text:style-name="T7">tacere</text:span><text:span text:style-name="T7"> </text:span><text:span text:style-name="T7">non</text:span><text:span text:style-name="T7"> </text:span><text:span text:style-name="T7">possum</text:span><text:span text:style-name="T7"> </text:span><text:span text:style-name="T7">.</text:span><text:span text:style-name="T7"> </text:span><text:span text:style-name="T7">neq<text:span text:style-name="T1">ue</text:span></text:span><text:span text:style-name="T7"/><text:span text:style-name="T7"/><text:span text:style-name="T7"/><text:span text:style-name="T7"> </text:span><text:span text:style-name="T7">expedit</text:span><text:span text:style-name="T7"> </text:span><text:span text:style-name="T7">tan</text:span><text:span text:style-name="T7">|</text:span><text:span text:style-name="T7"/><text:span text:style-name="T7"> </text:span><text:span text:style-name="T7"/><text:span text:style-name="T7">beneficia</text:span><text:span text:style-name="T7"> </text:span><text:span text:style-name="T7">et</text:span><text:span text:style-name="T7"/><text:span text:style-name="T7"> </text:span><text:span text:style-name="T7">tantam</text:span><text:span text:style-name="T7"> </text:span><text:span text:style-name="T7">gra<text:span text:style-name="T1">tia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am</text:span><text:span text:style-name="T7"> | </text:span><text:span text:style-name="T7">michi</text:span><text:span text:style-name="T7">c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praestare</text:span><text:span text:style-name="T7"/><text:span text:style-name="T7"/><text:span text:style-name="T7"> </text:span><text:span text:style-name="T7">dignatus</text:span><text:span text:style-name="T7"> </text:span><text:span text:style-name="T7"/><text:span text:style-name="T7">est</text:span><text:span text:style-name="T7"/><text:span text:style-name="T7"> </text:span><text:span text:style-name="T7">in</text:span><text:span text:style-name="T7"> | </text:span><text:span text:style-name="T7">terra</text:span><text:span text:style-name="T7"> </text:span><text:span text:style-name="T7">captiuitatis</text:span><text:span text:style-name="T7"> </text:span><text:span text:style-name="T7">mee</text:span><text:span text:style-name="T7"/><text:span text:style-name="T7"> </text:span><text:span text:style-name="T7">.</text:span><text:span text:style-name="T7"> </text:span><text:span text:style-name="T7">quia</text:span><text:span text:style-name="T7"> </text:span><text:span text:style-name="T7">hec</text:span><text:span text:style-name="T7"/><text:span text:style-name="T7"> </text:span><text:span text:style-name="T7">est</text:span><text:span text:style-name="T7"/><text:span text:style-name="T7"> | </text:span><text:span text:style-name="T7">retributio</text:span><text:span text:style-name="T7"> </text:span><text:span text:style-name="T7">n<text:span text:style-name="T1">ost</text:span>r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ut</text:span><text:span text:style-name="T7"> </text:span><text:span text:style-name="T7">post</text:span><text:span text:style-name="T7"/><text:span text:style-name="T7"> </text:span><text:span text:style-name="T7"/><text:span text:style-name="T7">correptione<text:span text:style-name="T1">m</text:span></text:span><text:span text:style-name="T7"/><text:span text:style-name="T7"/><text:span text:style-name="T7"/><text:span text:style-name="T7"/><text:span text:style-name="T7"> | </text:span><text:span text:style-name="T7">uel</text:span><text:span text:style-name="T7"> </text:span><text:span text:style-name="T7">agnotionem</text:span><text:span text:style-name="T7"> </text:span><text:span text:style-name="T7">dei</text:span><text:span text:style-name="T7"> </text:span><text:span text:style-name="T7">exaltaremur</text:span><text:span text:style-name="T7"> </text:span><text:span text:style-name="T7">et</text:span><text:span text:style-name="T7"/><text:span text:style-name="T7"> | </text:span><text:span text:style-name="T7">confiterem<text:span text:style-name="T1">ur</text:span></text:span><text:span text:style-name="T7"/><text:span text:style-name="T7"/><text:span text:style-name="T7"/><text:span text:style-name="T7"/><text:span text:style-name="T7"> </text:span><text:span text:style-name="T7">mirabilia</text:span><text:span text:style-name="T7"> </text:span><text:span text:style-name="T7">eius</text:span><text:span text:style-name="T7"> </text:span><text:span text:style-name="T7">.</text:span><text:span text:style-name="T7"> </text:span><text:span text:style-name="T7"/><text:span text:style-name="T7">coram</text:span><text:span text:style-name="T7"> </text:span><text:span text:style-name="T7">om<text:span text:style-name="T1">n</text:span>i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natione</text:span><text:span text:style-name="T7"> </text:span><text:span text:style-name="T7">que</text:span><text:span text:style-name="T7"/><text:span text:style-name="T7"> </text:span><text:span text:style-name="T7">sub</text:span><text:span text:style-name="T7"> </text:span><text:span text:style-name="T7">celo</text:span><text:span text:style-name="T7"/><text:span text:style-name="T7"> </text:span><text:span text:style-name="T7">est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Non</text:span><text:span text:style-name="T7"/><text:span text:style-name="T7"> </text:span><text:span text:style-name="T7">eni<text:span text:style-name="T1">m</text:span>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alius</text:span><text:span text:style-name="T7"> </text:span><text:span text:style-name="T7">est</text:span><text:span text:style-name="T7"/><text:span text:style-name="T7"> </text:span><text:span text:style-name="T7">deus</text:span><text:span text:style-name="T7"> </text:span><text:span text:style-name="T7">.</text:span><text:span text:style-name="T7"> </text:span><text:span text:style-name="T7">nec</text:span><text:span text:style-name="T7"> </text:span><text:span text:style-name="T7">unquam</text:span><text:span text:style-name="T7"> </text:span><text:span text:style-name="T7">fuit</text:span><text:span text:style-name="T7"> </text:span><text:span text:style-name="T7">.</text:span><text:span text:style-name="T7"> </text:span><text:span text:style-name="T7">nec</text:span><text:span text:style-name="T7"> | </text:span><text:span text:style-name="T7">ante</text:span><text:span text:style-name="T7"> </text:span><text:span text:style-name="T7">.</text:span><text:span text:style-name="T7"> </text:span><text:span text:style-name="T7">nec</text:span><text:span text:style-name="T7"> </text:span><text:span text:style-name="T7">erit</text:span><text:span text:style-name="T7"> </text:span><text:span text:style-name="T7"/><text:span text:style-name="T7">post</text:span><text:span text:style-name="T7"/><text:span text:style-name="T7"> </text:span><text:span text:style-name="T7">hunc</text:span><text:span text:style-name="T7"> </text:span><text:span text:style-name="T7">praeter</text:span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patrem</text:span><text:span text:style-name="T7"> </text:span><text:span text:style-name="T7">ingenitum</text:span><text:span text:style-name="T7"> </text:span><text:span text:style-name="T7">.</text:span><text:span text:style-name="T7"> </text:span><text:span text:style-name="T7">sine</text:span><text:span text:style-name="T7"> </text:span><text:span text:style-name="T7">principio</text:span><text:span text:style-name="T7"> </text:span><text:span text:style-name="T7">.</text:span><text:span text:style-name="T7"> | </text:span><text:span text:style-name="T7">a</text:span><text:span text:style-name="T7"> </text:span><text:span text:style-name="T7">quo</text:span><text:span text:style-name="T7"> </text:span><text:span text:style-name="T7">est</text:span><text:span text:style-name="T7"/><text:span text:style-name="T7"> </text:span><text:span text:style-name="T7"/><text:span text:style-name="T7">om<text:span text:style-name="T1">n</text:span>e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principium</text:span><text:span text:style-name="T7"> </text:span><text:span text:style-name="T7">.</text:span><text:span text:style-name="T7"> </text:span><text:span text:style-name="T7"/><text:span text:style-name="T7"/><text:span text:style-name="T7"/><text:span text:style-name="T7">Per</text:span><text:span text:style-name="T7"/><text:span text:style-name="T7"> </text:span><text:span text:style-name="T7">ipsu<text:span text:style-name="T1">m</text:span></text:span><text:span text:style-name="T7"/><text:span text:style-name="T7"/><text:span text:style-name="T7"/><text:span text:style-name="T7"/><text:span text:style-name="T7"> | </text:span><text:span text:style-name="T7">quippe</text:span><text:span text:style-name="T7"> </text:span><text:span text:style-name="T7">facta</text:span><text:span text:style-name="T7"/><text:span text:style-name="T7"> </text:span><text:span text:style-name="T7">sunt</text:span><text:span text:style-name="T7"> </text:span><text:span text:style-name="T7">om<text:span text:style-name="T1">n</text:span>i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uisibilia</text:span><text:span text:style-name="T7"> </text:span><text:span text:style-name="T7">et</text:span><text:span text:style-name="T7"/><text:span text:style-name="T7"> | </text:span><text:span text:style-name="T7"/><text:span text:style-name="T7">inuisibilia</text:span><text:span text:style-name="T7"> </text:span><text:span text:style-name="T7">.</text:span><text:span text:style-name="T7"> </text:span><text:span text:style-name="T7">hominem</text:span><text:span text:style-name="T7"> </text:span><text:span text:style-name="T7">factum</text:span><text:span text:style-name="T7"/><text:span text:style-name="T7"> </text:span><text:span text:style-name="T7">.</text:span><text:span text:style-name="T7"> </text:span><text:span text:style-name="T7">deuic</text:span><text:span text:style-name="T7">|</text:span><text:span text:style-name="T7"/><text:span text:style-name="T7"> </text:span><text:span text:style-name="T7">morte</text:span><text:span text:style-name="T7">Freeman: mortis</text:span><text:span text:style-name="T7"> </text:span><text:span text:style-name="T7">in</text:span><text:span text:style-name="T7"> </text:span><text:span text:style-name="T7">celis</text:span><text:span text:style-name="T7"/><text:span text:style-name="T7"> </text:span><text:span text:style-name="T7">ad</text:span><text:span text:style-name="T7"> </text:span><text:span text:style-name="T7">patrem</text:span><text:span text:style-name="T7"> </text:span><text:span text:style-name="T7"/><text:span text:style-name="T7">recept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dedit</text:span><text:span text:style-name="T7"> </text:span><text:span text:style-name="T7">illi</text:span><text:span text:style-name="T7"> </text:span><text:span text:style-name="T7">om<text:span text:style-name="T1">n</text:span>e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potestatem</text:span><text:span text:style-name="T7"/><text:span text:style-name="T7"> </text:span><text:span text:style-name="T7">sup<text:span text:style-name="T1">er</text:span></text:span><text:span text:style-name="T7"/><text:span text:style-name="T7"/><text:span text:style-name="T7"/><text:span text:style-name="T7"/><text:span text:style-name="T7"> | </text:span><text:span text:style-name="T7">omne</text:span><text:span text:style-name="T7"> </text:span><text:span text:style-name="T7">nomen</text:span><text:span text:style-name="T7"> </text:span><text:span text:style-name="T7">celestium</text:span><text:span text:style-name="T7"/><text:span text:style-name="T7"/><text:span text:style-name="T7"> </text:span><text:span text:style-name="T7"/><text:span text:style-name="T7">terrestrium</text:span><text:span text:style-name="T7"/><text:span text:style-name="T7"> </text:span><text:span text:style-name="T7">et</text:span><text:span text:style-name="T7"/><text:span text:style-name="T7"> | </text:span><text:span text:style-name="T7">infernorum</text:span><text:span text:style-name="T7"> </text:span><text:span text:style-name="T7"/><text:span text:style-name="T7"/><text:span text:style-name="T7"> </text:span><text:span text:style-name="T7">ut</text:span><text:span text:style-name="T7"> </text:span><text:span text:style-name="T7">omnis</text:span><text:span text:style-name="T7"> </text:span><text:span text:style-name="T7">lingua</text:span><text:span text:style-name="T7"> </text:span><text:span text:style-name="T7">confiteat<text:span text:style-name="T1">ur</text:span></text:span><text:span text:style-name="T7"/><text:span text:style-name="T7"/><text:span text:style-name="T7"/><text:span text:style-name="T7"/><text:span text:style-name="T7"> | </text:span><text:span text:style-name="T7">quia</text:span><text:span text:style-name="T7"> </text:span><text:span text:style-name="T7"/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ie<text:span text:style-name="T1">s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chr<text:span text:style-name="T1">is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gl<text:span text:style-name="T1">ori</text:span>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<text:span text:style-name="T1">st</text:span></text:span><text:span text:style-name="T7"/><text:span text:style-name="T7"/><text:span text:style-name="T7">.</text:span><text:span text:style-name="T7"/><text:span text:style-name="T7"/><text:span text:style-name="T7">.</text:span><text:span text:style-name="T7"/><text:span text:style-name="T7"/><text:span text:style-name="T7"> </text:span><text:span text:style-name="T7">dei</text:span><text:span text:style-name="T7"> </text:span><text:span text:style-name="T7">patris</text:span><text:span text:style-name="T7"> </text:span><text:span text:style-name="T7">.</text:span><text:span text:style-name="T7"> | </text:span><text:span text:style-name="T7">Quem</text:span><text:span text:style-name="T7"/><text:span text:style-name="T7"> </text:span><text:span text:style-name="T7">credimu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expectamus</text:span><text:span text:style-name="T7"> </text:span><text:span text:style-name="T7"/><text:span text:style-name="T7">aduentu<text:span text:style-name="T1">m</text:span></text:span><text:span text:style-name="T7"/><text:span text:style-name="T7"/><text:span text:style-name="T7"/><text:span text:style-name="T7"/><text:span text:style-name="T7"> | </text:span><text:span text:style-name="T7">ipsius</text:span><text:span text:style-name="T7"> </text:span><text:span text:style-name="T7">mox</text:span><text:span text:style-name="T7"> </text:span><text:span text:style-name="T7">futurum</text:span><text:span text:style-name="T7"> </text:span><text:span text:style-name="T7">iudicem</text:span><text:span text:style-name="T7"> </text:span><text:span text:style-name="T7">uiuoru<text:span text:style-name="T1">m</text:span></text:span><text:span text:style-name="T7"/><text:span text:style-name="T7"/><text:span text:style-name="T7"/><text:span text:style-name="T7"/><text:span text:style-name="T7"> | </text:span><text:span text:style-name="T7">atq<text:span text:style-name="T1">ue</text:span></text:span><text:span text:style-name="T7"/><text:span text:style-name="T7"/><text:span text:style-name="T7"/><text:span text:style-name="T7"> </text:span><text:span text:style-name="T7">mortuorum</text:span><text:span text:style-name="T7"> </text:span><text:span text:style-name="T7"/><text:span text:style-name="T7"/><text:span text:style-name="T7"> </text:span><text:span text:style-name="T7"/><text:span text:style-name="T7">qui</text:span><text:span text:style-name="T7"> </text:span><text:span text:style-name="T7">reddet</text:span><text:span text:style-name="T7"> </text:span><text:span text:style-name="T7">unicuiq<text:span text:style-name="T1">ue</text:span></text:span><text:span text:style-name="T7"/><text:span text:style-name="T7"/><text:span text:style-name="T7"/><text:span text:style-name="T7"> | </text:span><text:span text:style-name="T7">s<text:span text:style-name="T1">e</text:span>c<text:span text:style-name="T1">un</text:span>d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facta</text:span><text:span text:style-name="T7"/><text:span text:style-name="T7"> </text:span><text:span text:style-name="T7">sua</text:span><text:span text:style-name="T7"> </text:span><text:span text:style-name="T7"/><text:span text:style-name="T7"/><text:span text:style-name="T7"> </text:span><text:span text:style-name="T7">et</text:span><text:span text:style-name="T7"> </text:span><text:span text:style-name="T7">infudit</text:span><text:span text:style-name="T7"> </text:span><text:span text:style-name="T7">in</text:span><text:span text:style-name="T7"> </text:span><text:span text:style-name="T7">nobis</text:span><text:span text:style-name="T7"> | </text:span><text:span text:style-name="T7"/><text:span text:style-name="T7">habunde</text:span><text:span text:style-name="T7"> </text:span><text:span text:style-name="T7">sp<text:span text:style-name="T1">iri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<text:span text:style-name="T1">an</text:span>c<text:span text:style-name="T1">t</text:span>i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donu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ignus</text:span><text:span text:style-name="T7"> | </text:span><text:span text:style-name="T7">immortalitatis</text:span><text:span text:style-name="T7"> </text:span><text:span text:style-name="T7"/><text:span text:style-name="T7"/><text:span text:style-name="T7"> </text:span><text:span text:style-name="T7">qui</text:span><text:span text:style-name="T7"> </text:span><text:span text:style-name="T7">facit</text:span><text:span text:style-name="T7"> </text:span><text:span text:style-name="T7"/><text:span text:style-name="T7">credentes</text:span><text:span text:style-name="T7"> | </text:span><text:span text:style-name="T7">et</text:span><text:span text:style-name="T7"/><text:span text:style-name="T7"> </text:span><text:span text:style-name="T7">obedientes</text:span><text:span text:style-name="T7"> </text:span><text:span text:style-name="T7">ut</text:span><text:span text:style-name="T7"> </text:span><text:span text:style-name="T7">sint</text:span><text:span text:style-name="T7"> </text:span><text:span text:style-name="T7">filii</text:span><text:span text:style-name="T7"> </text:span><text:span text:style-name="T7">dei</text:span><text:span text:style-name="T7"> </text:span><text:span text:style-name="T7">patris</text:span><text:span text:style-name="T7"> </text:span><text:span text:style-name="T7">.</text:span><text:span text:style-name="T7"> | </text:span><text:span text:style-name="T7">quem</text:span><text:span text:style-name="T7"> </text:span><text:span text:style-name="T7"/><text:span text:style-name="T7">confitemur</text:span><text:span text:style-name="T7"> </text:span><text:span text:style-name="T7">et</text:span><text:span text:style-name="T7"/><text:span text:style-name="T7"> </text:span><text:span text:style-name="T7">unu<text:span text:style-name="T1">m</text:span></text:span><text:span text:style-name="T7"/><text:span text:style-name="T7"/><text:span text:style-name="T7"/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adoramus</text:span><text:span text:style-name="T7"/><text:span text:style-name="T7"> | </text:span><text:span text:style-name="T7">in</text:span><text:span text:style-name="T7"> </text:span><text:span text:style-name="T7">trinitate</text:span><text:span text:style-name="T7"> </text:span><text:span text:style-name="T7">sacrosancti</text:span><text:span text:style-name="T7"/><text:span text:style-name="T7"> </text:span><text:span text:style-name="T7">nominis</text:span><text:span text:style-name="T7"> </text:span><text:span text:style-name="T7">.</text:span><text:span text:style-name="T7"> </text:span><text:span text:style-name="T7"> | </text:span><text:span text:style-name="T7"/></text:p>
      <text:p><text:span text:style-name="T7"/><text:span text:style-name="T7">Ipse</text:span><text:span text:style-name="T7"/><text:span text:style-name="T7"> </text:span><text:span text:style-name="T7">enim</text:span><text:span text:style-name="T7"> </text:span><text:span text:style-name="T7">dixit</text:span><text:span text:style-name="T7"> </text:span><text:span text:style-name="T7">p<text:span text:style-name="T1">er</text:span></text:span><text:span text:style-name="T7"/><text:span text:style-name="T7"/><text:span text:style-name="T7">.</text:span><text:span text:style-name="T7"/><text:span text:style-name="T7"/><text:span text:style-name="T7">.</text:span><text:span text:style-name="T7"/><text:span text:style-name="T7"/><text:span text:style-name="T7"> </text:span><text:span text:style-name="T7">prophetam</text:span><text:span text:style-name="T7"> </text:span><text:span text:style-name="T7">.</text:span><text:span text:style-name="T7"> </text:span><text:span text:style-name="T7">Inuoca</text:span><text:span text:style-name="T7"/><text:span text:style-name="T7"> </text:span><text:span text:style-name="T7">me</text:span><text:span text:style-name="T7"> | </text:span><text:span text:style-name="T7">in</text:span><text:span text:style-name="T7"> </text:span><text:span text:style-name="T7">die</text:span><text:span text:style-name="T7"> </text:span><text:span text:style-name="T7">tribulationis</text:span><text:span text:style-name="T7"> </text:span><text:span text:style-name="T7"/><text:span text:style-name="T7">tue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liberabo</text:span><text:span text:style-name="T7"> </text:span><text:span text:style-name="T7">te</text:span><text:span text:style-name="T7"> | </text:span><text:span text:style-name="T7">et</text:span><text:span text:style-name="T7"/><text:span text:style-name="T7"> </text:span><text:span text:style-name="T7">magnificabis</text:span><text:span text:style-name="T7"> </text:span><text:span text:style-name="T7">me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teru<text:span text:style-name="T1">m</text:span></text:span><text:span text:style-name="T7"/><text:span text:style-name="T7"/><text:span text:style-name="T7"/><text:span text:style-name="T7"/><text:span text:style-name="T7"> </text:span><text:span text:style-name="T7">inquit</text:span><text:span text:style-name="T7"> </text:span><text:span text:style-name="T7">.</text:span><text:span text:style-name="T7"> | </text:span><text:span text:style-name="T7">Opera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>dei</text:span><text:span text:style-name="T7"> </text:span><text:span text:style-name="T7">.</text:span><text:span text:style-name="T7"> </text:span><text:span text:style-name="T7">reuelare</text:span><text:span text:style-name="T7"> </text:span><text:span text:style-name="T7">et</text:span><text:span text:style-name="T7"/><text:span text:style-name="T7"> </text:span><text:span text:style-name="T7">confiteri</text:span><text:span text:style-name="T7"> </text:span><text:span text:style-name="T7">ho</text:span><text:span text:style-name="T7">-</text:span><text:span text:style-name="T7">|</text:span><text:span text:style-name="T7"/><text:span text:style-name="T7"> </text:span><text:span text:style-name="T7">est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Tamen</text:span><text:span text:style-name="T7"/><text:span text:style-name="T7"> </text:span><text:span text:style-name="T7">etsi</text:span><text:span text:style-name="T7"/><text:span text:style-name="T7"> </text:span><text:span text:style-name="T7"> </text:span><text:span text:style-name="T7">in</text:span><text:span text:style-name="T7"> </text:span><text:span text:style-name="T7">multis</text:span><text:span text:style-name="T7"> </text:span><text:span text:style-name="T7">in</text:span><text:span text:style-name="T7">-</text:span><text:span text:style-name="T7">|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sum</text:span><text:span text:style-name="T7"> </text:span><text:span text:style-name="T7"/><text:span text:style-name="T7"/><text:span text:style-name="T7"> </text:span><text:span text:style-name="T7">opto</text:span><text:span text:style-name="T7"> </text:span><text:span text:style-name="T7">fratrib<text:span text:style-name="T1">us</text:span></text:span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cognatis</text:span><text:span text:style-name="T7"> | </text:span><text:span text:style-name="T7"/><text:span text:style-name="T7">meis</text:span><text:span text:style-name="T7"> </text:span><text:span text:style-name="T7">scire</text:span><text:span text:style-name="T7"> </text:span><text:span text:style-name="T7">qualitatem</text:span><text:span text:style-name="T7"> </text:span><text:span text:style-name="T7">meam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ut</text:span><text:span text:style-name="T7"> </text:span><text:span text:style-name="T7">pos</text:span><text:span text:style-name="T7">|</text:span><text:span text:style-name="T7"/><text:span text:style-name="T7"> </text:span><text:span text:style-name="T7">perspicere</text:span><text:span text:style-name="T7"> </text:span><text:span text:style-name="T7">uotum</text:span><text:span text:style-name="T7"> </text:span><text:span text:style-name="T7">anime</text:span><text:span text:style-name="T7"/><text:span text:style-name="T7"> </text:span><text:span text:style-name="T7"/><text:span text:style-name="T7">mee</text:span><text:span text:style-name="T7"/><text:span text:style-name="T7"> </text:span><text:span text:style-name="T7">.</text:span><text:span text:style-name="T7"> | </text:span><text:span text:style-name="T7"/></text:p>
      <text:p><text:span text:style-name="T7"/><text:span text:style-name="T7">Non</text:span><text:span text:style-name="T7"/><text:span text:style-name="T7"> </text:span><text:span text:style-name="T7">enim</text:span><text:span text:style-name="T7"> </text:span><text:span text:style-name="T7">ignoro</text:span><text:span text:style-name="T7"> </text:span><text:span text:style-name="T7">testimonium</text:span><text:span text:style-name="T7"/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i</text:span><text:span text:style-name="T7"> | </text:span><text:span text:style-name="T7">qui</text:span><text:span text:style-name="T7"> </text:span><text:span text:style-name="T7">in</text:span><text:span text:style-name="T7"> </text:span><text:span text:style-name="T7">psalmo</text:span><text:span text:style-name="T7"> </text:span><text:span text:style-name="T7">testat<text:span text:style-name="T1">ur</text:span>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text:span text:style-name="T7">Perdes</text:span><text:span text:style-name="T7"/><text:span text:style-name="T7"> </text:span><text:span text:style-name="T7">om<text:span text:style-name="T1">ne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i</text:span><text:span text:style-name="T7"/><text:span text:style-name="T7">(51r)</text:span><text:span text:style-name="T7">(51ra)(51rb)</text:span><text:span text:style-name="T7">(51ra)</text:span><text:span text:style-name="T7"> | </text:span><text:span text:style-name="T7">loquntur</text:span><text:span text:style-name="T7"> </text:span><text:span text:style-name="T7">mendatiu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te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>Os</text:span><text:span text:style-name="T7"/><text:span text:style-name="T7"> </text:span><text:span text:style-name="T7">quod</text:span><text:span text:style-name="T7"> </text:span><text:span text:style-name="T7"/><text:span text:style-name="T7">mentitur</text:span><text:span text:style-name="T7"> </text:span><text:span text:style-name="T7">.</text:span><text:span text:style-name="T7"> </text:span><text:span text:style-name="T7">occidit</text:span><text:span text:style-name="T7"> </text:span><text:span text:style-name="T7">animam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idem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euuangelio</text:span><text:span text:style-name="T7"/><text:span text:style-name="T7">u</text:span><text:span text:style-name="T7"> </text:span><text:span text:style-name="T7">inquit</text:span><text:span text:style-name="T7"> </text:span><text:span text:style-name="T7">.</text:span><text:span text:style-name="T7"> | </text:span><text:span text:style-name="T7"/><text:span text:style-name="T7">Uerbum</text:span><text:span text:style-name="T7"/><text:span text:style-name="T7"> </text:span><text:span text:style-name="T7">o<text:span text:style-name="T3">t</text:span>ciosum</text:span><text:span text:style-name="T7"/><text:span text:style-name="T7">t</text:span><text:span text:style-name="T7">c</text:span><text:span text:style-name="T7"> </text:span><text:span text:style-name="T7">quod</text:span><text:span text:style-name="T7"/><text:span text:style-name="T7"> </text:span><text:span text:style-name="T7">loquuti</text:span><text:span text:style-name="T7"> </text:span><text:span text:style-name="T7">fue</text:span><text:span text:style-name="T7">|</text:span><text:span text:style-name="T7"/><text:span text:style-name="T7"> </text:span><text:span text:style-name="T7">homines</text:span><text:span text:style-name="T7"> </text:span><text:span text:style-name="T7">.</text:span><text:span text:style-name="T7"> </text:span><text:span text:style-name="T7">reddent</text:span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o</text:span><text:span text:style-name="T7"> </text:span><text:span text:style-name="T7">ra<text:span text:style-name="T3">t</text:span>cione<text:span text:style-name="T1">m</text:span></text:span><text:span text:style-name="T7"/><text:span text:style-name="T7"/><text:span text:style-name="T7"/><text:span text:style-name="T7">t</text:span><text:span text:style-name="T7">c</text:span><text:span text:style-name="T7"/><text:span text:style-name="T7"/><text:span text:style-name="T7"/><text:span text:style-name="T7"/><text:span text:style-name="T7">t</text:span><text:span text:style-name="T7">c</text:span><text:span text:style-name="T7"/><text:span text:style-name="T7"> | </text:span><text:span text:style-name="T7">in</text:span><text:span text:style-name="T7"> </text:span><text:span text:style-name="T7"/><text:span text:style-name="T7">die</text:span><text:span text:style-name="T7"> </text:span><text:span text:style-name="T7">iudicii</text:span><text:span text:style-name="T7"> </text:span><text:span text:style-name="T7">.</text:span><text:span text:style-name="T7"> </text:span><text:span text:style-name="T7"/></text:p>
      <text:p><text:span text:style-name="T7"/><text:span text:style-name="T7">Unde</text:span><text:span text:style-name="T7"/><text:span text:style-name="T7"> </text:span><text:span text:style-name="T7">ego</text:span><text:span text:style-name="T7"> </text:span><text:span text:style-name="T7">deberem</text:span><text:span text:style-name="T7"> </text:span><text:span text:style-name="T7">ue</text:span><text:span text:style-name="T7">|</text:span><text:span text:style-name="T7"/><text:span text:style-name="T7"> </text:span><text:span text:style-name="T7">cum</text:span><text:span text:style-name="T7"> </text:span><text:span text:style-name="T7">timore</text:span><text:span text:style-name="T7"> </text:span><text:span text:style-name="T7">et</text:span><text:span text:style-name="T7"/><text:span text:style-name="T7"> </text:span><text:span text:style-name="T7">tremore</text:span><text:span text:style-name="T7"> | </text:span><text:span text:style-name="T7"/><text:span text:style-name="T7">metuere</text:span><text:span text:style-name="T7"> </text:span><text:span text:style-name="T7">.</text:span><text:span text:style-name="T7"> </text:span><text:span text:style-name="T7">hanc</text:span><text:span text:style-name="T7"> </text:span><text:span text:style-name="T7">sententiam</text:span><text:span text:style-name="T7"> </text:span><text:span text:style-name="T7">in</text:span><text:span text:style-name="T7"> </text:span><text:span text:style-name="T7">die</text:span><text:span text:style-name="T7"> </text:span><text:span text:style-name="T7">illa</text:span><text:span text:style-name="T7"> | </text:span><text:span text:style-name="T7">ubi</text:span><text:span text:style-name="T7"> </text:span><text:span text:style-name="T7">nemo</text:span><text:span text:style-name="T7"> </text:span><text:span text:style-name="T7">poterit</text:span><text:span text:style-name="T7"> </text:span><text:span text:style-name="T7">se</text:span><text:span text:style-name="T7"> </text:span><text:span text:style-name="T7">subtrahere</text:span><text:span text:style-name="T7"> </text:span><text:span text:style-name="T7"/><text:span text:style-name="T7">uel</text:span><text:span text:style-name="T7"> | </text:span><text:span text:style-name="T7">abscondere</text:span><text:span text:style-name="T7"> </text:span><text:span text:style-name="T7"/><text:span text:style-name="T7"/><text:span text:style-name="T7"> </text:span><text:span text:style-name="T7">sed</text:span><text:span text:style-name="T7"/><text:span text:style-name="T7"> </text:span><text:span text:style-name="T7">omnes</text:span><text:span text:style-name="T7"> </text:span><text:span text:style-name="T7">omnino</text:span><text:span text:style-name="T7"> </text:span><text:span text:style-name="T7">reddi</text:span><text:span text:style-name="T7">|</text:span><text:span text:style-name="T7"/><text:span text:style-name="T7"> </text:span><text:span text:style-name="T7">sumus</text:span><text:span text:style-name="T7"> </text:span><text:span text:style-name="T7">ra<text:span text:style-name="T3">t</text:span>cionem</text:span><text:span text:style-name="T7"/><text:span text:style-name="T7">t</text:span><text:span text:style-name="T7">c</text:span><text:span text:style-name="T7"> </text:span><text:span text:style-name="T7">etiam</text:span><text:span text:style-name="T7"/><text:span text:style-name="T7"> </text:span><text:span text:style-name="T7"/><text:span text:style-name="T7">minimo</text:span><text:span text:style-name="T7">|</text:span><text:span text:style-name="T7"/><text:span text:style-name="T7"> </text:span><text:span text:style-name="T7">peccatorum</text:span><text:span text:style-name="T7"> </text:span><text:span text:style-name="T7">n<text:span text:style-name="T1">ost</text:span>rorum</text:span><text:span text:style-name="T7"/><text:span text:style-name="T7"/><text:span text:style-name="T7"/><text:span text:style-name="T7"/><text:span text:style-name="T7"/><text:span text:style-name="T7"/><text:span text:style-name="T7">Missing in Bieler.</text:span><text:span text:style-name="T7"> </text:span><text:span text:style-name="T7">ante</text:span><text:span text:style-name="T7"> </text:span><text:span text:style-name="T7">tri</text:span><text:span text:style-name="T7">|</text:span><text:span text:style-name="T7"/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<text:span text:style-name="T1">ost</text:span>ri</text:span><text:span text:style-name="T7"/><text:span text:style-name="T7"/><text:span text:style-name="T7"/><text:span text:style-name="T7"/><text:span text:style-name="T7"/><text:span text:style-name="T7"/><text:span text:style-name="T7">Freeman: 'nostri' missing</text:span><text:span text:style-name="T7"> </text:span><text:span text:style-name="T7">ie<text:span text:style-name="T1">s</text:span>u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Quapropt<text:span text:style-name="T1">er</text:span></text:span><text:span text:style-name="T7"/><text:span text:style-name="T7"> </text:span><text:span text:style-name="T7"/><text:span text:style-name="T7"/><text:span text:style-name="T7"/><text:span text:style-name="T7"/><text:span text:style-name="T7"> | </text:span><text:span text:style-name="T7">olim</text:span><text:span text:style-name="T7"> </text:span><text:span text:style-name="T7">cogitaui</text:span><text:span text:style-name="T7"> </text:span><text:span text:style-name="T7">scribere</text:span><text:span text:style-name="T7"> </text:span><text:span text:style-name="T7">.</text:span><text:span text:style-name="T7"> </text:span><text:span text:style-name="T7">sed</text:span><text:span text:style-name="T7">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nunc</text:span><text:span text:style-name="T7"> | </text:span><text:span text:style-name="T7">hesitaui</text:span><text:span text:style-name="T7"/><text:span text:style-name="T7"> </text:span><text:span text:style-name="T7">.</text:span><text:span text:style-name="T7"> </text:span><text:span text:style-name="T7"/><text:span text:style-name="T7">Timui</text:span><text:span text:style-name="T7"/><text:span text:style-name="T7"> </text:span><text:span text:style-name="T7">enim</text:span><text:span text:style-name="T7"> </text:span><text:span text:style-name="T7">ne</text:span><text:span text:style-name="T7"> </text:span><text:span text:style-name="T7">incederem</text:span><text:span text:style-name="T7"/><text:span text:style-name="T7"> | </text:span><text:span text:style-name="T7">linguam</text:span><text:span text:style-name="T7"> </text:span><text:span text:style-name="T7">hominu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quia</text:span><text:span text:style-name="T7"> </text:span><text:span text:style-name="T7">non</text:span><text:span text:style-name="T7"> </text:span><text:span text:style-name="T7">legi</text:span><text:span text:style-name="T7"> | </text:span><text:span text:style-name="T7"/><text:span text:style-name="T7">sicut</text:span><text:span text:style-name="T7"> </text:span><text:span text:style-name="T7">ceteri</text:span><text:span text:style-name="T7"/><text:span text:style-name="T7"> </text:span><text:span text:style-name="T7">qui</text:span><text:span text:style-name="T7"> </text:span><text:span text:style-name="T7">optime</text:span><text:span text:style-name="T7"> </text:span><text:span text:style-name="T7">sacris</text:span><text:span text:style-name="T7"> </text:span><text:span text:style-name="T7">litte</text:span><text:span text:style-name="T7">|</text:span><text:span text:style-name="T7"/><text:span text:style-name="T7"/><text:span text:style-name="T7"> </text:span><text:span text:style-name="T7">imbuti</text:span><text:span text:style-name="T7"> </text:span><text:span text:style-name="T7">sun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tudium</text:span><text:span text:style-name="T7"/><text:span text:style-name="T7"> </text:span><text:span text:style-name="T7">suum</text:span><text:span text:style-name="T7"> | </text:span><text:span text:style-name="T7">ex</text:span><text:span text:style-name="T7"> </text:span><text:span text:style-name="T7">infantia</text:span><text:span text:style-name="T7"> </text:span><text:span text:style-name="T7">nunquam</text:span><text:span text:style-name="T7"> </text:span><text:span text:style-name="T7"/><text:span text:style-name="T7">mutauerunt</text:span><text:span text:style-name="T7"> </text:span><text:span text:style-name="T7"/><text:span text:style-name="T7"/><text:span text:style-name="T7"> | </text:span><text:span text:style-name="T7">sed</text:span><text:span text:style-name="T7"> </text:span><text:span text:style-name="T7">magis</text:span><text:span text:style-name="T7"> </text:span><text:span text:style-name="T7">ad</text:span><text:span text:style-name="T7"> </text:span><text:span text:style-name="T7">perfectum</text:span><text:span text:style-name="T7"/><text:span text:style-name="T7"> </text:span><text:span text:style-name="T7">semp<text:span text:style-name="T1">er</text:span></text:span><text:span text:style-name="T7"/><text:span text:style-name="T7"/><text:span text:style-name="T7"/><text:span text:style-name="T7"/><text:span text:style-name="T7"> </text:span><text:span text:style-name="T7">addide</text:span><text:span text:style-name="T7"> </text:span><text:span text:style-name="T7">-</text:span><text:span text:style-name="T7">|</text:span><text:span text:style-name="T7"/><text:span text:style-name="T7"> </text:span><text:span text:style-name="T7">.</text:span><text:span text:style-name="T7"> </text:span><text:span text:style-name="T7">Nam</text:span><text:span text:style-name="T7"/><text:span text:style-name="T7"> </text:span><text:span text:style-name="T7">sermo</text:span><text:span text:style-name="T7"> </text:span><text:span text:style-name="T7"/><text:span text:style-name="T7">et</text:span><text:span text:style-name="T7"/><text:span text:style-name="T7"> </text:span><text:span text:style-name="T7">lingua</text:span><text:span text:style-name="T7"> </text:span><text:span text:style-name="T7">n<text:span text:style-name="T1">ost</text:span>r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>translata</text:span><text:span text:style-name="T7"> </text:span><text:span text:style-name="T7">est</text:span><text:span text:style-name="T7"/><text:span text:style-name="T7"> </text:span><text:span text:style-name="T7">in</text:span><text:span text:style-name="T7"> </text:span><text:span text:style-name="T7">linguam</text:span><text:span text:style-name="T7"> </text:span><text:span text:style-name="T7">alienam</text:span><text:span text:style-name="T7"> </text:span><text:span text:style-name="T7"/><text:span text:style-name="T7"/><text:span text:style-name="T7"> </text:span><text:span text:style-name="T7">sed</text:span><text:span text:style-name="T7"> | </text:span><text:span text:style-name="T7">facile</text:span><text:span text:style-name="T7"> </text:span><text:span text:style-name="T7">potest</text:span><text:span text:style-name="T7"/><text:span text:style-name="T7"> </text:span><text:span text:style-name="T7"/><text:span text:style-name="T7">probare</text:span><text:span text:style-name="T7"> </text:span><text:span text:style-name="T7">ex</text:span><text:span text:style-name="T7"> </text:span><text:span text:style-name="T7">saliue</text:span><text:span text:style-name="T7"/><text:span text:style-name="T7"> </text:span><text:span text:style-name="T7">scripture</text:span><text:span text:style-name="T7"/><text:span text:style-name="T7"> | </text:span><text:span text:style-name="T7">mee</text:span><text:span text:style-name="T7"/><text:span text:style-name="T7"> </text:span><text:span text:style-name="T7">.</text:span><text:span text:style-name="T7"> </text:span><text:span text:style-name="T7">qualiter</text:span><text:span text:style-name="T7"> </text:span><text:span text:style-name="T7">ego</text:span><text:span text:style-name="T7"> </text:span><text:span text:style-name="T7">sum</text:span><text:span text:style-name="T7"> </text:span><text:span text:style-name="T7">in</text:span><text:span text:style-name="T7"> </text:span><text:span text:style-name="T7">sermonibus</text:span><text:span text:style-name="T7"> | </text:span><text:span text:style-name="T7"/><text:span text:style-name="T7">instructus</text:span><text:span text:style-name="T7"/><text:span text:style-name="T7"/><text:span text:style-name="T7"> </text:span><text:span text:style-name="T7">atq<text:span text:style-name="T1">ue</text:span></text:span><text:span text:style-name="T7"/><text:span text:style-name="T7"/><text:span text:style-name="T7"/><text:span text:style-name="T7"> </text:span><text:span text:style-name="T7">eruditus</text:span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inquit</text:span><text:span text:style-name="T7"> | </text:span><text:span text:style-name="T7">sapiens</text:span><text:span text:style-name="T7"> </text:span><text:span text:style-name="T7">.</text:span><text:span text:style-name="T7"> </text:span><text:span text:style-name="T7">p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linguam</text:span><text:span text:style-name="T7"> </text:span><text:span text:style-name="T7"/><text:span text:style-name="T7">dinoscitur</text:span><text:span text:style-name="T7"> </text:span><text:span text:style-name="T7">.</text:span><text:span text:style-name="T7"> </text:span><text:span text:style-name="T7">senssus</text:span><text:span text:style-name="T7">s</text:span><text:span text:style-name="T7"> | </text:span><text:span text:style-name="T7">et</text:span><text:span text:style-name="T7"/><text:span text:style-name="T7"> </text:span><text:span text:style-name="T7">scientia</text:span><text:span text:style-name="T7"> </text:span><text:span text:style-name="T7">et</text:span><text:span text:style-name="T7"/><text:span text:style-name="T7"> </text:span><text:span text:style-name="T7">doctrina</text:span><text:span text:style-name="T7"/><text:span text:style-name="T7"> </text:span><text:span text:style-name="T7">ueritatis</text:span><text:span text:style-name="T7"> </text:span><text:span text:style-name="T7">.</text:span><text:span text:style-name="T7"> </text:span><text:span text:style-name="T7"/></text:p>
      <text:p><text:span text:style-name="T7"/><text:span text:style-name="T7">Sed</text:span><text:span text:style-name="T7"/><text:span text:style-name="T7"/><text:span text:style-name="T7"> | </text:span><text:span text:style-name="T7">prodest</text:span><text:span text:style-name="T7"/><text:span text:style-name="T7"> </text:span><text:span text:style-name="T7">excusatio</text:span><text:span text:style-name="T7"> </text:span><text:span text:style-name="T7">iuxta</text:span><text:span text:style-name="T7"> </text:span><text:span text:style-name="T7">ueritatem</text:span><text:span text:style-name="T7"> </text:span><text:span text:style-name="T7">.</text:span><text:span text:style-name="T7"> </text:span><text:span text:style-name="T7"> | </text:span><text:span text:style-name="T7">praesertim</text:span><text:span text:style-name="T7"/><text:span text:style-name="T7"> </text:span><text:span text:style-name="T7">cum</text:span><text:span text:style-name="T7"> </text:span><text:span text:style-name="T7"/><text:span text:style-name="T7">presumptione</text:span><text:span text:style-name="T7"/><text:span text:style-name="T7"> </text:span><text:span text:style-name="T7"/><text:span text:style-name="T7"/><text:span text:style-name="T7"> </text:span><text:span text:style-name="T7">ut</text:span><text:span text:style-name="T7"> </text:span><text:span text:style-name="T7">mo</text:span><text:span text:style-name="T7">|</text:span><text:span text:style-name="T7"/><text:span text:style-name="T7"> </text:span><text:span text:style-name="T7">ipse</text:span><text:span text:style-name="T7"> </text:span><text:span text:style-name="T7">appeto</text:span><text:span text:style-name="T7"> </text:span><text:span text:style-name="T7">in</text:span><text:span text:style-name="T7"> </text:span><text:span text:style-name="T7">senectute</text:span><text:span text:style-name="T7"/><text:span text:style-name="T7"> </text:span><text:span text:style-name="T7">mea</text:span><text:span text:style-name="T7"> </text:span><text:span text:style-name="T7">.</text:span><text:span text:style-name="T7"> </text:span><text:span text:style-name="T7">quod</text:span><text:span text:style-name="T7"/><text:span text:style-name="T7"> | </text:span><text:span text:style-name="T7"/><text:span text:style-name="T7">in</text:span><text:span text:style-name="T7"> </text:span><text:span text:style-name="T7">iuuentute</text:span><text:span text:style-name="T7"> </text:span><text:span text:style-name="T7">non</text:span><text:span text:style-name="T7"> </text:span><text:span text:style-name="T7">comparaui</text:span><text:span text:style-name="T7"> </text:span><text:span text:style-name="T7">.</text:span><text:span text:style-name="T7"> </text:span><text:span text:style-name="T7">Obstite</text:span><text:span text:style-name="T7"/><text:span text:style-name="T7"/><text:span text:style-name="T7"> </text:span><text:span text:style-name="T7">-</text:span><text:span text:style-name="T7">|</text:span><text:span text:style-name="T7"/><text:span text:style-name="T7"> </text:span><text:span text:style-name="T7">enim</text:span><text:span text:style-name="T7"> </text:span><text:span text:style-name="T7">peccata</text:span><text:span text:style-name="T7"> </text:span><text:span text:style-name="T7">mea</text:span><text:span text:style-name="T7"> </text:span><text:span text:style-name="T7"/><text:span text:style-name="T7"/><text:span text:style-name="T7"> </text:span><text:span text:style-name="T7">ut</text:span><text:span text:style-name="T7"> </text:span><text:span text:style-name="T7"/><text:span text:style-name="T7">confirmare<text:span text:style-name="T1">m</text:span></text:span><text:span text:style-name="T7"/><text:span text:style-name="T7"/><text:span text:style-name="T7"/><text:span text:style-name="T7"/><text:span text:style-name="T7"> | </text:span><text:span text:style-name="T7">quodq<text:span text:style-name="T1">ue</text:span></text:span><text:span text:style-name="T7"/><text:span text:style-name="T7"/><text:span text:style-name="T7"/><text:span text:style-name="T7"/><text:span text:style-name="T7"> </text:span><text:span text:style-name="T7">ante</text:span><text:span text:style-name="T7"> </text:span><text:span text:style-name="T7">non</text:span><text:span text:style-name="T7"> </text:span><text:span text:style-name="T7">perlegeram</text:span><text:span text:style-name="T7"> </text:span><text:span text:style-name="T7">.</text:span><text:span text:style-name="T7"> </text:span><text:span text:style-name="T7">Sed</text:span><text:span text:style-name="T7"/><text:span text:style-name="T7"> </text:span><text:span text:style-name="T7">quis</text:span><text:span text:style-name="T7"> | </text:span><text:span text:style-name="T7">me</text:span><text:span text:style-name="T7"> </text:span><text:span text:style-name="T7">credit</text:span><text:span text:style-name="T7"> </text:span><text:span text:style-name="T7"/><text:span text:style-name="T7"/><text:span text:style-name="T7"> </text:span><text:span text:style-name="T7">Etsi</text:span><text:span text:style-name="T7"/><text:span text:style-name="T7"> </text:span><text:span text:style-name="T7"> </text:span><text:span text:style-name="T7"/><text:span text:style-name="T7">dixero</text:span><text:span text:style-name="T7"> </text:span><text:span text:style-name="T7">quod</text:span><text:span text:style-name="T7"> </text:span><text:span text:style-name="T7">ante</text:span><text:span text:style-name="T7"> | </text:span><text:span text:style-name="T7">praefatus</text:span><text:span text:style-name="T7"/><text:span text:style-name="T7"> </text:span><text:span text:style-name="T7">sum</text:span><text:span text:style-name="T7"> </text:span><text:span text:style-name="T7">.</text:span><text:span text:style-name="T7"> </text:span><text:span text:style-name="T7"/><text:span text:style-name="T7"/><text:span text:style-name="T7">adolescens</text:span><text:span text:style-name="T7"> </text:span><text:span text:style-name="T7">immo</text:span><text:span text:style-name="T7"> </text:span><text:span text:style-name="T7">paene</text:span><text:span text:style-name="T7"/><text:span text:style-name="T7"> </text:span><text:span text:style-name="T7">pu</text:span><text:span text:style-name="T7"> </text:span><text:span text:style-name="T7">-</text:span><text:span text:style-name="T7">|</text:span><text:span text:style-name="T7"/><text:span text:style-name="T7"> </text:span><text:span text:style-name="T7"/><text:span text:style-name="T7"/><text:span text:style-name="T7"> </text:span><text:span text:style-name="T7">inuerbis</text:span><text:span text:style-name="T7"> </text:span><text:span text:style-name="T7"> </text:span><text:span text:style-name="T7">capturam</text:span><text:span text:style-name="T7"> </text:span><text:span text:style-name="T7">didici</text:span><text:span text:style-name="T7"> </text:span><text:span text:style-name="T7">antequa<text:span text:style-name="T1">m</text:span></text:span><text:span text:style-name="T7"/><text:span text:style-name="T7"/><text:span text:style-name="T7"/><text:span text:style-name="T7"/><text:span text:style-name="T7"> | </text:span><text:span text:style-name="T7"/><text:span text:style-name="T7">scirem</text:span><text:span text:style-name="T7"> </text:span><text:span text:style-name="T7">.</text:span><text:span text:style-name="T7"> </text:span><text:span text:style-name="T7">quid</text:span><text:span text:style-name="T7"> </text:span><text:span text:style-name="T7">appeterem</text:span><text:span text:style-name="T7"> </text:span><text:span text:style-name="T7">.</text:span><text:span text:style-name="T7"> </text:span><text:span text:style-name="T7">uel</text:span><text:span text:style-name="T7"> </text:span><text:span text:style-name="T7">quid</text:span><text:span text:style-name="T7"> </text:span><text:span text:style-name="T7">uita</text:span><text:span text:style-name="T7">|</text:span><text:span text:style-name="T7"/><text:span text:style-name="T7"> </text:span><text:span text:style-name="T7">debueram</text:span><text:span text:style-name="T7"> </text:span><text:span text:style-name="T7">.</text:span><text:span text:style-name="T7"> </text:span><text:span text:style-name="T7"/><text:span text:style-name="T7">Unde</text:span><text:span text:style-name="T7"/><text:span text:style-name="T7"> </text:span><text:span text:style-name="T7">ergo</text:span><text:span text:style-name="T7"> </text:span><text:span text:style-name="T7">hodie</text:span><text:span text:style-name="T7"/><text:span text:style-name="T7"> </text:span><text:span text:style-name="T7">erubes</text:span><text:span text:style-name="T7">|</text:span><text:span text:style-name="T7"/><text:span text:style-name="T7"> </text:span><text:span text:style-name="T7">et</text:span><text:span text:style-name="T7"/><text:span text:style-name="T7"> </text:span><text:span text:style-name="T7">uehementer</text:span><text:span text:style-name="T7"> </text:span><text:span text:style-name="T7">ualde</text:span><text:span text:style-name="T7"> </text:span><text:span text:style-name="T7">pertimesco</text:span><text:span text:style-name="T7"> | </text:span><text:span text:style-name="T7">pala<text:span text:style-name="T1">m</text:span></text:span><text:span text:style-name="T7"/><text:span text:style-name="T7"/><text:span text:style-name="T7"/><text:span text:style-name="T7"/><text:span text:style-name="T7"> </text:span><text:span text:style-name="T7">denudare</text:span><text:span text:style-name="T7"> </text:span><text:span text:style-name="T7">.</text:span><text:span text:style-name="T7"> </text:span><text:span text:style-name="T7"/><text:span text:style-name="T7">imperitiam</text:span><text:span text:style-name="T7"> </text:span><text:span text:style-name="T7">meam</text:span><text:span text:style-name="T7"> </text:span><text:span text:style-name="T7">.</text:span><text:span text:style-name="T7"> </text:span><text:span text:style-name="T7">quia</text:span><text:span text:style-name="T7"> | </text:span><text:span text:style-name="T7">disertis</text:span><text:span text:style-name="T7">Bieler: disertis;
                                    Freeman: desertis</text:span><text:span text:style-name="T7"> </text:span><text:span text:style-name="T7">.</text:span><text:span text:style-name="T7"> </text:span><text:span text:style-name="T7">breuitate</text:span><text:span text:style-name="T7"> </text:span><text:span text:style-name="T7">sermonis</text:span><text:span text:style-name="T7"> </text:span><text:span text:style-name="T7">explicare</text:span><text:span text:style-name="T7"> | </text:span><text:span text:style-name="T7">nequeo</text:span><text:span text:style-name="T7"> </text:span><text:span text:style-name="T7">.</text:span><text:span text:style-name="T7"> </text:span><text:span text:style-name="T7"/><text:span text:style-name="T7">Sicut</text:span><text:span text:style-name="T7"/><text:span text:style-name="T7"> </text:span><text:span text:style-name="T7">enim</text:span><text:span text:style-name="T7"> </text:span><text:span text:style-name="T7">sp<text:span text:style-name="T1">iri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gestit</text:span><text:span text:style-name="T7"/><text:span text:style-name="T7"> </text:span><text:span text:style-name="T7">et</text:span><text:span text:style-name="T7"/><text:span text:style-name="T7"> </text:span><text:span text:style-name="T7">ani</text:span><text:span text:style-name="T7">|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ensus</text:span><text:span text:style-name="T7"> </text:span><text:span text:style-name="T7">monstrat</text:span><text:span text:style-name="T7"/><text:span text:style-name="T7"> </text:span><text:span text:style-name="T7">et</text:span><text:span text:style-name="T7"/><text:span text:style-name="T7"> </text:span><text:span text:style-name="T7">affectus</text:span><text:span text:style-name="T7"/><text:span text:style-name="T7"> </text:span><text:span text:style-name="T7"/><text:span text:style-name="T7"/><text:span text:style-name="T7"> | </text:span><text:span text:style-name="T7"/></text:p>
      <text:p><text:span text:style-name="T7"/><text:span text:style-name="T7">sed</text:span><text:span text:style-name="T7"> </text:span><text:span text:style-name="T7">si</text:span><text:span text:style-name="T7"> </text:span><text:span text:style-name="T7">itaq<text:span text:style-name="T1">ue</text:span></text:span><text:span text:style-name="T7"/><text:span text:style-name="T7"/><text:span text:style-name="T7"/><text:span text:style-name="T7"> </text:span><text:span text:style-name="T7">michi</text:span><text:span text:style-name="T7">c</text:span><text:span text:style-name="T7"> </text:span><text:span text:style-name="T7">datum</text:span><text:span text:style-name="T7"> </text:span><text:span text:style-name="T7">fuisset</text:span><text:span text:style-name="T7"> </text:span><text:span text:style-name="T7">sicut</text:span><text:span text:style-name="T7"> | </text:span><text:span text:style-name="T7">et</text:span><text:span text:style-name="T7"/><text:span text:style-name="T7"> </text:span><text:span text:style-name="T7">ceteris</text:span><text:span text:style-name="T7"/><text:span text:style-name="T7"> </text:span><text:span text:style-name="T7"/><text:span text:style-name="T7"/><text:span text:style-name="T7"> </text:span><text:span text:style-name="T7">uerumtamen</text:span><text:span text:style-name="T7"> </text:span><text:span text:style-name="T7"/><text:span text:style-name="T7">non</text:span><text:span text:style-name="T7"> </text:span><text:span text:style-name="T7">silerem</text:span><text:span text:style-name="T7"> | </text:span><text:span text:style-name="T7">propt<text:span text:style-name="T1">er</text:span></text:span><text:span text:style-name="T7"/><text:span text:style-name="T7"/><text:span text:style-name="T7"/><text:span text:style-name="T7"/><text:span text:style-name="T7"> </text:span><text:span text:style-name="T7">retributione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i</text:span><text:span text:style-name="T7"> </text:span><text:span text:style-name="T7">forte</text:span><text:span text:style-name="T7"> | </text:span><text:span text:style-name="T7">uidet<text:span text:style-name="T1">ur</text:span></text:span><text:span text:style-name="T7"/><text:span text:style-name="T7"/><text:span text:style-name="T7"/><text:span text:style-name="T7"/><text:span text:style-name="T7"/><text:span text:style-name="T7"> </text:span><text:span text:style-name="T7">apud</text:span><text:span text:style-name="T7"/><text:span text:style-name="T7"> </text:span><text:span text:style-name="T7"/><text:span text:style-name="T7">aliquantos</text:span><text:span text:style-name="T7"> </text:span><text:span text:style-name="T7">me</text:span><text:span text:style-name="T7"> </text:span><text:span text:style-name="T7">in</text:span><text:span text:style-name="T7"> </text:span><text:span text:style-name="T7">hoc</text:span><text:span text:style-name="T7"> | </text:span><text:span text:style-name="T7">preponere</text:span><text:span text:style-name="T7"/><text:span text:style-name="T7"> </text:span><text:span text:style-name="T7">cum</text:span><text:span text:style-name="T7"> </text:span><text:span text:style-name="T7">mea</text:span><text:span text:style-name="T7"> </text:span><text:span text:style-name="T7">inscientia</text:span><text:span text:style-name="T7"> </text:span><text:span text:style-name="T7">et</text:span><text:span text:style-name="T7"/><text:span text:style-name="T7"> </text:span><text:span text:style-name="T7">tar</text:span><text:span text:style-name="T7">(51rb)</text:span><text:span text:style-name="T7">|</text:span><text:span text:style-name="T7"/><text:span text:style-name="T7"> </text:span><text:span text:style-name="T7">lingue</text:span><text:span text:style-name="T7"/><text:span text:style-name="T7"> </text:span><text:span text:style-name="T7">.</text:span><text:span text:style-name="T7"> </text:span><text:span text:style-name="T7"/><text:span text:style-name="T7">sed</text:span><text:span text:style-name="T7"> </text:span><text:span text:style-name="T7">etiam</text:span><text:span text:style-name="T7"/><text:span text:style-name="T7"> </text:span><text:span text:style-name="T7">scriptum</text:span><text:span text:style-name="T7"> </text:span><text:span text:style-name="T7">est</text:span><text:span text:style-name="T7"/><text:span text:style-name="T7"> | </text:span><text:span text:style-name="T7">enim</text:span><text:span text:style-name="T7"> </text:span><text:span text:style-name="T7">.</text:span><text:span text:style-name="T7"> </text:span><text:span text:style-name="T7">Linguae</text:span><text:span text:style-name="T7"/><text:span text:style-name="T7"/><text:span text:style-name="T7"> </text:span><text:span text:style-name="T7">balbutientes</text:span><text:span text:style-name="T7"> </text:span><text:span text:style-name="T7">.</text:span><text:span text:style-name="T7"> </text:span><text:span text:style-name="T7">uelo</text:span><text:span text:style-name="T7">|</text:span><text:span text:style-name="T7"/><text:span text:style-name="T7"> </text:span><text:span text:style-name="T7">loqui</text:span><text:span text:style-name="T7"> </text:span><text:span text:style-name="T7">discent</text:span><text:span text:style-name="T7"> </text:span><text:span text:style-name="T7">pacem</text:span><text:span text:style-name="T7"> </text:span><text:span text:style-name="T7"/><text:span text:style-name="T7"/><text:span text:style-name="T7"> </text:span><text:span text:style-name="T7"/><text:span text:style-name="T7">quanto</text:span><text:span text:style-name="T7"> | </text:span><text:span text:style-name="T7">magis</text:span><text:span text:style-name="T7"> </text:span><text:span text:style-name="T7">nos</text:span><text:span text:style-name="T7"> </text:span><text:span text:style-name="T7">appetere</text:span><text:span text:style-name="T7"> </text:span><text:span text:style-name="T7">debemus</text:span><text:span text:style-name="T7"> </text:span><text:span text:style-name="T7">.</text:span><text:span text:style-name="T7"> </text:span><text:span text:style-name="T7">qui</text:span><text:span text:style-name="T7"> </text:span><text:span text:style-name="T7">su</text:span><text:span text:style-name="T7">|</text:span><text:span text:style-name="T7"/><text:span text:style-name="T7"> </text:span><text:span text:style-name="T7">inquit</text:span><text:span text:style-name="T7"> </text:span><text:span text:style-name="T7">ep<text:span text:style-name="T1">isto</text:span>l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ad</text:span><text:span text:style-name="T7"> </text:span><text:span text:style-name="T7">ultimu<text:span text:style-name="T1">m</text:span></text:span><text:span text:style-name="T7"/><text:span text:style-name="T7"/><text:span text:style-name="T7"/><text:span text:style-name="T7"/><text:span text:style-name="T7"> | </text:span><text:span text:style-name="T7">terre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i</text:span><text:span text:style-name="T7"> </text:span><text:span text:style-name="T7">non</text:span><text:span text:style-name="T7"> </text:span><text:span text:style-name="T7">deserta</text:span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/><text:span text:style-name="T7">ratum</text:span><text:span text:style-name="T7"> | </text:span><text:span text:style-name="T7">et</text:span><text:span text:style-name="T7"/><text:span text:style-name="T7"> </text:span><text:span text:style-name="T7">fortissimum</text:span><text:span text:style-name="T7"> </text:span><text:span text:style-name="T7">scripta</text:span><text:span text:style-name="T7"> </text:span><text:span text:style-name="T7">in</text:span><text:span text:style-name="T7"> </text:span><text:span text:style-name="T7">cordib<text:span text:style-name="T1">us</text:span></text:span><text:span text:style-name="T7"/><text:span text:style-name="T7"/><text:span text:style-name="T7"/><text:span text:style-name="T7"> </text:span><text:span text:style-name="T7">n<text:span text:style-name="T1">ost</text:span>r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>non</text:span><text:span text:style-name="T7"> </text:span><text:span text:style-name="T7">atramento</text:span><text:span text:style-name="T7"> </text:span><text:span text:style-name="T7">.</text:span><text:span text:style-name="T7"> </text:span><text:span text:style-name="T7">sed</text:span><text:span text:style-name="T7"> </text:span><text:span text:style-name="T7">sed</text:span><text:span text:style-name="T7"> </text:span><text:span text:style-name="T7"/><text:span text:style-name="T7">sp<text:span text:style-name="T1">irit</text:span>u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ei</text:span><text:span text:style-name="T7"> </text:span><text:span text:style-name="T7">uiui</text:span><text:span text:style-name="T7"> </text:span><text:span text:style-name="T7">.</text:span><text:span text:style-name="T7"> | </text:span><text:span text:style-name="T7"><text:span text:style-name="T3">E</text:span>t</text:span><text:span text:style-name="T7"/><text:span text:style-name="T7"> </text:span><text:span text:style-name="T7">rusticatio</text:span><text:span text:style-name="T7"/><text:span text:style-name="T7"> </text:span><text:span text:style-name="T7"/><text:span text:style-name="T7">ab</text:span><text:span text:style-name="T7"> </text:span><text:span text:style-name="T7">altissimo</text:span><text:span text:style-name="T7"> </text:span><text:span text:style-name="T7">creata</text:span><text:span text:style-name="T7"> </text:span><text:span text:style-name="T7">est</text:span><text:span text:style-name="T7"/><text:span text:style-name="T7"> </text:span><text:span text:style-name="T7"/><text:span text:style-name="T7"/><text:span text:style-name="T7"> | </text:span><text:span text:style-name="T7">teste</text:span><text:span text:style-name="T7"/><text:span text:style-name="T7"> </text:span><text:span text:style-name="T7">eodem</text:span><text:span text:style-name="T7"> </text:span><text:span text:style-name="T7">sp<text:span text:style-name="T1">irit</text:span>u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ei</text:span><text:span text:style-name="T7"> </text:span><text:span text:style-name="T7">uiui</text:span><text:span text:style-name="T7"> </text:span><text:span text:style-name="T7">.</text:span><text:span text:style-name="T7"> </text:span><text:span text:style-name="T7"/></text:p>
      <text:p><text:span text:style-name="T7"/><text:span text:style-name="T7">Unde</text:span><text:span text:style-name="T7"/><text:span text:style-name="T7"> </text:span><text:span text:style-name="T7">ego</text:span><text:span text:style-name="T7"> | </text:span><text:span text:style-name="T7">primus</text:span><text:span text:style-name="T7"> </text:span><text:span text:style-name="T7">rusticus</text:span><text:span text:style-name="T7"/><text:span text:style-name="T7"> </text:span><text:span text:style-name="T7">.</text:span><text:span text:style-name="T7"> </text:span><text:span text:style-name="T7">p<text:span text:style-name="T1">er</text:span>fug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doctus</text:span><text:span text:style-name="T7"/><text:span text:style-name="T7"> </text:span><text:span text:style-name="T7">.</text:span><text:span text:style-name="T7"> | </text:span><text:span text:style-name="T7">scilicet</text:span><text:span text:style-name="T7"> </text:span><text:span text:style-name="T7">qui</text:span><text:span text:style-name="T7"> </text:span><text:span text:style-name="T7"/><text:span text:style-name="T7">nescio</text:span><text:span text:style-name="T7"> </text:span><text:span text:style-name="T7">imposterum</text:span><text:span text:style-name="T7"/><text:span text:style-name="T7"> </text:span><text:span text:style-name="T7">preui</text:span><text:span text:style-name="T7"/><text:span text:style-name="T7">|</text:span><text:span text:style-name="T7"/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illud</text:span><text:span text:style-name="T7"> </text:span><text:span text:style-name="T7">certissime</text:span><text:span text:style-name="T7"> </text:span><text:span text:style-name="T7">.</text:span><text:span text:style-name="T7"> </text:span><text:span text:style-name="T7">quia</text:span><text:span text:style-name="T7"> </text:span><text:span text:style-name="T7">utiq<text:span text:style-name="T1">ue</text:span></text:span><text:span text:style-name="T7"/><text:span text:style-name="T7"/><text:span text:style-name="T7"/><text:span text:style-name="T7"> | </text:span><text:span text:style-name="T7"/><text:span text:style-name="T7">priusquam</text:span><text:span text:style-name="T7"> </text:span><text:span text:style-name="T7">humiliarer</text:span><text:span text:style-name="T7"> </text:span><text:span text:style-name="T7">.</text:span><text:span text:style-name="T7"> </text:span><text:span text:style-name="T7">ego</text:span><text:span text:style-name="T7"> </text:span><text:span text:style-name="T7">eram</text:span><text:span text:style-name="T7"> </text:span><text:span text:style-name="T7"> | </text:span><text:span text:style-name="T7">uelut</text:span><text:span text:style-name="T7"> </text:span><text:span text:style-name="T7">lapis</text:span><text:span text:style-name="T7"> </text:span><text:span text:style-name="T7">qui</text:span><text:span text:style-name="T7"> </text:span><text:span text:style-name="T7">iacet</text:span><text:span text:style-name="T7"> </text:span><text:span text:style-name="T7">in</text:span><text:span text:style-name="T7"> </text:span><text:span text:style-name="T7">luto</text:span><text:span text:style-name="T7"> </text:span><text:span text:style-name="T7">p<text:span text:style-name="T1">ro</text:span>fund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/><text:span text:style-name="T7">et</text:span><text:span text:style-name="T7"/><text:span text:style-name="T7"> </text:span><text:span text:style-name="T7">uenit</text:span><text:span text:style-name="T7"> </text:span><text:span text:style-name="T7">qui</text:span><text:span text:style-name="T7"> </text:span><text:span text:style-name="T7">potens</text:span><text:span text:style-name="T7"> </text:span><text:span text:style-name="T7">est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n</text:span><text:span text:style-name="T7"> </text:span><text:span text:style-name="T7">sua</text:span><text:span text:style-name="T7"> </text:span><text:span text:style-name="T7">mi</text:span><text:span text:style-name="T7">|</text:span><text:span text:style-name="T7"/><text:span text:style-name="T7"> </text:span><text:span text:style-name="T7">sustulit</text:span><text:span text:style-name="T7"/><text:span text:style-name="T7"> </text:span><text:span text:style-name="T7">me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quidem</text:span><text:span text:style-name="T7"> </text:span><text:span text:style-name="T7"/><text:span text:style-name="T7">scili</text:span><text:span text:style-name="T7">|</text:span><text:span text:style-name="T7"/><text:span text:style-name="T7"> </text:span><text:span text:style-name="T7">sursum</text:span><text:span text:style-name="T7"> </text:span><text:span text:style-name="T7">adleuaui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ollocauit</text:span><text:span text:style-name="T7"> | </text:span><text:span text:style-name="T7">me</text:span><text:span text:style-name="T7"> </text:span><text:span text:style-name="T7">in</text:span><text:span text:style-name="T7"> </text:span><text:span text:style-name="T7">summo</text:span><text:span text:style-name="T7"> </text:span><text:span text:style-name="T7">pariete</text:span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inde</text:span><text:span text:style-name="T7"> </text:span><text:span text:style-name="T7">forte</text:span><text:span text:style-name="T7"> | </text:span><text:span text:style-name="T7">debueram</text:span><text:span text:style-name="T7"> </text:span><text:span text:style-name="T7">exclamare</text:span><text:span text:style-name="T7"> </text:span><text:span text:style-name="T7"/><text:span text:style-name="T7"/><text:span text:style-name="T7"> </text:span><text:span text:style-name="T7">ad</text:span><text:span text:style-name="T7"> </text:span><text:span text:style-name="T7">retribuen</text:span><text:span text:style-name="T7">|</text:span><text:span text:style-name="T7"/><text:span text:style-name="T7">Freeman: retribuenaum</text:span><text:span text:style-name="T7"> </text:span><text:span text:style-name="T7">quoq<text:span text:style-name="T1">ue</text:span></text:span><text:span text:style-name="T7"/><text:span text:style-name="T7"/><text:span text:style-name="T7"/><text:span text:style-name="T7"> </text:span><text:span text:style-name="T7"/><text:span text:style-name="T7">aliquid</text:span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pro</text:span><text:span text:style-name="T7"> </text:span><text:span text:style-name="T7">tantis</text:span><text:span text:style-name="T7"> | </text:span><text:span text:style-name="T7">beneficiis</text:span><text:span text:style-name="T7"> </text:span><text:span text:style-name="T7">eius</text:span><text:span text:style-name="T7"> </text:span><text:span text:style-name="T7">.</text:span><text:span text:style-name="T7"> </text:span><text:span text:style-name="T7">hic</text:span><text:span text:style-name="T7"> </text:span><text:span text:style-name="T7">et</text:span><text:span text:style-name="T7"/><text:span text:style-name="T7"> </text:span><text:span text:style-name="T7">in</text:span><text:span text:style-name="T7"> </text:span><text:span text:style-name="T7">eternum</text:span><text:span text:style-name="T7"/><text:span text:style-name="T7"> </text:span><text:span text:style-name="T7">.</text:span><text:span text:style-name="T7"> | </text:span><text:span text:style-name="T7">que</text:span><text:span text:style-name="T7"/><text:span text:style-name="T7"> </text:span><text:span text:style-name="T7"/><text:span text:style-name="T7">mens</text:span><text:span text:style-name="T7"> </text:span><text:span text:style-name="T7">humana</text:span><text:span text:style-name="T7"> </text:span><text:span text:style-name="T7">extimare</text:span><text:span text:style-name="T7"> </text:span><text:span text:style-name="T7">non</text:span><text:span text:style-name="T7"> </text:span><text:span text:style-name="T7">potest</text:span><text:span text:style-name="T7"/><text:span text:style-name="T7"> </text:span><text:span text:style-name="T7">.</text:span><text:span text:style-name="T7"> | </text:span><text:span text:style-name="T7"/></text:p>
      <text:p><text:span text:style-name="T7"/><text:span text:style-name="T7">Unde</text:span><text:span text:style-name="T7"/><text:span text:style-name="T7"> </text:span><text:span text:style-name="T7">autem</text:span><text:span text:style-name="T7"> </text:span><text:span text:style-name="T7">ammiramini</text:span><text:span text:style-name="T7"> </text:span><text:span text:style-name="T7">itaq<text:span text:style-name="T1">ue</text:span></text:span><text:span text:style-name="T7"/><text:span text:style-name="T7"/><text:span text:style-name="T7"/><text:span text:style-name="T7"> </text:span><text:span text:style-name="T7">magni</text:span><text:span text:style-name="T7"> | </text:span><text:span text:style-name="T7">et</text:span><text:span text:style-name="T7"/><text:span text:style-name="T7"> </text:span><text:span text:style-name="T7">pusilli</text:span><text:span text:style-name="T7"> </text:span><text:span text:style-name="T7">.</text:span><text:span text:style-name="T7"> </text:span><text:span text:style-name="T7">qui</text:span><text:span text:style-name="T7"> </text:span><text:span text:style-name="T7">timetis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et</text:span><text:span text:style-name="T7"/><text:span text:style-name="T7"> </text:span><text:span text:style-name="T7">uos</text:span><text:span text:style-name="T7"> </text:span><text:span text:style-name="T7">domini</text:span><text:span text:style-name="T7"> | </text:span><text:span text:style-name="T7">ignari</text:span><text:span text:style-name="T7"> </text:span><text:span text:style-name="T7">rethorici</text:span><text:span text:style-name="T7"> </text:span><text:span text:style-name="T7"/><text:span text:style-name="T7"/><text:span text:style-name="T7"> </text:span><text:span text:style-name="T7">Audite</text:span><text:span text:style-name="T7"/><text:span text:style-name="T7"> </text:span><text:span text:style-name="T7">ergo</text:span><text:span text:style-name="T7"> </text:span><text:span text:style-name="T7">et</text:span><text:span text:style-name="T7"/><text:span text:style-name="T7"> | </text:span><text:span text:style-name="T7">scrutamini</text:span><text:span text:style-name="T7"> </text:span><text:span text:style-name="T7">.</text:span><text:span text:style-name="T7"> </text:span><text:span text:style-name="T7">quis</text:span><text:span text:style-name="T7"> </text:span><text:span text:style-name="T7">me</text:span><text:span text:style-name="T7"> </text:span><text:span text:style-name="T7">stultum</text:span><text:span text:style-name="T7"/><text:span text:style-name="T7"> </text:span><text:span text:style-name="T7"/><text:span text:style-name="T7">excitauit</text:span><text:span text:style-name="T7"> | </text:span><text:span text:style-name="T7">de</text:span><text:span text:style-name="T7"> </text:span><text:span text:style-name="T7">medio</text:span><text:span text:style-name="T7"> </text:span><text:span text:style-name="T7">eo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qui</text:span><text:span text:style-name="T7"> </text:span><text:span text:style-name="T7">uident<text:span text:style-name="T1">ur</text:span></text:span><text:span text:style-name="T7"/><text:span text:style-name="T7"/><text:span text:style-name="T7"/><text:span text:style-name="T7"/><text:span text:style-name="T7"> </text:span><text:span text:style-name="T7">sapientes</text:span><text:span text:style-name="T7"> | </text:span><text:span text:style-name="T7">esse</text:span><text:span text:style-name="T7"> </text:span><text:span text:style-name="T7">et</text:span><text:span text:style-name="T7"/><text:span text:style-name="T7"> </text:span><text:span text:style-name="T7">legis</text:span><text:span text:style-name="T7"> </text:span><text:span text:style-name="T7">periti</text:span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potentes</text:span><text:span text:style-name="T7"> </text:span><text:span text:style-name="T7">in</text:span><text:span text:style-name="T7"> </text:span><text:span text:style-name="T7">sermo</text:span><text:span text:style-name="T7">|</text:span><text:span text:style-name="T7"/><text:span text:style-name="T7"> </text:span><text:span text:style-name="T7">et</text:span><text:span text:style-name="T7"/><text:span text:style-name="T7"> </text:span><text:span text:style-name="T7">in</text:span><text:span text:style-name="T7"> </text:span><text:span text:style-name="T7">om<text:span text:style-name="T1">n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re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me</text:span><text:span text:style-name="T7"> </text:span><text:span text:style-name="T7">quidem</text:span><text:span text:style-name="T7"> </text:span><text:span text:style-name="T7">detesta</text:span><text:span text:style-name="T7"/><text:span text:style-name="T7">|</text:span><text:span text:style-name="T7"/><text:span text:style-name="T7"> </text:span><text:span text:style-name="T7"/><text:span text:style-name="T7"/><text:span text:style-name="T7">huius</text:span><text:span text:style-name="T7"> </text:span><text:span text:style-name="T7">mundi</text:span><text:span text:style-name="T7"> </text:span><text:span text:style-name="T7">pre</text:span><text:span text:style-name="T7"/><text:span text:style-name="T7">ceteris</text:span><text:span text:style-name="T7"/><text:span text:style-name="T7"> </text:span><text:span text:style-name="T7">inspira</text:span><text:span text:style-name="T7"> </text:span><text:span text:style-name="T7">|</text:span><text:span text:style-name="T7"/><text:span text:style-name="T7"> </text:span><text:span text:style-name="T7">si</text:span><text:span text:style-name="T7"> </text:span><text:span text:style-name="T7">talis</text:span><text:span text:style-name="T7"> </text:span><text:span text:style-name="T7">essem</text:span><text:span text:style-name="T7"> </text:span><text:span text:style-name="T7">.</text:span><text:span text:style-name="T7"> </text:span><text:span text:style-name="T7">Dummodo</text:span><text:span text:style-name="T7"/><text:span text:style-name="T7"> </text:span><text:span text:style-name="T7"> </text:span><text:span text:style-name="T7">autem</text:span><text:span text:style-name="T7"> | </text:span><text:span text:style-name="T7"/><text:span text:style-name="T7">ut</text:span><text:span text:style-name="T7"> </text:span><text:span text:style-name="T7">cum</text:span><text:span text:style-name="T7"> </text:span><text:span text:style-name="T7">metu</text:span><text:span text:style-name="T7"> </text:span><text:span text:style-name="T7">et</text:span><text:span text:style-name="T7"/><text:span text:style-name="T7"> </text:span><text:span text:style-name="T7">reuerentia</text:span><text:span text:style-name="T7"> </text:span><text:span text:style-name="T7">et</text:span><text:span text:style-name="T7"/><text:span text:style-name="T7"> </text:span><text:span text:style-name="T7">sine</text:span><text:span text:style-name="T7"> | </text:span><text:span text:style-name="T7">querela</text:span><text:span text:style-name="T7"> </text:span><text:span text:style-name="T7">fidelit<text:span text:style-name="T1">er</text:span></text:span><text:span text:style-name="T7"/><text:span text:style-name="T7"/><text:span text:style-name="T7"/><text:span text:style-name="T7"/><text:span text:style-name="T7"> </text:span><text:span text:style-name="T7">prodessem</text:span><text:span text:style-name="T7"> </text:span><text:span text:style-name="T7">genti</text:span><text:span text:style-name="T7"> </text:span><text:span text:style-name="T7">.</text:span><text:span text:style-name="T7"> </text:span><text:span text:style-name="T7">ad</text:span><text:span text:style-name="T7"> | </text:span><text:span text:style-name="T7"/><text:span text:style-name="T7">quam</text:span><text:span text:style-name="T7"> </text:span><text:span text:style-name="T7">caritas</text:span><text:span text:style-name="T7"> </text:span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transtulit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dona</text:span><text:span text:style-name="T7">|</text:span><text:span text:style-name="T7"/><text:span text:style-name="T7"> </text:span><text:span text:style-name="T7">me</text:span><text:span text:style-name="T7"> </text:span><text:span text:style-name="T7">in</text:span><text:span text:style-name="T7"> </text:span><text:span text:style-name="T7">uita</text:span><text:span text:style-name="T7"> </text:span><text:span text:style-name="T7">mea</text:span><text:span text:style-name="T7"> </text:span><text:span text:style-name="T7">si</text:span><text:span text:style-name="T7"> </text:span><text:span text:style-name="T7">dignus</text:span><text:span text:style-name="T7"> </text:span><text:span text:style-name="T7"/><text:span text:style-name="T7">fuero</text:span><text:span text:style-name="T7"> </text:span><text:span text:style-name="T7">.</text:span><text:span text:style-name="T7"> | </text:span><text:span text:style-name="T7">Deniq<text:span text:style-name="T1">ue</text:span></text:span><text:span text:style-name="T7"/><text:span text:style-name="T7"/><text:span text:style-name="T7"/><text:span text:style-name="T7"/><text:span text:style-name="T7"> </text:span><text:span text:style-name="T7">ut</text:span><text:span text:style-name="T7"> </text:span><text:span text:style-name="T7">cum</text:span><text:span text:style-name="T7"> </text:span><text:span text:style-name="T7">humilitate</text:span><text:span text:style-name="T7"> </text:span><text:span text:style-name="T7">et</text:span><text:span text:style-name="T7"/><text:span text:style-name="T7"> </text:span><text:span text:style-name="T7">ueracit<text:span text:style-name="T1">er</text:span></text:span><text:span text:style-name="T7"/><text:span text:style-name="T7"/><text:span text:style-name="T7"/><text:span text:style-name="T7"/><text:span text:style-name="T7"> | </text:span><text:span text:style-name="T7">deseruirem</text:span><text:span text:style-name="T7"> </text:span><text:span text:style-name="T7">illis</text:span><text:span text:style-name="T7"> </text:span><text:span text:style-name="T7"/></text:p>
      <text:p><text:span text:style-name="T7"/><text:span text:style-name="T7">in</text:span><text:span text:style-name="T7"> </text:span><text:span text:style-name="T7">mensura</text:span><text:span text:style-name="T7"> </text:span><text:span text:style-name="T7">.</text:span><text:span text:style-name="T7"> </text:span><text:span text:style-name="T7">Itaq<text:span text:style-name="T1">ue</text:span></text:span><text:span text:style-name="T7"/><text:span text:style-name="T7"/><text:span text:style-name="T7"/><text:span text:style-name="T7"/><text:span text:style-name="T7"> | </text:span><text:span text:style-name="T7">fidei</text:span><text:span text:style-name="T7"> </text:span><text:span text:style-name="T7">trinitatis</text:span><text:span text:style-name="T7"> </text:span><text:span text:style-name="T7">oportet</text:span><text:span text:style-name="T7"> </text:span><text:span text:style-name="T7">distinguere</text:span><text:span text:style-name="T7"/><text:span text:style-name="T7"> | </text:span><text:span text:style-name="T7">sine</text:span><text:span text:style-name="T7"> </text:span><text:span text:style-name="T7"/><text:span text:style-name="T7">reprehensione</text:span><text:span text:style-name="T7"> </text:span><text:span text:style-name="T7">periculi</text:span><text:span text:style-name="T7"> </text:span><text:span text:style-name="T7">.</text:span><text:span text:style-name="T7"> </text:span><text:span text:style-name="T7">notu<text:span text:style-name="T1">m</text:span>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facere</text:span><text:span text:style-name="T7"> </text:span><text:span text:style-name="T7">donum</text:span><text:span text:style-name="T7"> </text:span><text:span text:style-name="T7">de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onsolationem</text:span><text:span text:style-name="T7"> | </text:span><text:span text:style-name="T7">eternam</text:span><text:span text:style-name="T7"/><text:span text:style-name="T7"> </text:span><text:span text:style-name="T7"/><text:span text:style-name="T7">sine</text:span><text:span text:style-name="T7"> </text:span><text:span text:style-name="T7">timore</text:span><text:span text:style-name="T7"> </text:span><text:span text:style-name="T7"/><text:span text:style-name="T7"/><text:span text:style-name="T7"> </text:span><text:span text:style-name="T7">fiducialiter</text:span><text:span text:style-name="T7"> | </text:span><text:span text:style-name="T7">dei</text:span><text:span text:style-name="T7"> </text:span><text:span text:style-name="T7">nomen</text:span><text:span text:style-name="T7"> </text:span><text:span text:style-name="T7">ubiq<text:span text:style-name="T1">ue</text:span></text:span><text:span text:style-name="T7"/><text:span text:style-name="T7"/><text:span text:style-name="T7"/><text:span text:style-name="T7"> </text:span><text:span text:style-name="T7">expandere</text:span><text:span text:style-name="T7"> </text:span><text:span text:style-name="T7">.</text:span><text:span text:style-name="T7"> </text:span><text:span text:style-name="T7">ut</text:span><text:span text:style-name="T7"> | </text:span><text:span text:style-name="T7">etiam</text:span><text:span text:style-name="T7"/><text:span text:style-name="T7"> </text:span><text:span text:style-name="T7">post</text:span><text:span text:style-name="T7"/><text:span text:style-name="T7"> </text:span><text:span text:style-name="T7"/><text:span text:style-name="T7">obitum</text:span><text:span text:style-name="T7"> </text:span><text:span text:style-name="T7">meum</text:span><text:span text:style-name="T7"> </text:span><text:span text:style-name="T7">ex</text:span><text:span text:style-name="T7"> </text:span><text:span text:style-name="T7">gallias</text:span><text:span text:style-name="T7"> | </text:span><text:span text:style-name="T7">relinquere</text:span><text:span text:style-name="T7"> </text:span><text:span text:style-name="T7">fratrib<text:span text:style-name="T1">us</text:span></text:span><text:span text:style-name="T7"/><text:span text:style-name="T7"/><text:span text:style-name="T7"/><text:span text:style-name="T7">Freeman: fratibus</text:span><text:span text:style-name="T7"> </text:span><text:span text:style-name="T7">et</text:span><text:span text:style-name="T7"/><text:span text:style-name="T7"> </text:span><text:span text:style-name="T7">filiis</text:span><text:span text:style-name="T7"> </text:span><text:span text:style-name="T7">meis</text:span><text:span text:style-name="T7"> </text:span><text:span text:style-name="T7">.</text:span><text:span text:style-name="T7"> | </text:span><text:span text:style-name="T7">quos</text:span><text:span text:style-name="T7"> </text:span><text:span text:style-name="T7">ego</text:span><text:span text:style-name="T7"> </text:span><text:span text:style-name="T7">in</text:span><text:span text:style-name="T7"> </text:span><text:span text:style-name="T7"/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baptizaui</text:span><text:span text:style-name="T7"> </text:span><text:span text:style-name="T7">tot</text:span><text:span text:style-name="T7"> </text:span><text:span text:style-name="T7">mi</text:span><text:span text:style-name="T7">|</text:span><text:span text:style-name="T7"/><text:span text:style-name="T7"> </text:span><text:span text:style-name="T7">hominum</text:span><text:span text:style-name="T7"> </text:span><text:span text:style-name="T7">.</text:span><text:span text:style-name="T7"> </text:span><text:span text:style-name="T7"/></text:p>
      <text:p><text:span text:style-name="T7"/><text:span text:style-name="T7">et</text:span><text:span text:style-name="T7"/><text:span text:style-name="T7"> </text:span><text:span text:style-name="T7">non</text:span><text:span text:style-name="T7"> </text:span><text:span text:style-name="T7">eram</text:span><text:span text:style-name="T7"> </text:span><text:span text:style-name="T7">dignus</text:span><text:span text:style-name="T7"> | </text:span><text:span text:style-name="T7">neq<text:span text:style-name="T1">ue</text:span></text:span><text:span text:style-name="T7"/><text:span text:style-name="T7"/><text:span text:style-name="T7"/><text:span text:style-name="T7"> </text:span><text:span text:style-name="T7">talis</text:span><text:span text:style-name="T7"> </text:span><text:span text:style-name="T7">.</text:span><text:span text:style-name="T7"> </text:span><text:span text:style-name="T7">ut</text:span><text:span text:style-name="T7"> </text:span><text:span text:style-name="T7">hoc</text:span><text:span text:style-name="T7"> </text:span><text:span text:style-name="T7">d<text:span text:style-name="T1">omi</text:span>nu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eruulo</text:span><text:span text:style-name="T7"> </text:span><text:span text:style-name="T7">suo</text:span><text:span text:style-name="T7">(51v)</text:span><text:span text:style-name="T7">(51va)(51vb)</text:span><text:span text:style-name="T7">(51va)</text:span><text:span text:style-name="T7"> | </text:span><text:span text:style-name="T7"/><text:span text:style-name="T7">concederet</text:span><text:span text:style-name="T7"> </text:span><text:span text:style-name="T7">post</text:span><text:span text:style-name="T7"/><text:span text:style-name="T7"> </text:span><text:span text:style-name="T7">erumpnas</text:span><text:span text:style-name="T7"/><text:span text:style-name="T7"> </text:span><text:span text:style-name="T7">et</text:span><text:span text:style-name="T7"/><text:span text:style-name="T7"> </text:span><text:span text:style-name="T7">tante</text:span><text:span text:style-name="T7"/><text:span text:style-name="T7"> | </text:span><text:span text:style-name="T7">molis</text:span><text:span text:style-name="T7"> </text:span><text:span text:style-name="T7">.</text:span><text:span text:style-name="T7"> </text:span><text:span text:style-name="T7">post</text:span><text:span text:style-name="T7"/><text:span text:style-name="T7"> </text:span><text:span text:style-name="T7">captiuitatem</text:span><text:span text:style-name="T7"> </text:span><text:span text:style-name="T7">.</text:span><text:span text:style-name="T7"> </text:span><text:span text:style-name="T7">post</text:span><text:span text:style-name="T7"/><text:span text:style-name="T7"> </text:span><text:span text:style-name="T7"/><text:span text:style-name="T7">annos</text:span><text:span text:style-name="T7"> | </text:span><text:span text:style-name="T7">multos</text:span><text:span text:style-name="T7"> </text:span><text:span text:style-name="T7">in</text:span><text:span text:style-name="T7"> </text:span><text:span text:style-name="T7">gentem</text:span><text:span text:style-name="T7"> </text:span><text:span text:style-name="T7">illam</text:span><text:span text:style-name="T7"> </text:span><text:span text:style-name="T7">tantam</text:span><text:span text:style-name="T7"> </text:span><text:span text:style-name="T7"> | </text:span><text:span text:style-name="T7">gra<text:span text:style-name="T1">ti</text:span>a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ichi</text:span><text:span text:style-name="T7">c</text:span><text:span text:style-name="T7"> </text:span><text:span text:style-name="T7">donaret</text:span><text:span text:style-name="T7"> </text:span><text:span text:style-name="T7">.</text:span><text:span text:style-name="T7"> </text:span><text:span text:style-name="T7">quod</text:span><text:span text:style-name="T7"> </text:span><text:span text:style-name="T7"/><text:span text:style-name="T7">aliquan</text:span><text:span text:style-name="T7">|</text:span><text:span text:style-name="T7"/><text:span text:style-name="T7"/><text:span text:style-name="T7"> </text:span><text:span text:style-name="T7">ego</text:span><text:span text:style-name="T7"> </text:span><text:span text:style-name="T7">in</text:span><text:span text:style-name="T7"> </text:span><text:span text:style-name="T7">iuuentute</text:span><text:span text:style-name="T7"> </text:span><text:span text:style-name="T7">mea</text:span><text:span text:style-name="T7"> </text:span><text:span text:style-name="T7">non</text:span><text:span text:style-name="T7"> </text:span><text:span text:style-name="T7">quia</text:span><text:span text:style-name="T7"> | </text:span><text:span text:style-name="T7">desperaui</text:span><text:span text:style-name="T7"> </text:span><text:span text:style-name="T7">neq<text:span text:style-name="T1">ue</text:span></text:span><text:span text:style-name="T7"/><text:span text:style-name="T7"/><text:span text:style-name="T7"/><text:span text:style-name="T7"> </text:span><text:span text:style-name="T7">cogitaui</text:span><text:span text:style-name="T7"> </text:span><text:span text:style-name="T7"/><text:span text:style-name="T7"/><text:span text:style-name="T7"> </text:span><text:span text:style-name="T7"/></text:p>
      <text:p><text:span text:style-name="T7"/><text:span text:style-name="T7">sed</text:span><text:span text:style-name="T7"> </text:span><text:span text:style-name="T7">postqua<text:span text:style-name="T1">m</text:span></text:span><text:span text:style-name="T7"/><text:span text:style-name="T7"/><text:span text:style-name="T7"/><text:span text:style-name="T7"/><text:span text:style-name="T7"/><text:span text:style-name="T7"> | </text:span><text:span text:style-name="T7">hyberione</text:span><text:span text:style-name="T7"/><text:span text:style-name="T7"> </text:span><text:span text:style-name="T7">deueneram</text:span><text:span text:style-name="T7"/><text:span text:style-name="T7"> </text:span><text:span text:style-name="T7">.</text:span><text:span text:style-name="T7"> </text:span><text:span text:style-name="T7">cotidie</text:span><text:span text:style-name="T7"/><text:span text:style-name="T7"> </text:span><text:span text:style-name="T7">igitur</text:span><text:span text:style-name="T7"> | </text:span><text:span text:style-name="T7">pecora</text:span><text:span text:style-name="T7"> </text:span><text:span text:style-name="T7"/><text:span text:style-name="T7">pasceba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frequens</text:span><text:span text:style-name="T7"> </text:span><text:span text:style-name="T7">in</text:span><text:span text:style-name="T7"> </text:span><text:span text:style-name="T7">die</text:span><text:span text:style-name="T7"> | </text:span><text:span text:style-name="T7">orabam</text:span><text:span text:style-name="T7"> </text:span><text:span text:style-name="T7">.</text:span><text:span text:style-name="T7"> </text:span><text:span text:style-name="T7">magisq<text:span text:style-name="T1">ue</text:span></text:span><text:span text:style-name="T7"/><text:span text:style-name="T7"/><text:span text:style-name="T7"/><text:span text:style-name="T7"/><text:span text:style-name="T7"> </text:span><text:span text:style-name="T7">ac</text:span><text:span text:style-name="T7"> </text:span><text:span text:style-name="T7">magis</text:span><text:span text:style-name="T7"> </text:span><text:span text:style-name="T7">accedebat</text:span><text:span text:style-name="T7"> | </text:span><text:span text:style-name="T7"/><text:span text:style-name="T7">timor</text:span><text:span text:style-name="T7"> </text:span><text:span text:style-name="T7">dei</text:span><text:span text:style-name="T7"> </text:span><text:span text:style-name="T7">et</text:span><text:span text:style-name="T7"/><text:span text:style-name="T7"> </text:span><text:span text:style-name="T7">timor</text:span><text:span text:style-name="T7"> </text:span><text:span text:style-name="T7">illiu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fides</text:span><text:span text:style-name="T7"> </text:span><text:span text:style-name="T7">au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p<text:span text:style-name="T1">iri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agebat<text:span text:style-name="T1">ur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/><text:span text:style-name="T7">ut</text:span><text:span text:style-name="T7"> </text:span><text:span text:style-name="T7">in</text:span><text:span text:style-name="T7"> </text:span><text:span text:style-name="T7">die</text:span><text:span text:style-name="T7"> </text:span><text:span text:style-name="T7">una</text:span><text:span text:style-name="T7"> |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ad</text:span><text:span text:style-name="T7"> </text:span><text:span text:style-name="T7">centum</text:span><text:span text:style-name="T7"> </text:span><text:span text:style-name="T7">ora<text:span text:style-name="T3">t</text:span>ciones</text:span><text:span text:style-name="T7"/><text:span text:style-name="T7">t</text:span><text:span text:style-name="T7">c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n</text:span><text:span text:style-name="T7"> </text:span><text:span text:style-name="T7">noc</text:span><text:span text:style-name="T7">|</text:span><text:span text:style-name="T7"/><text:span text:style-name="T7"> </text:span><text:span text:style-name="T7">prope</text:span><text:span text:style-name="T7"> </text:span><text:span text:style-name="T7">similit<text:span text:style-name="T1">er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/><text:span text:style-name="T7">et</text:span><text:span text:style-name="T7"/><text:span text:style-name="T7"> </text:span><text:span text:style-name="T7">etiam</text:span><text:span text:style-name="T7"/><text:span text:style-name="T7"> </text:span><text:span text:style-name="T7">in</text:span><text:span text:style-name="T7"> </text:span><text:span text:style-name="T7">siluis</text:span><text:span text:style-name="T7"> | </text:span><text:span text:style-name="T7">et</text:span><text:span text:style-name="T7"/><text:span text:style-name="T7"> </text:span><text:span text:style-name="T7">in</text:span><text:span text:style-name="T7"> </text:span><text:span text:style-name="T7">monte</text:span><text:span text:style-name="T7"> </text:span><text:span text:style-name="T7">manebam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ante</text:span><text:span text:style-name="T7"> </text:span><text:span text:style-name="T7">luce<text:span text:style-name="T1">m</text:span></text:span><text:span text:style-name="T7"/><text:span text:style-name="T7"/><text:span text:style-name="T7"/><text:span text:style-name="T7"/><text:span text:style-name="T7"> | </text:span><text:span text:style-name="T7">excitabar</text:span><text:span text:style-name="T7"> </text:span><text:span text:style-name="T7">ad</text:span><text:span text:style-name="T7"> </text:span><text:span text:style-name="T7"/><text:span text:style-name="T7">ora<text:span text:style-name="T3">t</text:span>cionem</text:span><text:span text:style-name="T7"/><text:span text:style-name="T7">t</text:span><text:span text:style-name="T7">c</text:span><text:span text:style-name="T7"> </text:span><text:span text:style-name="T7">.</text:span><text:span text:style-name="T7"> </text:span><text:span text:style-name="T7">per</text:span><text:span text:style-name="T7"> </text:span><text:span text:style-name="T7">niuem</text:span><text:span text:style-name="T7"> </text:span><text:span text:style-name="T7">.</text:span><text:span text:style-name="T7"> | </text:span><text:span text:style-name="T7">per</text:span><text:span text:style-name="T7"> </text:span><text:span text:style-name="T7">gelu</text:span><text:span text:style-name="T7"> </text:span><text:span text:style-name="T7">.</text:span><text:span text:style-name="T7"> </text:span><text:span text:style-name="T7">per</text:span><text:span text:style-name="T7"> </text:span><text:span text:style-name="T7">pluuia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nichil</text:span><text:span text:style-name="T7">c</text:span><text:span text:style-name="T7"> </text:span><text:span text:style-name="T7">mali</text:span><text:span text:style-name="T7"> | </text:span><text:span text:style-name="T7"/><text:span text:style-name="T7">neq<text:span text:style-name="T1">ue</text:span></text:span><text:span text:style-name="T7"/><text:span text:style-name="T7"/><text:span text:style-name="T7"/><text:span text:style-name="T7"> </text:span><text:span text:style-name="T7">ulla</text:span><text:span text:style-name="T7"> </text:span><text:span text:style-name="T7">pigric<text:span text:style-name="T3">t</text:span>ia</text:span><text:span text:style-name="T7"/><text:span text:style-name="T7">c</text:span><text:span text:style-name="T7">t</text:span><text:span text:style-name="T7"> </text:span><text:span text:style-name="T7">erat</text:span><text:span text:style-name="T7"> </text:span><text:span text:style-name="T7">in</text:span><text:span text:style-name="T7"> </text:span><text:span text:style-name="T7">me</text:span><text:span text:style-name="T7"> </text:span><text:span text:style-name="T7">sicut</text:span><text:span text:style-name="T7"> | </text:span><text:span text:style-name="T7">modo</text:span><text:span text:style-name="T7"> </text:span><text:span text:style-name="T7">uideo</text:span><text:span text:style-name="T7"/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tunc</text:span><text:span text:style-name="T7"> </text:span><text:span text:style-name="T7">in</text:span><text:span text:style-name="T7"> </text:span><text:span text:style-name="T7">me</text:span><text:span text:style-name="T7"> </text:span><text:span text:style-name="T7">sp<text:span text:style-name="T1">iritu</text:span>s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/><text:span text:style-name="T7">feruebat</text:span><text:span text:style-name="T7"> </text:span><text:span text:style-name="T7">.</text:span><text:span text:style-name="T7"> </text:span><text:span text:style-name="T7"/></text:p>
      <text:p><text:span text:style-name="T7"/><text:span text:style-name="T7">et</text:span><text:span text:style-name="T7"/><text:span text:style-name="T7"> </text:span><text:span text:style-name="T7">ibi</text:span><text:span text:style-name="T7"> </text:span><text:span text:style-name="T7">scilicet</text:span><text:span text:style-name="T7"/><text:span text:style-name="T7"> </text:span><text:span text:style-name="T7">quadam</text:span><text:span text:style-name="T7"> </text:span><text:span text:style-name="T7"> | </text:span><text:span text:style-name="T7">nocte</text:span><text:span text:style-name="T7"/><text:span text:style-name="T7"> </text:span><text:span text:style-name="T7">in</text:span><text:span text:style-name="T7"> </text:span><text:span text:style-name="T7">somno</text:span><text:span text:style-name="T7"> </text:span><text:span text:style-name="T7">audiui</text:span><text:span text:style-name="T7"> </text:span><text:span text:style-name="T7">uoce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>dicen</text:span><text:span text:style-name="T7">|</text:span><text:span text:style-name="T7"/><text:span text:style-name="T7"> </text:span><text:span text:style-name="T7">michi</text:span><text:span text:style-name="T7">c</text:span><text:span text:style-name="T7"> </text:span><text:span text:style-name="T7">.</text:span><text:span text:style-name="T7"> </text:span><text:span text:style-name="T7">Bene</text:span><text:span text:style-name="T7"/><text:span text:style-name="T7"> </text:span><text:span text:style-name="T7">ieiunas</text:span><text:span text:style-name="T7"> </text:span><text:span text:style-name="T7">.</text:span><text:span text:style-name="T7"> </text:span><text:span text:style-name="T7">cito</text:span><text:span text:style-name="T7"> </text:span><text:span text:style-name="T7">itu</text:span><text:span text:style-name="T7">|</text:span><text:span text:style-name="T7"/><text:span text:style-name="T7"> </text:span><text:span text:style-name="T7">ad</text:span><text:span text:style-name="T7"> </text:span><text:span text:style-name="T7">patriam</text:span><text:span text:style-name="T7"> </text:span><text:span text:style-name="T7">tuam</text:span><text:span text:style-name="T7"> </text:span><text:span text:style-name="T7"/><text:span text:style-name="T7">et</text:span><text:span text:style-name="T7"/><text:span text:style-name="T7"> </text:span><text:span text:style-name="T7">terram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post</text:span><text:span text:style-name="T7"/><text:span text:style-name="T7"> </text:span><text:span text:style-name="T7">paululum</text:span><text:span text:style-name="T7"> </text:span><text:span text:style-name="T7">tempus</text:span><text:span text:style-name="T7"> </text:span><text:span text:style-name="T7">.</text:span><text:span text:style-name="T7"> </text:span><text:span text:style-name="T7">responsum</text:span><text:span text:style-name="T7"> | </text:span><text:span text:style-name="T7">audiui</text:span><text:span text:style-name="T7"> </text:span><text:span text:style-name="T7">dicentem</text:span><text:span text:style-name="T7"> </text:span><text:span text:style-name="T7">michi</text:span><text:span text:style-name="T7">c</text:span><text:span text:style-name="T7"> </text:span><text:span text:style-name="T7">.</text:span><text:span text:style-name="T7"> </text:span><text:span text:style-name="T7"/><text:span text:style-name="T7">Ecce</text:span><text:span text:style-name="T7"/><text:span text:style-name="T7"> </text:span><text:span text:style-name="T7">na</text:span><text:span text:style-name="T7">|</text:span><text:span text:style-name="T7"/><text:span text:style-name="T7"> </text:span><text:span text:style-name="T7">tua</text:span><text:span text:style-name="T7"> </text:span><text:span text:style-name="T7">parata</text:span><text:span text:style-name="T7"> </text:span><text:span text:style-name="T7">est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erat</text:span><text:span text:style-name="T7"> </text:span><text:span text:style-name="T7">p<text:span text:style-name="T1">ro</text:span>pe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| </text:span><text:span text:style-name="T7">sed</text:span><text:span text:style-name="T7"> </text:span><text:span text:style-name="T7">forte</text:span><text:span text:style-name="T7"> </text:span><text:span text:style-name="T7">habebat</text:span><text:span text:style-name="T7"> </text:span><text:span text:style-name="T7"/><text:span text:style-name="T7">ducenta</text:span><text:span text:style-name="T7"> </text:span><text:span text:style-name="T7">milia</text:span><text:span text:style-name="T7"> | </text:span><text:span text:style-name="T7">passu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bi</text:span><text:span text:style-name="T7"> </text:span><text:span text:style-name="T7">nunqua<text:span text:style-name="T1">m</text:span></text:span><text:span text:style-name="T7"/><text:span text:style-name="T7"/><text:span text:style-name="T7"/><text:span text:style-name="T7"/><text:span text:style-name="T7"> </text:span><text:span text:style-name="T7">fueram</text:span><text:span text:style-name="T7"> </text:span><text:span text:style-name="T7">.</text:span><text:span text:style-name="T7"> </text:span><text:span text:style-name="T7">nec</text:span><text:span text:style-name="T7"> | </text:span><text:span text:style-name="T7">ibi</text:span><text:span text:style-name="T7"> </text:span><text:span text:style-name="T7">notum</text:span><text:span text:style-name="T7"> </text:span><text:span text:style-name="T7"/><text:span text:style-name="T7">quenquam</text:span><text:span text:style-name="T7"> </text:span><text:span text:style-name="T7">habebam</text:span><text:span text:style-name="T7"> </text:span><text:span text:style-name="T7">de</text:span><text:span text:style-name="T7"> | </text:span><text:span text:style-name="T7">hominib<text:span text:style-name="T1">us</text:span></text:span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deinde</text:span><text:span text:style-name="T7"> </text:span><text:span text:style-name="T7">postmodu<text:span text:style-name="T1">m</text:span></text:span><text:span text:style-name="T7"> </text:span><text:span text:style-name="T7"/><text:span text:style-name="T7"/><text:span text:style-name="T7"/><text:span text:style-name="T7"/><text:span text:style-name="T7"> | </text:span><text:span text:style-name="T7">conuersus</text:span><text:span text:style-name="T7"> </text:span><text:span text:style-name="T7">sum</text:span><text:span text:style-name="T7"> </text:span><text:span text:style-name="T7"/><text:span text:style-name="T7"/><text:span text:style-name="T7">in</text:span><text:span text:style-name="T7"> </text:span><text:span text:style-name="T7">fuga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nter</text:span><text:span text:style-name="T7"> </text:span><text:span text:style-name="T7">-</text:span><text:span text:style-name="T7">|</text:span><text:span text:style-name="T7"/><text:span text:style-name="T7"> </text:span><text:span text:style-name="T7">hominem</text:span><text:span text:style-name="T7"> </text:span><text:span text:style-name="T7">cum</text:span><text:span text:style-name="T7"> </text:span><text:span text:style-name="T7">quo</text:span><text:span text:style-name="T7"> </text:span><text:span text:style-name="T7">fueram</text:span><text:span text:style-name="T7"> | </text:span><text:span text:style-name="T7">annis</text:span><text:span text:style-name="T7"> </text:span><text:span text:style-name="T7">sex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in</text:span><text:span text:style-name="T7"> </text:span><text:span text:style-name="T7">uirtute</text:span><text:span text:style-name="T7"> </text:span><text:span text:style-name="T7">dei</text:span><text:span text:style-name="T7"> </text:span><text:span text:style-name="T7">ueni</text:span><text:span text:style-name="T7"> | </text:span><text:span text:style-name="T7">ad</text:span><text:span text:style-name="T7"> </text:span><text:span text:style-name="T7">bonum</text:span><text:span text:style-name="T7"> </text:span><text:span text:style-name="T7">qui</text:span><text:span text:style-name="T7"> </text:span><text:span text:style-name="T7">uiam</text:span><text:span text:style-name="T7"> </text:span><text:span text:style-name="T7">meam</text:span><text:span text:style-name="T7"> </text:span><text:span text:style-name="T7">dirige</text:span><text:span text:style-name="T7">|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nichil</text:span><text:span text:style-name="T7">c</text:span><text:span text:style-name="T7"> </text:span><text:span text:style-name="T7"/><text:span text:style-name="T7">metuebam</text:span><text:span text:style-name="T7"> </text:span><text:span text:style-name="T7">donec</text:span><text:span text:style-name="T7"> | </text:span><text:span text:style-name="T7">p<text:span text:style-name="T1">er</text:span>ue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ad</text:span><text:span text:style-name="T7"> </text:span><text:span text:style-name="T7">nauem</text:span><text:span text:style-name="T7"> </text:span><text:span text:style-name="T7">illam</text:span><text:span text:style-name="T7"> </text:span><text:span text:style-name="T7">.</text:span><text:span text:style-name="T7"> </text:span><text:span text:style-name="T7"/></text:p>
      <text:p><text:span text:style-name="T7"/><text:span text:style-name="T7">Et</text:span><text:span text:style-name="T7"/><text:span text:style-name="T7"> </text:span><text:span text:style-name="T7">mox</text:span><text:span text:style-name="T7"> | </text:span><text:span text:style-name="T7">cum</text:span><text:span text:style-name="T7"> </text:span><text:span text:style-name="T7">p<text:span text:style-name="T1">er</text:span>ue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ad</text:span><text:span text:style-name="T7"> </text:span><text:span text:style-name="T7">eam</text:span><text:span text:style-name="T7"> </text:span><text:span text:style-name="T7">.</text:span><text:span text:style-name="T7"> </text:span><text:span text:style-name="T7">profecta</text:span><text:span text:style-name="T7"/><text:span text:style-name="T7"> </text:span><text:span text:style-name="T7">est</text:span><text:span text:style-name="T7"/><text:span text:style-name="T7"> | </text:span><text:span text:style-name="T7">de</text:span><text:span text:style-name="T7"> </text:span><text:span text:style-name="T7">loco</text:span><text:span text:style-name="T7"> </text:span><text:span text:style-name="T7">suo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locutus</text:span><text:span text:style-name="T7"> </text:span><text:span text:style-name="T7">sum</text:span><text:span text:style-name="T7"> </text:span><text:span text:style-name="T7">ut</text:span><text:span text:style-name="T7"> | </text:span><text:span text:style-name="T7">haberem</text:span><text:span text:style-name="T7"> </text:span><text:span text:style-name="T7">inde</text:span><text:span text:style-name="T7"> </text:span><text:span text:style-name="T7">nauigare</text:span><text:span text:style-name="T7"> </text:span><text:span text:style-name="T7">cum</text:span><text:span text:style-name="T7"> </text:span><text:span text:style-name="T7">illis</text:span><text:span text:style-name="T7"> </text:span><text:span text:style-name="T7">.</text:span><text:span text:style-name="T7"> | </text:span><text:span text:style-name="T7">Gubernatori</text:span><text:span text:style-name="T7"/><text:span text:style-name="T7"> </text:span><text:span text:style-name="T7"/><text:span text:style-name="T7">autem</text:span><text:span text:style-name="T7"> </text:span><text:span text:style-name="T7">displicui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| </text:span><text:span text:style-name="T7">acriter</text:span><text:span text:style-name="T7"> </text:span><text:span text:style-name="T7">cum</text:span><text:span text:style-name="T7"> </text:span><text:span text:style-name="T7">indignatione</text:span><text:span text:style-name="T7"> </text:span><text:span text:style-name="T7"> </text:span><text:span text:style-name="T7">respo</text:span><text:span text:style-name="T7"> </text:span><text:span text:style-name="T7">-</text:span><text:span text:style-name="T7">|</text:span><text:span text:style-name="T7"/><text:span text:style-name="T7"> </text:span><text:span text:style-name="T7">.</text:span><text:span text:style-name="T7"> </text:span><text:span text:style-name="T7">Nequaquam</text:span><text:span text:style-name="T7"/><text:span text:style-name="T7"> </text:span><text:span text:style-name="T7">tu</text:span><text:span text:style-name="T7"> </text:span><text:span text:style-name="T7"/><text:span text:style-name="T7">nobiscu<text:span text:style-name="T1">m</text:span></text:span><text:span text:style-name="T7"/><text:span text:style-name="T7"/><text:span text:style-name="T7"/><text:span text:style-name="T7"/><text:span text:style-name="T7"> | </text:span><text:span text:style-name="T7">appetas</text:span><text:span text:style-name="T7"> </text:span><text:span text:style-name="T7">ire</text:span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cum</text:span><text:span text:style-name="T7"> </text:span><text:span text:style-name="T7">haec</text:span><text:span text:style-name="T7"/><text:span text:style-name="T7"> </text:span><text:span text:style-name="T7">au</text:span><text:span text:style-name="T7"> </text:span><text:span text:style-name="T7">-</text:span><text:span text:style-name="T7">|</text:span><text:span text:style-name="T7"/><text:span text:style-name="T7">Freeman: audiissem</text:span><text:span text:style-name="T7"> </text:span><text:span text:style-name="T7">.</text:span><text:span text:style-name="T7"> </text:span><text:span text:style-name="T7">separaui</text:span><text:span text:style-name="T7"> </text:span><text:span text:style-name="T7">me</text:span><text:span text:style-name="T7"> </text:span><text:span text:style-name="T7">ab</text:span><text:span text:style-name="T7"> </text:span><text:span text:style-name="T7">illis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ut</text:span><text:span text:style-name="T7"> | </text:span><text:span text:style-name="T7">uenirem</text:span><text:span text:style-name="T7"> </text:span><text:span text:style-name="T7">ad</text:span><text:span text:style-name="T7"> </text:span><text:span text:style-name="T7"/><text:span text:style-name="T7">tuguriolum</text:span><text:span text:style-name="T7"> </text:span><text:span text:style-name="T7">ubi</text:span><text:span text:style-name="T7"> </text:span><text:span text:style-name="T7">hos</text:span><text:span text:style-name="T7">|</text:span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in</text:span><text:span text:style-name="T7"> </text:span><text:span text:style-name="T7">itinere</text:span><text:span text:style-name="T7"> </text:span><text:span text:style-name="T7">cepi</text:span><text:span text:style-name="T7"/><text:span text:style-name="T7"> </text:span><text:span text:style-name="T7">orare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antequam</text:span><text:span text:style-name="T7"> </text:span><text:span text:style-name="T7"/><text:span text:style-name="T7">orac<text:span text:style-name="T3">t</text:span>ionem</text:span><text:span text:style-name="T7"/><text:span text:style-name="T7">c</text:span><text:span text:style-name="T7">t</text:span><text:span text:style-name="T7"> </text:span><text:span text:style-name="T7">consum</text:span><text:span text:style-name="T7">|</text:span><text:span text:style-name="T7"/><text:span text:style-name="T7"> </text:span><text:span text:style-name="T7"/><text:span text:style-name="T7"/><text:span text:style-name="T7"> </text:span><text:span text:style-name="T7">audiui</text:span><text:span text:style-name="T7"> </text:span><text:span text:style-name="T7">unum</text:span><text:span text:style-name="T7"> </text:span><text:span text:style-name="T7">ex</text:span><text:span text:style-name="T7"> </text:span><text:span text:style-name="T7">illis</text:span><text:span text:style-name="T7"> </text:span><text:span text:style-name="T7">for</text:span><text:span text:style-name="T7">|</text:span><text:span text:style-name="T7"/><text:span text:style-name="T7"> </text:span><text:span text:style-name="T7"/><text:span text:style-name="T7">exclamare</text:span><text:span text:style-name="T7"> </text:span><text:span text:style-name="T7">post</text:span><text:span text:style-name="T7"/><text:span text:style-name="T7"> </text:span><text:span text:style-name="T7">me</text:span><text:span text:style-name="T7"> </text:span><text:span text:style-name="T7">.</text:span><text:span text:style-name="T7"> </text:span><text:span text:style-name="T7">Ueni</text:span><text:span text:style-name="T7"/><text:span text:style-name="T7">(51vb)</text:span><text:span text:style-name="T7"> | </text:span><text:span text:style-name="T7">cito</text:span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uocant</text:span><text:span text:style-name="T7"> </text:span><text:span text:style-name="T7">te</text:span><text:span text:style-name="T7"> </text:span><text:span text:style-name="T7">homines</text:span><text:span text:style-name="T7"> </text:span><text:span text:style-name="T7">isti</text:span><text:span text:style-name="T7"/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statim</text:span><text:span text:style-name="T7"/><text:span text:style-name="T7"> </text:span><text:span text:style-name="T7">ad</text:span><text:span text:style-name="T7"> </text:span><text:span text:style-name="T7">illos</text:span><text:span text:style-name="T7"> </text:span><text:span text:style-name="T7"/><text:span text:style-name="T7">reuersus</text:span><text:span text:style-name="T7"> </text:span><text:span text:style-name="T7">sum</text:span><text:span text:style-name="T7"> </text:span><text:span text:style-name="T7"/><text:span text:style-name="T7"/><text:span text:style-name="T7"> </text:span><text:span text:style-name="T7"/><text:span text:style-name="T7">et</text:span><text:span text:style-name="T7"/><text:span text:style-name="T7"> | </text:span><text:span text:style-name="T7">ceperunt</text:span><text:span text:style-name="T7"/><text:span text:style-name="T7"> </text:span><text:span text:style-name="T7">michi</text:span><text:span text:style-name="T7">c</text:span><text:span text:style-name="T7"> </text:span><text:span text:style-name="T7">dicere</text:span><text:span text:style-name="T7"> </text:span><text:span text:style-name="T7">.</text:span><text:span text:style-name="T7"> </text:span><text:span text:style-name="T7">Ueni</text:span><text:span text:style-name="T7"/><text:span text:style-name="T7"> </text:span><text:span text:style-name="T7">quia</text:span><text:span text:style-name="T7"> | </text:span><text:span text:style-name="T7">ex</text:span><text:span text:style-name="T7"> </text:span><text:span text:style-name="T7">fide</text:span><text:span text:style-name="T7"> </text:span><text:span text:style-name="T7">recepimus</text:span><text:span text:style-name="T7"/><text:span text:style-name="T7">Freeman:
                                    recipimus</text:span><text:span text:style-name="T7"> </text:span><text:span text:style-name="T7">te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fac</text:span><text:span text:style-name="T7"> </text:span><text:span text:style-name="T7"/><text:span text:style-name="T7">nobiscu<text:span text:style-name="T1">m</text:span></text:span><text:span text:style-name="T7"/><text:span text:style-name="T7"/><text:span text:style-name="T7"/><text:span text:style-name="T7"/><text:span text:style-name="T7"> | </text:span><text:span text:style-name="T7">amicitiam</text:span><text:span text:style-name="T7"> </text:span><text:span text:style-name="T7">quomodo</text:span><text:span text:style-name="T7"> </text:span><text:span text:style-name="T7">uolueris</text:span><text:span text:style-name="T7"> </text:span><text:span text:style-name="T7">.</text:span><text:span text:style-name="T7"> </text:span><text:span text:style-name="T7">Et</text:span><text:span text:style-name="T7"/><text:span text:style-name="T7"> | </text:span><text:span text:style-name="T7">in</text:span><text:span text:style-name="T7"> </text:span><text:span text:style-name="T7">illa</text:span><text:span text:style-name="T7"> </text:span><text:span text:style-name="T7">die</text:span><text:span text:style-name="T7"> </text:span><text:span text:style-name="T7">reppuli</text:span><text:span text:style-name="T7"> </text:span><text:span text:style-name="T7"/><text:span text:style-name="T7">sugire</text:span><text:span text:style-name="T7"> </text:span><text:span text:style-name="T7">mammas</text:span><text:span text:style-name="T7"> | </text:span><text:span text:style-name="T7">eorum</text:span><text:span text:style-name="T7"> </text:span><text:span text:style-name="T7">propter</text:span><text:span text:style-name="T7"> </text:span><text:span text:style-name="T7">dei</text:span><text:span text:style-name="T7"> </text:span><text:span text:style-name="T7">.</text:span><text:span text:style-name="T7"> </text:span><text:span text:style-name="T7">sed</text:span><text:span text:style-name="T7"> </text:span><text:span text:style-name="T7">uerumtam<text:span text:style-name="T1">en</text:span></text:span><text:span text:style-name="T7"/><text:span text:style-name="T7"/><text:span text:style-name="T7"/><text:span text:style-name="T7"/><text:span text:style-name="T7"> | </text:span><text:span text:style-name="T7"/><text:span text:style-name="T7">speraui</text:span><text:span text:style-name="T7"> </text:span><text:span text:style-name="T7">ab</text:span><text:span text:style-name="T7"> </text:span><text:span text:style-name="T7">illis</text:span><text:span text:style-name="T7"> </text:span><text:span text:style-name="T7">ut</text:span><text:span text:style-name="T7"> </text:span><text:span text:style-name="T7">michi</text:span><text:span text:style-name="T7">c</text:span><text:span text:style-name="T7"> </text:span><text:span text:style-name="T7">dicerent</text:span><text:span text:style-name="T7"> </text:span><text:span text:style-name="T7">.</text:span><text:span text:style-name="T7"> | </text:span><text:span text:style-name="T7">ueni</text:span><text:span text:style-name="T7"> </text:span><text:span text:style-name="T7">in</text:span><text:span text:style-name="T7"> </text:span><text:span text:style-name="T7">fide</text:span><text:span text:style-name="T7"> </text:span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gentes</text:span><text:span text:style-name="T7"> </text:span><text:span text:style-name="T7">erant</text:span><text:span text:style-name="T7"> | </text:span><text:span text:style-name="T7">et</text:span><text:span text:style-name="T7"/><text:span text:style-name="T7"> </text:span><text:span text:style-name="T7"/><text:span text:style-name="T7">hoc</text:span><text:span text:style-name="T7"> </text:span><text:span text:style-name="T7">obtinui</text:span><text:span text:style-name="T7"> </text:span><text:span text:style-name="T7">cum</text:span><text:span text:style-name="T7"> </text:span><text:span text:style-name="T7">illi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<text:span text:style-name="T1">ro</text:span>tinus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nauigauimus</text:span><text:span text:style-name="T7"> </text:span><text:span text:style-name="T7">.</text:span><text:span text:style-name="T7"> </text:span><text:span text:style-name="T7"/></text:p>
      <text:p><text:span text:style-name="T7"/><text:span text:style-name="T7">Et</text:span><text:span text:style-name="T7"/><text:span text:style-name="T7"> </text:span><text:span text:style-name="T7">post</text:span><text:span text:style-name="T7"/><text:span text:style-name="T7"> </text:span><text:span text:style-name="T7">triduum</text:span><text:span text:style-name="T7"> | </text:span><text:span text:style-name="T7">terram</text:span><text:span text:style-name="T7"> </text:span><text:span text:style-name="T7">cepimus</text:span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uiginti</text:span><text:span text:style-name="T7"> </text:span><text:span text:style-name="T7">et</text:span><text:span text:style-name="T7"/><text:span text:style-name="T7"> </text:span><text:span text:style-name="T7">sep</text:span><text:span text:style-name="T7">|</text:span><text:span text:style-name="T7"/><text:span text:style-name="T7"> </text:span><text:span text:style-name="T7">dies</text:span><text:span text:style-name="T7"> </text:span><text:span text:style-name="T7">p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esertum</text:span><text:span text:style-name="T7"> </text:span><text:span text:style-name="T7"/><text:span text:style-name="T7">iter</text:span><text:span text:style-name="T7"> </text:span><text:span text:style-name="T7">fecimus</text:span><text:span text:style-name="T7"> </text:span><text:span text:style-name="T7">.</text:span><text:span text:style-name="T7"> | </text:span><text:span text:style-name="T7">Cibus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potus</text:span><text:span text:style-name="T7"> </text:span><text:span text:style-name="T7">defecit</text:span><text:span text:style-name="T7"> </text:span><text:span text:style-name="T7">nobis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fames</text:span><text:span text:style-name="T7"> </text:span><text:span text:style-name="T7">inualuit</text:span><text:span text:style-name="T7"> </text:span><text:span text:style-name="T7">sup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os</text:span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alia</text:span><text:span text:style-name="T7"> | </text:span><text:span text:style-name="T7">die</text:span><text:span text:style-name="T7"> </text:span><text:span text:style-name="T7">cepit</text:span><text:span text:style-name="T7"/><text:span text:style-name="T7"> </text:span><text:span text:style-name="T7">gubernator</text:span><text:span text:style-name="T7"> </text:span><text:span text:style-name="T7">michi</text:span><text:span text:style-name="T7">c</text:span><text:span text:style-name="T7"> </text:span><text:span text:style-name="T7">dicere</text:span><text:span text:style-name="T7"> </text:span><text:span text:style-name="T7">.</text:span><text:span text:style-name="T7"> | </text:span><text:span text:style-name="T7">Quid</text:span><text:span text:style-name="T7"/><text:span text:style-name="T7"/><text:span text:style-name="T7"> </text:span><text:span text:style-name="T7">est</text:span><text:span text:style-name="T7"/><text:span text:style-name="T7"> </text:span><text:span text:style-name="T7">chr<text:span text:style-name="T1">ist</text:span>iane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Tu</text:span><text:span text:style-name="T7"/><text:span text:style-name="T7"> </text:span><text:span text:style-name="T7"/><text:span text:style-name="T7">dicis</text:span><text:span text:style-name="T7"> </text:span><text:span text:style-name="T7">deus</text:span><text:span text:style-name="T7"> | </text:span><text:span text:style-name="T7">tuus</text:span><text:span text:style-name="T7"> </text:span><text:span text:style-name="T7">magnus</text:span><text:span text:style-name="T7"> </text:span><text:span text:style-name="T7">et</text:span><text:span text:style-name="T7"/><text:span text:style-name="T7"> </text:span><text:span text:style-name="T7">omnipotens</text:span><text:span text:style-name="T7"> </text:span><text:span text:style-name="T7">est</text:span><text:span text:style-name="T7"/><text:span text:style-name="T7"> </text:span><text:span text:style-name="T7">.</text:span><text:span text:style-name="T7"> | </text:span><text:span text:style-name="T7">quare</text:span><text:span text:style-name="T7"> </text:span><text:span text:style-name="T7">ergo</text:span><text:span text:style-name="T7"> </text:span><text:span text:style-name="T7">non</text:span><text:span text:style-name="T7"> </text:span><text:span text:style-name="T7">potes</text:span><text:span text:style-name="T7"> </text:span><text:span text:style-name="T7"/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obis</text:span><text:span text:style-name="T7"> </text:span><text:span text:style-name="T7">orare</text:span><text:span text:style-name="T7"> </text:span><text:span text:style-name="T7"/><text:span text:style-name="T7"/><text:span text:style-name="T7"> | </text:span><text:span text:style-name="T7">Ora</text:span><text:span text:style-name="T7"/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obis</text:span><text:span text:style-name="T7"> </text:span><text:span text:style-name="T7">.</text:span><text:span text:style-name="T7"> </text:span><text:span text:style-name="T7">quia</text:span><text:span text:style-name="T7"> </text:span><text:span text:style-name="T7">fame</text:span><text:span text:style-name="T7"> </text:span><text:span text:style-name="T7">periclitam<text:span text:style-name="T1">ur</text:span></text:span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>Difficile</text:span><text:span text:style-name="T7"/><text:span text:style-name="T7"> </text:span><text:span text:style-name="T7"/><text:span text:style-name="T7">est</text:span><text:span text:style-name="T7"/><text:span text:style-name="T7"> </text:span><text:span text:style-name="T7">enim</text:span><text:span text:style-name="T7"> </text:span><text:span text:style-name="T7">ut</text:span><text:span text:style-name="T7"> </text:span><text:span text:style-name="T7">aliquem</text:span><text:span text:style-name="T7"> </text:span><text:span text:style-name="T7">homine<text:span text:style-name="T1">m</text:span></text:span><text:span text:style-name="T7"/><text:span text:style-name="T7"/><text:span text:style-name="T7"/><text:span text:style-name="T7"/><text:span text:style-name="T7"> | </text:span><text:span text:style-name="T7">unquam</text:span><text:span text:style-name="T7">Bieler: umquam, Freeman:
                                    umquam</text:span><text:span text:style-name="T7"> </text:span><text:span text:style-name="T7">uideamus</text:span><text:span text:style-name="T7"> </text:span><text:span text:style-name="T7">.</text:span><text:span text:style-name="T7"> </text:span><text:span text:style-name="T7">Ego</text:span><text:span text:style-name="T7"/><text:span text:style-name="T7"> </text:span><text:span text:style-name="T7">uero</text:span><text:span text:style-name="T7"> </text:span><text:span text:style-name="T7">eui</text:span><text:span text:style-name="T7"> | </text:span><text:span text:style-name="T7"/><text:span text:style-name="T7"/><text:span text:style-name="T7">Freeman: enim
                                euidenter</text:span><text:span text:style-name="T7"> </text:span><text:span text:style-name="T7">dixi</text:span><text:span text:style-name="T7"> </text:span><text:span text:style-name="T7">illis</text:span><text:span text:style-name="T7"> </text:span><text:span text:style-name="T7">.</text:span><text:span text:style-name="T7"> </text:span><text:span text:style-name="T7">Conuertimini</text:span><text:span text:style-name="T7"/><text:span text:style-name="T7"> | </text:span><text:span text:style-name="T7">ex</text:span><text:span text:style-name="T7"> </text:span><text:span text:style-name="T7">toto</text:span><text:span text:style-name="T7"> </text:span><text:span text:style-name="T7">corde</text:span><text:span text:style-name="T7"> </text:span><text:span text:style-name="T7">ad</text:span><text:span text:style-name="T7"> </text:span><text:span text:style-name="T7">d<text:span text:style-name="T1">omi</text:span>n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u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quia</text:span><text:span text:style-name="T7"> | </text:span><text:span text:style-name="T7">nichil</text:span><text:span text:style-name="T7">c</text:span><text:span text:style-name="T7"> </text:span><text:span text:style-name="T7">est</text:span><text:span text:style-name="T7"/><text:span text:style-name="T7"> </text:span><text:span text:style-name="T7">impossibile</text:span><text:span text:style-name="T7"> </text:span><text:span text:style-name="T7">.</text:span><text:span text:style-name="T7"> </text:span><text:span text:style-name="T7">illi</text:span><text:span text:style-name="T7"> </text:span><text:span text:style-name="T7"/><text:span text:style-name="T7"/><text:span text:style-name="T7"> </text:span><text:span text:style-name="T7">ut</text:span><text:span text:style-name="T7"> </text:span><text:span text:style-name="T7">hodie</text:span><text:span text:style-name="T7"> | </text:span><text:span text:style-name="T7">mittat</text:span><text:span text:style-name="T7"> </text:span><text:span text:style-name="T7">uobis</text:span><text:span text:style-name="T7"> </text:span><text:span text:style-name="T7">cibum</text:span><text:span text:style-name="T7"> </text:span><text:span text:style-name="T7">in</text:span><text:span text:style-name="T7"> </text:span><text:span text:style-name="T7"/><text:span text:style-name="T7">uiam</text:span><text:span text:style-name="T7"> </text:span><text:span text:style-name="T7">u<text:span text:style-name="T1">est</text:span>ram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dum</text:span><text:span text:style-name="T7"> </text:span><text:span text:style-name="T7">sac<text:span text:style-name="T3">t</text:span>iemini</text:span><text:span text:style-name="T7"/><text:span text:style-name="T7">c</text:span><text:span text:style-name="T7">t</text:span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ubiq<text:span text:style-name="T1">ue</text:span></text:span><text:span text:style-name="T7"/><text:span text:style-name="T7"/><text:span text:style-name="T7"/><text:span text:style-name="T7"> </text:span><text:span text:style-name="T7">ha</text:span><text:span text:style-name="T7">|</text:span><text:span text:style-name="T7"/><text:span text:style-name="T7"> </text:span><text:span text:style-name="T7">illi</text:span><text:span text:style-name="T7"> </text:span><text:span text:style-name="T7">.</text:span><text:span text:style-name="T7"> </text:span><text:span text:style-name="T7"/><text:span text:style-name="T7">Adiuuante</text:span><text:span text:style-name="T7"/><text:span text:style-name="T7"> </text:span><text:span text:style-name="T7">ergo</text:span><text:span text:style-name="T7"> </text:span><text:span text:style-name="T7">deo</text:span><text:span text:style-name="T7"> | </text:span><text:span text:style-name="T7">ita</text:span><text:span text:style-name="T7"> </text:span><text:span text:style-name="T7">factum</text:span><text:span text:style-name="T7"/><text:span text:style-name="T7"> </text:span><text:span text:style-name="T7">est</text:span><text:span text:style-name="T7"/><text:span text:style-name="T7"> </text:span><text:span text:style-name="T7">.</text:span><text:span text:style-name="T7"> </text:span><text:span text:style-name="T7">Ecce</text:span><text:span text:style-name="T7"/><text:span text:style-name="T7"> </text:span><text:span text:style-name="T7">grex</text:span><text:span text:style-name="T7"> </text:span><text:span text:style-name="T7">porcoru<text:span text:style-name="T1">m</text:span></text:span><text:span text:style-name="T7"/><text:span text:style-name="T7"/><text:span text:style-name="T7"/><text:span text:style-name="T7"/><text:span text:style-name="T7"> | </text:span><text:span text:style-name="T7">in</text:span><text:span text:style-name="T7"> </text:span><text:span text:style-name="T7">uia</text:span><text:span text:style-name="T7"> </text:span><text:span text:style-name="T7"/><text:span text:style-name="T7">ueniebat</text:span><text:span text:style-name="T7"> </text:span><text:span text:style-name="T7">.</text:span><text:span text:style-name="T7"> </text:span><text:span text:style-name="T7">ante</text:span><text:span text:style-name="T7"> </text:span><text:span text:style-name="T7">oculos</text:span><text:span text:style-name="T7"> </text:span><text:span text:style-name="T7">n<text:span text:style-name="T1">ost</text:span>ro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multos</text:span><text:span text:style-name="T7"> </text:span><text:span text:style-name="T7">ex</text:span><text:span text:style-name="T7"> </text:span><text:span text:style-name="T7">illis</text:span><text:span text:style-name="T7"> </text:span><text:span text:style-name="T7">interfecerunt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ibi</text:span><text:span text:style-name="T7"> </text:span><text:span text:style-name="T7"/><text:span text:style-name="T7">noctes</text:span><text:span text:style-name="T7"/><text:span text:style-name="T7"> </text:span><text:span text:style-name="T7">duas</text:span><text:span text:style-name="T7"> </text:span><text:span text:style-name="T7">manserunt</text:span><text:span text:style-name="T7"> </text:span><text:span text:style-name="T7">bene</text:span><text:span text:style-name="T7"> </text:span><text:span text:style-name="T7">re</text:span><text:span text:style-name="T7">|</text:span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anes</text:span><text:span text:style-name="T7"> </text:span><text:span text:style-name="T7">eorum</text:span><text:span text:style-name="T7"> </text:span><text:span text:style-name="T7">reuelati</text:span><text:span text:style-name="T7">Freeman: reueleti</text:span><text:span text:style-name="T7"> </text:span><text:span text:style-name="T7"/><text:span text:style-name="T7">sunt</text:span><text:span text:style-name="T7"> | </text:span><text:span text:style-name="T7">quia</text:span><text:span text:style-name="T7"> </text:span><text:span text:style-name="T7">multi</text:span><text:span text:style-name="T7"> </text:span><text:span text:style-name="T7">ex</text:span><text:span text:style-name="T7"> </text:span><text:span text:style-name="T7">illis</text:span><text:span text:style-name="T7"> </text:span><text:span text:style-name="T7">defecerun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| </text:span><text:span text:style-name="T7">secus</text:span><text:span text:style-name="T7"> </text:span><text:span text:style-name="T7">uiam</text:span><text:span text:style-name="T7"> </text:span><text:span text:style-name="T7">semiuiui</text:span><text:span text:style-name="T7"> </text:span><text:span text:style-name="T7">derelicti</text:span><text:span text:style-name="T7"/><text:span text:style-name="T7"> </text:span><text:span text:style-name="T7">sunt</text:span><text:span text:style-name="T7"> </text:span><text:span text:style-name="T7">.</text:span><text:span text:style-name="T7"> | </text:span><text:span text:style-name="T7"/><text:span text:style-name="T7">Et</text:span><text:span text:style-name="T7"/><text:span text:style-name="T7"> </text:span><text:span text:style-name="T7">post</text:span><text:span text:style-name="T7"/><text:span text:style-name="T7"> </text:span><text:span text:style-name="T7">hoc</text:span><text:span text:style-name="T7"> </text:span><text:span text:style-name="T7">summas</text:span><text:span text:style-name="T7"> </text:span><text:span text:style-name="T7">gr<text:span text:style-name="T1">ati</text:span>a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gerunt</text:span><text:span text:style-name="T7"> | </text:span><text:span text:style-name="T7">deo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ego</text:span><text:span text:style-name="T7"> </text:span><text:span text:style-name="T7">honorificatus</text:span><text:span text:style-name="T7">Bieler:
                                    honorificatusum; one s is missing</text:span><text:span text:style-name="T7"> </text:span><text:span text:style-name="T7"/><text:span text:style-name="T7">sum</text:span><text:span text:style-name="T7">s</text:span><text:span text:style-name="T7"> </text:span><text:span text:style-name="T7">sub</text:span><text:span text:style-name="T7"> | </text:span><text:span text:style-name="T7">oculis</text:span><text:span text:style-name="T7"> </text:span><text:span text:style-name="T7">eorum</text:span><text:span text:style-name="T7"> </text:span><text:span text:style-name="T7">.</text:span><text:span text:style-name="T7"> </text:span><text:span text:style-name="T7">Ex</text:span><text:span text:style-name="T7"/><text:span text:style-name="T7"> </text:span><text:span text:style-name="T7">illa</text:span><text:span text:style-name="T7"> </text:span><text:span text:style-name="T7">autem</text:span><text:span text:style-name="T7"> </text:span><text:span text:style-name="T7">die</text:span><text:span text:style-name="T7"> </text:span><text:span text:style-name="T7"/><text:span text:style-name="T7"/><text:span text:style-name="T7"> | </text:span><text:span text:style-name="T7">cibum</text:span><text:span text:style-name="T7"> </text:span><text:span text:style-name="T7">habundanter</text:span><text:span text:style-name="T7"> </text:span><text:span text:style-name="T7">habuerunt</text:span><text:span text:style-name="T7"> </text:span><text:span text:style-name="T7">.</text:span><text:span text:style-name="T7"> | </text:span><text:span text:style-name="T7"/><text:span text:style-name="T7">Sed</text:span><text:span text:style-name="T7"/><text:span text:style-name="T7"> </text:span><text:span text:style-name="T7">etiam</text:span><text:span text:style-name="T7"/><text:span text:style-name="T7"> </text:span><text:span text:style-name="T7">mel</text:span><text:span text:style-name="T7"> </text:span><text:span text:style-name="T7">siluestre</text:span><text:span text:style-name="T7"/><text:span text:style-name="T7"> </text:span><text:span text:style-name="T7">inuenerunt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michi</text:span><text:span text:style-name="T7">c</text:span><text:span text:style-name="T7"> </text:span><text:span text:style-name="T7">partem</text:span><text:span text:style-name="T7"> </text:span><text:span text:style-name="T7">obtulerunt</text:span><text:span text:style-name="T7"> </text:span><text:span text:style-name="T7">.</text:span><text:span text:style-name="T7"> </text:span><text:span text:style-name="T7">Et</text:span><text:span text:style-name="T7"/><text:span text:style-name="T7"> | </text:span><text:span text:style-name="T7">unus</text:span><text:span text:style-name="T7"> </text:span><text:span text:style-name="T7"/><text:span text:style-name="T7">ex</text:span><text:span text:style-name="T7"> </text:span><text:span text:style-name="T7">illis</text:span><text:span text:style-name="T7"> </text:span><text:span text:style-name="T7">dixit</text:span><text:span text:style-name="T7"> </text:span><text:span text:style-name="T7">.</text:span><text:span text:style-name="T7"> </text:span><text:span text:style-name="T7">Hoc</text:span><text:span text:style-name="T7"/><text:span text:style-name="T7"> </text:span><text:span text:style-name="T7">immola</text:span><text:span text:style-name="T7">|</text:span><text:span text:style-name="T7"/><text:span text:style-name="T7"> </text:span><text:span text:style-name="T7">est</text:span><text:span text:style-name="T7"/><text:span text:style-name="T7"> </text:span><text:span text:style-name="T7"/><text:span text:style-name="T7"/><text:span text:style-name="T7"> </text:span><text:span text:style-name="T7">deo</text:span><text:span text:style-name="T7"> </text:span><text:span text:style-name="T7">gra<text:span text:style-name="T1">tia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xinde</text:span><text:span text:style-name="T7"> </text:span><text:span text:style-name="T7"> </text:span><text:span text:style-name="T7">nichil</text:span><text:span text:style-name="T7">c</text:span><text:span text:style-name="T7"> | </text:span><text:span text:style-name="T7"/><text:span text:style-name="T7">gustaui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Eadem</text:span><text:span text:style-name="T7"/><text:span text:style-name="T7"> </text:span><text:span text:style-name="T7">uero</text:span><text:span text:style-name="T7"> </text:span><text:span text:style-name="T7">nocte</text:span><text:span text:style-name="T7"/><text:span text:style-name="T7"> </text:span><text:span text:style-name="T7">era<text:span text:style-name="T1">m</text:span></text:span><text:span text:style-name="T7"/><text:span text:style-name="T7"/><text:span text:style-name="T7"/><text:span text:style-name="T7"/><text:span text:style-name="T7"> | </text:span><text:span text:style-name="T7">dormiens</text:span><text:span text:style-name="T7">Freeman: dorimens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fortiter</text:span><text:span text:style-name="T7"> </text:span><text:span text:style-name="T7">temptauit</text:span><text:span text:style-name="T7"> | </text:span><text:span text:style-name="T7">me</text:span><text:span text:style-name="T7"> </text:span><text:span text:style-name="T7"/><text:span text:style-name="T7">sathanas</text:span><text:span text:style-name="T7"> </text:span><text:span text:style-name="T7">.</text:span><text:span text:style-name="T7"> </text:span><text:span text:style-name="T7">quod</text:span><text:span text:style-name="T7"> </text:span><text:span text:style-name="T7">memor</text:span><text:span text:style-name="T7"> </text:span><text:span text:style-name="T7">ero</text:span><text:span text:style-name="T7"> </text:span><text:span text:style-name="T7">qua<text:span text:style-name="T1">m</text:span></text:span><text:span text:style-name="T7"/><text:span text:style-name="T7"/><text:span text:style-name="T7"/><text:span text:style-name="T7"/><text:span text:style-name="T7">|</text:span><text:span text:style-name="T7"/><text:span text:style-name="T7"> </text:span><text:span text:style-name="T7">fuero</text:span><text:span text:style-name="T7"> </text:span><text:span text:style-name="T7">in</text:span><text:span text:style-name="T7"> </text:span><text:span text:style-name="T7">hoc</text:span><text:span text:style-name="T7"> </text:span><text:span text:style-name="T7">corpore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eci</text:span><text:span text:style-name="T7"/><text:span text:style-name="T7"> | </text:span><text:span text:style-name="T7"/><text:span text:style-name="T7"/><text:span text:style-name="T7"> </text:span><text:span text:style-name="T7">sup<text:span text:style-name="T1">er</text:span></text:span><text:span text:style-name="T7"/><text:span text:style-name="T7"/><text:span text:style-name="T7"/><text:span text:style-name="T7"/><text:span text:style-name="T7"> </text:span><text:span text:style-name="T7">me</text:span><text:span text:style-name="T7"> </text:span><text:span text:style-name="T7">uelut</text:span><text:span text:style-name="T7"> </text:span><text:span text:style-name="T7">saxa</text:span><text:span text:style-name="T7"> </text:span><text:span text:style-name="T7">ingentia</text:span><text:span text:style-name="T7"> </text:span><text:span text:style-name="T7">.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(52r)</text:span><text:span text:style-name="T7">(52ra)(52rb)</text:span><text:span text:style-name="T7">(52ra)</text:span><text:span text:style-name="T7"> | </text:span><text:span text:style-name="T7"/><text:span text:style-name="T7">u<text:span text:style-name="T1">est</text:span>r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filie</text:span><text:span text:style-name="T7"/><text:span text:style-name="T7"> </text:span><text:span text:style-name="T7">u<text:span text:style-name="T1">est</text:span>rae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> </text:span><text:span text:style-name="T7">iuuenes</text:span><text:span text:style-name="T7"> </text:span><text:span text:style-name="T7">u<text:span text:style-name="T1">est</text:span>ri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uisiones</text:span><text:span text:style-name="T7"> </text:span><text:span text:style-name="T7">uidebun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e</text:span><text:span text:style-name="T7">|</text:span><text:span text:style-name="T7"/><text:span text:style-name="T7"> </text:span><text:span text:style-name="T7">u<text:span text:style-name="T1">est</text:span>r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omnia</text:span><text:span text:style-name="T7"> </text:span><text:span text:style-name="T7">somniabunt</text:span><text:span text:style-name="T7"> </text:span><text:span text:style-name="T7">.</text:span><text:span text:style-name="T7"> </text:span><text:span text:style-name="T7">et</text:span><text:span text:style-name="T7"> </text:span><text:span text:style-name="T7">quide<text:span text:style-name="T1">m</text:span></text:span><text:span text:style-name="T7"/><text:span text:style-name="T7"/><text:span text:style-name="T7"/><text:span text:style-name="T7"/><text:span text:style-name="T7"> </text:span><text:span text:style-name="T7">super</text:span><text:span text:style-name="T7"> </text:span><text:span text:style-name="T7"/><text:span text:style-name="T7">seruos</text:span><text:span text:style-name="T7"> | </text:span><text:span text:style-name="T7">meo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up<text:span text:style-name="T1">er</text:span></text:span><text:span text:style-name="T7"/><text:span text:style-name="T7"/><text:span text:style-name="T7"/><text:span text:style-name="T7"/><text:span text:style-name="T7"> </text:span><text:span text:style-name="T7">ancillas</text:span><text:span text:style-name="T7"> </text:span><text:span text:style-name="T7">meas</text:span><text:span text:style-name="T7"> </text:span><text:span text:style-name="T7">in</text:span><text:span text:style-name="T7"> </text:span><text:span text:style-name="T7">dieb<text:span text:style-name="T1">us</text:span></text:span><text:span text:style-name="T7"/><text:span text:style-name="T7"/><text:span text:style-name="T7"/><text:span text:style-name="T7"> </text:span><text:span text:style-name="T7">illis</text:span><text:span text:style-name="T7"> </text:span><text:span text:style-name="T7">effundam</text:span><text:span text:style-name="T7"> </text:span><text:span text:style-name="T7">de</text:span><text:span text:style-name="T7"> </text:span><text:span text:style-name="T7">sp<text:span text:style-name="T1">irit</text:span>u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meo</text:span><text:span text:style-name="T7"> </text:span><text:span text:style-name="T7"/><text:span text:style-name="T7">et</text:span><text:span text:style-name="T7"> </text:span><text:span text:style-name="T7">p<text:span text:style-name="T1">ro</text:span>phetabunt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osee</text:span><text:span text:style-name="T7"> </text:span><text:span text:style-name="T7">dicit</text:span><text:span text:style-name="T7"> </text:span><text:span text:style-name="T7">.</text:span><text:span text:style-name="T7"> </text:span><text:span text:style-name="T7">uocabo</text:span><text:span text:style-name="T7"> </text:span><text:span text:style-name="T7">non</text:span><text:span text:style-name="T7"> </text:span><text:span text:style-name="T7">plebem</text:span><text:span text:style-name="T7"> | </text:span><text:span text:style-name="T7">meam</text:span><text:span text:style-name="T7"> </text:span><text:span text:style-name="T7">plebem</text:span><text:span text:style-name="T7"> </text:span><text:span text:style-name="T7">mea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text:span text:style-name="T7">et</text:span><text:span text:style-name="T7"> </text:span><text:span text:style-name="T7">non</text:span><text:span text:style-name="T7"> </text:span><text:span text:style-name="T7">mis<text:span text:style-name="T1">eri</text:span>c<text:span text:style-name="T1">or</text:span>d<text:span text:style-name="T1">i</text:span>am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consecuta<text:span text:style-name="T1">m</text:span></text:span><text:span text:style-name="T7"/><text:span text:style-name="T7"/><text:span text:style-name="T7"/><text:span text:style-name="T7"/><text:span text:style-name="T7"> </text:span><text:span text:style-name="T7">miseri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consecutam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erit</text:span><text:span text:style-name="T7"> </text:span><text:span text:style-name="T7">in</text:span><text:span text:style-name="T7"> </text:span><text:span text:style-name="T7"/><text:span text:style-name="T7">loco</text:span><text:span text:style-name="T7"> </text:span><text:span text:style-name="T7">ubi</text:span><text:span text:style-name="T7"> </text:span><text:span text:style-name="T7">dictum</text:span><text:span text:style-name="T7"/><text:span text:style-name="T7"> </text:span><text:span text:style-name="T7">e<text:span text:style-name="T1">st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on</text:span><text:span text:style-name="T7"> </text:span><text:span text:style-name="T7">ple</text:span><text:span text:style-name="T7">|</text:span><text:span text:style-name="T7"/><text:span text:style-name="T7"> </text:span><text:span text:style-name="T7">mea</text:span><text:span text:style-name="T7"> </text:span><text:span text:style-name="T7">uos</text:span><text:span text:style-name="T7"> </text:span><text:span text:style-name="T7">.</text:span><text:span text:style-name="T7"> </text:span><text:span text:style-name="T7">ibi</text:span><text:span text:style-name="T7"> </text:span><text:span text:style-name="T7">uocabuntur</text:span><text:span text:style-name="T7"> </text:span><text:span text:style-name="T7">filii</text:span><text:span text:style-name="T7"> </text:span><text:span text:style-name="T7">d<text:span text:style-name="T1">e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uiui</text:span><text:span text:style-name="T7"> </text:span><text:span text:style-name="T7">.</text:span><text:span text:style-name="T7"> </text:span><text:span text:style-name="T7"/></text:p>
      <text:p><text:span text:style-name="T7"/><text:span text:style-name="T7">Unde</text:span><text:span text:style-name="T7"/><text:span text:style-name="T7"> </text:span><text:span text:style-name="T7">autem</text:span><text:span text:style-name="T7"> | </text:span><text:span text:style-name="T7">hiberione</text:span><text:span text:style-name="T7"> </text:span><text:span text:style-name="T7">qui</text:span><text:span text:style-name="T7"> </text:span><text:span text:style-name="T7">numqua<text:span text:style-name="T1">m</text:span></text:span><text:span text:style-name="T7"/><text:span text:style-name="T7"/><text:span text:style-name="T7"/><text:span text:style-name="T7"/><text:span text:style-name="T7"> </text:span><text:span text:style-name="T7">notitiam</text:span><text:span text:style-name="T7"> </text:span><text:span text:style-name="T7">dei</text:span><text:span text:style-name="T7"> </text:span><text:span text:style-name="T7">habuerant</text:span><text:span text:style-name="T7"> </text:span><text:span text:style-name="T7"/><text:span text:style-name="T7">nisi</text:span><text:span text:style-name="T7"> | </text:span><text:span text:style-name="T7">idola</text:span><text:span text:style-name="T7"> </text:span><text:span text:style-name="T7">inmunda</text:span><text:span text:style-name="T7">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nunc</text:span><text:span text:style-name="T7"> </text:span><text:span text:style-name="T7">semper</text:span><text:span text:style-name="T7"> </text:span><text:span text:style-name="T7">coluerunt</text:span><text:span text:style-name="T7"> </text:span><text:span text:style-name="T7">.</text:span><text:span text:style-name="T7"> </text:span><text:span text:style-name="T7">quomo</text:span><text:span text:style-name="T7">|</text:span><text:span text:style-name="T7"/><text:span text:style-name="T7"> </text:span><text:span text:style-name="T7"/><text:span text:style-name="T7">nup<text:span text:style-name="T1">er</text:span></text:span><text:span text:style-name="T7"/><text:span text:style-name="T7"/><text:span text:style-name="T7"/><text:span text:style-name="T7"/><text:span text:style-name="T7"> </text:span><text:span text:style-name="T7">effecta</text:span><text:span text:style-name="T7"/><text:span text:style-name="T7"> </text:span><text:span text:style-name="T7">e<text:span text:style-name="T1">st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plebs</text:span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filii</text:span><text:span text:style-name="T7"> </text:span><text:span text:style-name="T7">d<text:span text:style-name="T1">e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uncupantur</text:span><text:span text:style-name="T7"> </text:span><text:span text:style-name="T7">filii</text:span><text:span text:style-name="T7"> | </text:span><text:span text:style-name="T7">scotto<text:span text:style-name="T1">u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text:span text:style-name="T7">et</text:span><text:span text:style-name="T7"> </text:span><text:span text:style-name="T7">filie</text:span><text:span text:style-name="T7"/><text:span text:style-name="T7"> </text:span><text:span text:style-name="T7">regulo<text:span text:style-name="T1">um</text:span></text:span><text:span text:style-name="T7"/><text:span text:style-name="T7"/><text:span text:style-name="T7"/><text:span text:style-name="T7"/><text:span text:style-name="T7"> </text:span><text:span text:style-name="T7">monachi</text:span><text:span text:style-name="T7"> </text:span><text:span text:style-name="T7">et</text:span><text:span text:style-name="T7"/><text:span text:style-name="T7"> </text:span><text:span text:style-name="T7">uirgines</text:span><text:span text:style-name="T7"> </text:span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<text:span text:style-name="T1">ss</text:span>e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ui</text:span><text:span text:style-name="T7">|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et</text:span><text:span text:style-name="T7"/><text:span text:style-name="T7"> </text:span><text:span text:style-name="T7">etiam</text:span><text:span text:style-name="T7"> </text:span><text:span text:style-name="T7">una</text:span><text:span text:style-name="T7"> </text:span><text:span text:style-name="T7">scotta</text:span><text:span text:style-name="T7"> </text:span><text:span text:style-name="T7">benedicta</text:span><text:span text:style-name="T7"/><text:span text:style-name="T7"> </text:span><text:span text:style-name="T7">nobilis</text:span><text:span text:style-name="T7"> </text:span><text:span text:style-name="T7">pulcher</text:span><text:span text:style-name="T7">|</text:span><text:span text:style-name="T7"/><text:span text:style-name="T7"> </text:span><text:span text:style-name="T7"/><text:span text:style-name="T7">adulta</text:span><text:span text:style-name="T7"> </text:span><text:span text:style-name="T7">erat</text:span><text:span text:style-name="T7"> </text:span><text:span text:style-name="T7">.</text:span><text:span text:style-name="T7"> </text:span><text:span text:style-name="T7">quam</text:span><text:span text:style-name="T7"> </text:span><text:span text:style-name="T7">ego</text:span><text:span text:style-name="T7"> </text:span><text:span text:style-name="T7">baptizau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ost</text:span><text:span text:style-name="T7"/><text:span text:style-name="T7"> </text:span><text:span text:style-name="T7">paucos</text:span><text:span text:style-name="T7"> | </text:span><text:span text:style-name="T7">dies</text:span><text:span text:style-name="T7"> </text:span><text:span text:style-name="T7">una</text:span><text:span text:style-name="T7"> </text:span><text:span text:style-name="T7">causa</text:span><text:span text:style-name="T7"> </text:span><text:span text:style-name="T7">uenit</text:span><text:span text:style-name="T7"> </text:span><text:span text:style-name="T7"/><text:span text:style-name="T7">ad</text:span><text:span text:style-name="T7"> </text:span><text:span text:style-name="T7">nos</text:span><text:span text:style-name="T7"> </text:span><text:span text:style-name="T7">.</text:span><text:span text:style-name="T7"> </text:span><text:span text:style-name="T7">insinuauit</text:span><text:span text:style-name="T7"> </text:span><text:span text:style-name="T7">namq<text:span text:style-name="T1">ue</text:span></text:span><text:span text:style-name="T7"/><text:span text:style-name="T7"/><text:span text:style-name="T7"/><text:span text:style-name="T7"> </text:span><text:span text:style-name="T7">nobis</text:span><text:span text:style-name="T7"> </text:span><text:span text:style-name="T7">.</text:span><text:span text:style-name="T7"> | </text:span><text:span text:style-name="T7">responsum</text:span><text:span text:style-name="T7"> </text:span><text:span text:style-name="T7">accepisse</text:span><text:span text:style-name="T7"> </text:span><text:span text:style-name="T7">a</text:span><text:span text:style-name="T7"> </text:span><text:span text:style-name="T7">nuntio</text:span><text:span text:style-name="T7"> </text:span><text:span text:style-name="T7">de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monuit</text:span><text:span text:style-name="T7"> </text:span><text:span text:style-name="T7">eam</text:span><text:span text:style-name="T7"> </text:span><text:span text:style-name="T7">ut</text:span><text:span text:style-name="T7"> | </text:span><text:span text:style-name="T7">p<text:span text:style-name="T1">er</text:span>maneret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uirgo</text:span><text:span text:style-name="T7"> </text:span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> </text:span><text:span text:style-name="T7">sic</text:span><text:span text:style-name="T7"> </text:span><text:span text:style-name="T7">deo</text:span><text:span text:style-name="T7"> </text:span><text:span text:style-name="T7">p<text:span text:style-name="T1">ro</text:span>ximaret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Deo</text:span><text:span text:style-name="T7"/><text:span text:style-name="T7"> </text:span><text:span text:style-name="T7"/><text:span text:style-name="T7">gra<text:span text:style-name="T1">tia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ex</text:span><text:span text:style-name="T7">|</text:span><text:span text:style-name="T7"/><text:span text:style-name="T7"> </text:span><text:span text:style-name="T7">ab</text:span><text:span text:style-name="T7"> </text:span><text:span text:style-name="T7">hac</text:span><text:span text:style-name="T7"> </text:span><text:span text:style-name="T7">die</text:span><text:span text:style-name="T7"> </text:span><text:span text:style-name="T7">optime</text:span><text:span text:style-name="T7"> </text:span><text:span text:style-name="T7"> </text:span><text:span text:style-name="T7">et</text:span><text:span text:style-name="T7"> </text:span><text:span text:style-name="T7">auidissime</text:span><text:span text:style-name="T7"> </text:span><text:span text:style-name="T7">arripuit</text:span><text:span text:style-name="T7"> | </text:span><text:span text:style-name="T7">illud</text:span><text:span text:style-name="T7"> </text:span><text:span text:style-name="T7">.</text:span><text:span text:style-name="T7"> </text:span><text:span text:style-name="T7">quod</text:span><text:span text:style-name="T7"> </text:span><text:span text:style-name="T7"/><text:span text:style-name="T7">etia<text:span text:style-name="T1">m</text:span></text:span><text:span text:style-name="T7"/><text:span text:style-name="T7"/><text:span text:style-name="T7"/><text:span text:style-name="T7"/><text:span text:style-name="T7"/><text:span text:style-name="T7"> </text:span><text:span text:style-name="T7">omnes</text:span><text:span text:style-name="T7"> </text:span><text:span text:style-name="T7">uirgines</text:span><text:span text:style-name="T7"> </text:span><text:span text:style-name="T7">d<text:span text:style-name="T1">e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imilit<text:span text:style-name="T1">er</text:span></text:span><text:span text:style-name="T7"/><text:span text:style-name="T7"/><text:span text:style-name="T7"/><text:span text:style-name="T7"/><text:span text:style-name="T7"> </text:span><text:span text:style-name="T7">faci</text:span><text:span text:style-name="T7">|</text:span><text:span text:style-name="T7"/><text:span text:style-name="T7"> </text:span><text:span text:style-name="T7">.</text:span><text:span text:style-name="T7"> </text:span><text:span text:style-name="T7">non</text:span><text:span text:style-name="T7"> </text:span><text:span text:style-name="T7">uoluntate</text:span><text:span text:style-name="T7"> </text:span><text:span text:style-name="T7"> </text:span><text:span text:style-name="T7">patrum</text:span><text:span text:style-name="T7"> </text:span><text:span text:style-name="T7"/><text:span text:style-name="T7">ea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immo</text:span><text:span text:style-name="T7"> </text:span><text:span text:style-name="T7">p<text:span text:style-name="T1">er</text:span>se</text:span><text:span text:style-name="T7"/><text:span text:style-name="T7"/><text:span text:style-name="T7"/><text:span text:style-name="T7"/><text:span text:style-name="T7">|</text:span><text:span text:style-name="T7"/><text:span text:style-name="T7"> </text:span><text:span text:style-name="T7">patuntur</text:span><text:span text:style-name="T7"> </text:span><text:span text:style-name="T7">et</text:span><text:span text:style-name="T7"/><text:span text:style-name="T7"> </text:span><text:span text:style-name="T7">imp<text:span text:style-name="T1">ro</text:span>peri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falsa</text:span><text:span text:style-name="T7"> </text:span><text:span text:style-name="T7">a</text:span><text:span text:style-name="T7"> </text:span><text:span text:style-name="T7">parentib<text:span text:style-name="T1">us</text:span></text:span><text:span text:style-name="T7"/><text:span text:style-name="T7"/><text:span text:style-name="T7"/><text:span text:style-name="T7"> </text:span><text:span text:style-name="T7"/><text:span text:style-name="T7">suis</text:span><text:span text:style-name="T7"> </text:span><text:span text:style-name="T7">.</text:span><text:span text:style-name="T7"> | </text:span><text:span text:style-name="T7">et</text:span><text:span text:style-name="T7"> </text:span><text:span text:style-name="T7">nichil</text:span><text:span text:style-name="T7">c</text:span><text:span text:style-name="T7"> </text:span><text:span text:style-name="T7">ominus</text:span><text:span text:style-name="T7"> </text:span><text:span text:style-name="T7">plus</text:span><text:span text:style-name="T7"> </text:span><text:span text:style-name="T7">augetur</text:span><text:span text:style-name="T7"> </text:span><text:span text:style-name="T7">numeru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de</text:span><text:span text:style-name="T7"> </text:span><text:span text:style-name="T7">genere</text:span><text:span text:style-name="T7"> | </text:span><text:span text:style-name="T7">n<text:span text:style-name="T1">ost</text:span>r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qui</text:span><text:span text:style-name="T7"> </text:span><text:span text:style-name="T7">ibi</text:span><text:span text:style-name="T7"> </text:span><text:span text:style-name="T7">nati</text:span><text:span text:style-name="T7"> </text:span><text:span text:style-name="T7">sunt</text:span><text:span text:style-name="T7"> </text:span><text:span text:style-name="T7">nescimus</text:span><text:span text:style-name="T7"> </text:span><text:span text:style-name="T7">numeru<text:span text:style-name="T1">m</text:span></text:span><text:span text:style-name="T7"/><text:span text:style-name="T7"/><text:span text:style-name="T7"/><text:span text:style-name="T7"/><text:span text:style-name="T7"> </text:span><text:span text:style-name="T7">eo<text:span text:style-name="T1">u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praet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uidu</text:span><text:span text:style-name="T7">|</text:span><text:span text:style-name="T7"/><text:span text:style-name="T7"> </text:span><text:span text:style-name="T7">et</text:span><text:span text:style-name="T7"> </text:span><text:span text:style-name="T7">continentes</text:span><text:span text:style-name="T7"> </text:span><text:span text:style-name="T7">.</text:span><text:span text:style-name="T7"> </text:span><text:span text:style-name="T7"/><text:span text:style-name="T7"/><text:span text:style-name="T7">sed</text:span><text:span text:style-name="T7"> </text:span><text:span text:style-name="T7">et</text:span><text:span text:style-name="T7"/><text:span text:style-name="T7"> </text:span><text:span text:style-name="T7">illas</text:span><text:span text:style-name="T7"> </text:span><text:span text:style-name="T7">maxime</text:span><text:span text:style-name="T7"> </text:span><text:span text:style-name="T7">laborant</text:span><text:span text:style-name="T7"> </text:span><text:span text:style-name="T7">que</text:span><text:span text:style-name="T7"/><text:span text:style-name="T7"> </text:span><text:span text:style-name="T7">ser</text:span><text:span text:style-name="T7">|</text:span><text:span text:style-name="T7"/><text:span text:style-name="T7"> </text:span><text:span text:style-name="T7">detinentur</text:span><text:span text:style-name="T7"> </text:span><text:span text:style-name="T7">.</text:span><text:span text:style-name="T7">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/><text:span text:style-name="T7">ad</text:span><text:span text:style-name="T7"> </text:span><text:span text:style-name="T7">t<text:span text:style-name="T1">er</text:span>rore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minas</text:span><text:span text:style-name="T7"> </text:span><text:span text:style-name="T7"/><text:span text:style-name="T7">asidue</text:span><text:span text:style-name="T7"> </text:span><text:span text:style-name="T7">p<text:span text:style-name="T1">er</text:span>fe</text:span><text:span text:style-name="T7"/><text:span text:style-name="T7"/><text:span text:style-name="T7"/><text:span text:style-name="T7"/><text:span text:style-name="T7">|</text:span><text:span text:style-name="T7"/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gra<text:span text:style-name="T1">tia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edit</text:span><text:span text:style-name="T7"> </text:span><text:span text:style-name="T7"/><text:span text:style-name="T7">multis</text:span><text:span text:style-name="T7"> </text:span><text:span text:style-name="T7">ex</text:span><text:span text:style-name="T7"> </text:span><text:span text:style-name="T7">ancillis</text:span><text:span text:style-name="T7"> | </text:span><text:span text:style-name="T7">suis</text:span><text:span text:style-name="T7"> </text:span><text:span text:style-name="T7">.</text:span><text:span text:style-name="T7"> </text:span><text:span text:style-name="T7">Nam</text:span><text:span text:style-name="T7"/><text:span text:style-name="T7"> </text:span><text:span text:style-name="T7">et</text:span><text:span text:style-name="T7"/><text:span text:style-name="T7"> </text:span><text:span text:style-name="T7">siue</text:span><text:span text:style-name="T7"> </text:span><text:span text:style-name="T7">tantu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tamen</text:span><text:span text:style-name="T7"> </text:span><text:span text:style-name="T7">fortiter</text:span><text:span text:style-name="T7"> | </text:span><text:span text:style-name="T7">imitantur</text:span><text:span text:style-name="T7"> </text:span><text:span text:style-name="T7">.</text:span><text:span text:style-name="T7"> </text:span><text:span text:style-name="T7"/></text:p>
      <text:p><text:span text:style-name="T7"/><text:span text:style-name="T7">Unde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etsi</text:span><text:span text:style-name="T7"/><text:span text:style-name="T7"> </text:span><text:span text:style-name="T7">uoluero</text:span><text:span text:style-name="T7"> | </text:span><text:span text:style-name="T7">amitere</text:span><text:span text:style-name="T7"> </text:span><text:span text:style-name="T7">illas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ut</text:span><text:span text:style-name="T7"> </text:span><text:span text:style-name="T7">p<text:span text:style-name="T1">er</text:span>gen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brithanniis</text:span><text:span text:style-name="T7"> | </text:span><text:span text:style-name="T7"/><text:span text:style-name="T7">et</text:span><text:span text:style-name="T7"/><text:span text:style-name="T7"> </text:span><text:span text:style-name="T7">libentissime</text:span><text:span text:style-name="T7"> </text:span><text:span text:style-name="T7">paratus</text:span><text:span text:style-name="T7"> </text:span><text:span text:style-name="T7">eram</text:span><text:span text:style-name="T7"> </text:span><text:span text:style-name="T7">.</text:span><text:span text:style-name="T7"> </text:span><text:span text:style-name="T7">quasi</text:span><text:span text:style-name="T7"> </text:span><text:span text:style-name="T7">ad</text:span><text:span text:style-name="T7"> | </text:span><text:span text:style-name="T7"/><text:span text:style-name="T7">patria<text:span text:style-name="T1">m</text:span></text:span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/><text:span text:style-name="T7">parentes</text:span><text:span text:style-name="T7"> </text:span><text:span text:style-name="T7">.</text:span><text:span text:style-name="T7"> </text:span><text:span text:style-name="T7">n<text:span text:style-name="T1">on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id</text:span><text:span text:style-name="T7"> </text:span><text:span text:style-name="T7">solu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etiam</text:span><text:span text:style-name="T7"/><text:span text:style-name="T7"> | </text:span><text:span text:style-name="T7"/><text:span text:style-name="T7">usq<text:span text:style-name="T1">ue</text:span></text:span><text:span text:style-name="T7"/><text:span text:style-name="T7"/><text:span text:style-name="T7"/><text:span text:style-name="T7"> </text:span><text:span text:style-name="T7">ad</text:span><text:span text:style-name="T7"> </text:span><text:span text:style-name="T7">gallias</text:span><text:span text:style-name="T7"> </text:span><text:span text:style-name="T7">uisitare</text:span><text:span text:style-name="T7"> </text:span><text:span text:style-name="T7">fr<text:span text:style-name="T1">atre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/><text:span text:style-name="T7">ut</text:span><text:span text:style-name="T7"> </text:span><text:span text:style-name="T7">uidere<text:span text:style-name="T1">m</text:span></text:span><text:span text:style-name="T7"/><text:span text:style-name="T7"/><text:span text:style-name="T7"/><text:span text:style-name="T7"/><text:span text:style-name="T7"> | </text:span><text:span text:style-name="T7">facie<text:span text:style-name="T1">m</text:span></text:span><text:span text:style-name="T7"/><text:span text:style-name="T7"/><text:span text:style-name="T7"/><text:span text:style-name="T7"/><text:span text:style-name="T7"> </text:span><text:span text:style-name="T7">s<text:span text:style-name="T1">an</text:span>c<text:span text:style-name="T1">t</text:span>or<text:span text:style-name="T1">um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i</text:span><text:span text:style-name="T7"> </text:span><text:span text:style-name="T7">.</text:span><text:span text:style-name="T7"> </text:span><text:span text:style-name="T7">scit</text:span><text:span text:style-name="T7"> </text:span><text:span text:style-name="T7">d<text:span text:style-name="T1">e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<text:span text:style-name="T1">u</text:span>od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go</text:span><text:span text:style-name="T7"> </text:span><text:span text:style-name="T7">ualde</text:span><text:span text:style-name="T7"> | </text:span><text:span text:style-name="T7"/><text:span text:style-name="T7">optaba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alligatus</text:span><text:span text:style-name="T7"> </text:span><text:span text:style-name="T7">spiritu</text:span><text:span text:style-name="T7"> </text:span><text:span text:style-name="T7">qui</text:span><text:span text:style-name="T7"> </text:span><text:span text:style-name="T7">mihi</text:span><text:span text:style-name="T7"> | </text:span><text:span text:style-name="T7">p<text:span text:style-name="T1">ro</text:span>testat<text:span text:style-name="T1">ur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si</text:span><text:span text:style-name="T7"> </text:span><text:span text:style-name="T7">hoc</text:span><text:span text:style-name="T7"> </text:span><text:span text:style-name="T7">fecero</text:span><text:span text:style-name="T7"> </text:span><text:span text:style-name="T7">.</text:span><text:span text:style-name="T7"> </text:span><text:span text:style-name="T7">ut</text:span><text:span text:style-name="T7"> </text:span><text:span text:style-name="T7"/><text:span text:style-name="T7">reum</text:span><text:span text:style-name="T7"> </text:span><text:span text:style-name="T7">futuru<text:span text:style-name="T1">m</text:span></text:span><text:span text:style-name="T7"/><text:span text:style-name="T7"/><text:span text:style-name="T7"/><text:span text:style-name="T7"/><text:span text:style-name="T7"> | </text:span><text:span text:style-name="T7">esse</text:span><text:span text:style-name="T7"> </text:span><text:span text:style-name="T7">designa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timeo</text:span><text:span text:style-name="T7"> </text:span><text:span text:style-name="T7">perdere</text:span><text:span text:style-name="T7"> </text:span><text:span text:style-name="T7">laborem</text:span><text:span text:style-name="T7"> | </text:span><text:span text:style-name="T7">que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>inchoaui</text:span><text:span text:style-name="T7"> 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non</text:span><text:span text:style-name="T7"> </text:span><text:span text:style-name="T7">ego</text:span><text:span text:style-name="T7"> </text:span><text:span text:style-name="T7">sed</text:span><text:span text:style-name="T7"> </text:span><text:span text:style-name="T7">chr<text:span text:style-name="T1">is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qui</text:span><text:span text:style-name="T7"> </text:span><text:span text:style-name="T7">michi</text:span><text:span text:style-name="T7">c</text:span><text:span text:style-name="T7"> </text:span><text:span text:style-name="T7">imperauit</text:span><text:span text:style-name="T7"> </text:span><text:span text:style-name="T7">ut</text:span><text:span text:style-name="T7"> </text:span><text:span text:style-name="T7"/><text:span text:style-name="T7"/><text:span text:style-name="T7">uenirem</text:span><text:span text:style-name="T7"> </text:span><text:span text:style-name="T7"/><text:span text:style-name="T7"/><text:span text:style-name="T7"> </text:span><text:span text:style-name="T7">esse<text:span text:style-name="T1">m</text:span>q<text:span text:style-name="T1">ue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cum</text:span><text:span text:style-name="T7"> </text:span><text:span text:style-name="T7">illis</text:span><text:span text:style-name="T7"> </text:span><text:span text:style-name="T7">residuum</text:span><text:span text:style-name="T7"> </text:span><text:span text:style-name="T7">etatis</text:span><text:span text:style-name="T7"/><text:span text:style-name="T7"> </text:span><text:span text:style-name="T7">mee</text:span><text:span text:style-name="T7"/><text:span text:style-name="T7"> </text:span><text:span text:style-name="T7">.</text:span><text:span text:style-name="T7"> </text:span><text:span text:style-name="T7">si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/><text:span text:style-name="T7">uoluerit</text:span><text:span text:style-name="T7"> </text:span><text:span text:style-name="T7">et</text:span><text:span text:style-name="T7"/><text:span text:style-name="T7"> </text:span><text:span text:style-name="T7">custodierit</text:span><text:span text:style-name="T7"/><text:span text:style-name="T7"> </text:span><text:span text:style-name="T7">me</text:span><text:span text:style-name="T7"> </text:span><text:span text:style-name="T7">ab</text:span><text:span text:style-name="T7"> </text:span><text:span text:style-name="T7">om<text:span text:style-name="T1">n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uia</text:span><text:span text:style-name="T7"> | </text:span><text:span text:style-name="T7">mala</text:span><text:span text:style-name="T7"> </text:span><text:span text:style-name="T7">ut</text:span><text:span text:style-name="T7"> </text:span><text:span text:style-name="T7">non</text:span><text:span text:style-name="T7"> </text:span><text:span text:style-name="T7">peccem</text:span><text:span text:style-name="T7"> </text:span><text:span text:style-name="T7">coram</text:span><text:span text:style-name="T7"> </text:span><text:span text:style-name="T7">illo</text:span><text:span text:style-name="T7"> </text:span><text:span text:style-name="T7">.</text:span><text:span text:style-name="T7"> </text:span><text:span text:style-name="T7"/></text:p>
      <text:p><text:span text:style-name="T7"/><text:span text:style-name="T7">Spero</text:span><text:span text:style-name="T7"/><text:span text:style-name="T7"> |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hoc</text:span><text:span text:style-name="T7"> </text:span><text:span text:style-name="T7">debueram</text:span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memet</text:span><text:span text:style-name="T7"> </text:span><text:span text:style-name="T7">ipsum</text:span><text:span text:style-name="T7"> | </text:span><text:span text:style-name="T7">non</text:span><text:span text:style-name="T7"> </text:span><text:span text:style-name="T7">credo</text:span><text:span text:style-name="T7"> </text:span><text:span text:style-name="T7">.</text:span><text:span text:style-name="T7"> </text:span><text:span text:style-name="T7"/><text:span text:style-name="T7">quamdiu</text:span><text:span text:style-name="T7"> </text:span><text:span text:style-name="T7">fuero</text:span><text:span text:style-name="T7"> </text:span><text:span text:style-name="T7">in</text:span><text:span text:style-name="T7"> </text:span><text:span text:style-name="T7">hoc</text:span><text:span text:style-name="T7"> </text:span><text:span text:style-name="T7">corp<text:span text:style-name="T1">er</text:span>e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mortis</text:span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fortis</text:span><text:span text:style-name="T7"> </text:span><text:span text:style-name="T7">est</text:span><text:span text:style-name="T7"/><text:span text:style-name="T7"> </text:span><text:span text:style-name="T7">qui</text:span><text:span text:style-name="T7"> </text:span><text:span text:style-name="T7">cotidie</text:span><text:span text:style-name="T7"> </text:span><text:span text:style-name="T7">ni</text:span><text:span text:style-name="T7">|</text:span><text:span text:style-name="T7"/><text:span text:style-name="T7"> </text:span><text:span text:style-name="T7"/><text:span text:style-name="T7">subuertere</text:span><text:span text:style-name="T7"> </text:span><text:span text:style-name="T7">me</text:span><text:span text:style-name="T7"> </text:span><text:span text:style-name="T7">a</text:span><text:span text:style-name="T7"> </text:span><text:span text:style-name="T7">fide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reposi</text:span><text:span text:style-name="T7"/><text:span text:style-name="T7">|</text:span><text:span text:style-name="T7"/><text:span text:style-name="T7"> </text:span><text:span text:style-name="T7">castitate</text:span><text:span text:style-name="T7"/><text:span text:style-name="T7"> </text:span><text:span text:style-name="T7">religionis</text:span><text:span text:style-name="T7"> </text:span><text:span text:style-name="T7">non</text:span><text:span text:style-name="T7"> </text:span><text:span text:style-name="T7">fictae</text:span><text:span text:style-name="T7"/><text:span text:style-name="T7"/><text:span text:style-name="T7"> </text:span><text:span text:style-name="T7">.</text:span><text:span text:style-name="T7"> </text:span><text:span text:style-name="T7">usq<text:span text:style-name="T1">ue</text:span></text:span><text:span text:style-name="T7"/><text:span text:style-name="T7"/><text:span text:style-name="T7"/><text:span text:style-name="T7"> | </text:span><text:span text:style-name="T7"/><text:span text:style-name="T7">in</text:span><text:span text:style-name="T7"> </text:span><text:span text:style-name="T7">fine<text:span text:style-name="T1">m</text:span></text:span><text:span text:style-name="T7"/><text:span text:style-name="T7"/><text:span text:style-name="T7"/><text:span text:style-name="T7"/><text:span text:style-name="T7"> </text:span><text:span text:style-name="T7">uite</text:span><text:span text:style-name="T7"/><text:span text:style-name="T7"> </text:span><text:span text:style-name="T7">mee</text:span><text:span text:style-name="T7"/><text:span text:style-name="T7"> </text:span><text:span text:style-name="T7">chr<text:span text:style-name="T1">ist</text:span>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o</text:span><text:span text:style-name="T7"> </text:span><text:span text:style-name="T7">.</text:span><text:span text:style-name="T7"> </text:span><text:span text:style-name="T7">Sed</text:span><text:span text:style-name="T7"/><text:span text:style-name="T7"> </text:span><text:span text:style-name="T7">caro</text:span><text:span text:style-name="T7"> | </text:span><text:span text:style-name="T7">inimica</text:span><text:span text:style-name="T7"> </text:span><text:span text:style-name="T7">semp<text:span text:style-name="T1">er</text:span></text:span><text:span text:style-name="T7"/><text:span text:style-name="T7"/><text:span text:style-name="T7"/><text:span text:style-name="T7"/><text:span text:style-name="T7"> </text:span><text:span text:style-name="T7"/><text:span text:style-name="T7">trahit</text:span><text:span text:style-name="T7"> </text:span><text:span text:style-name="T7">ad</text:span><text:span text:style-name="T7"> </text:span><text:span text:style-name="T7">morte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id</text:span><text:span text:style-name="T7"> </text:span><text:span text:style-name="T7">est</text:span><text:span text:style-name="T7"/><text:span text:style-name="T7"> </text:span><text:span text:style-name="T7">ad</text:span><text:span text:style-name="T7"> | </text:span><text:span text:style-name="T7">illecebras</text:span><text:span text:style-name="T7"> </text:span><text:span text:style-name="T7">in</text:span><text:span text:style-name="T7"> </text:span><text:span text:style-name="T7">infelicitate</text:span><text:span text:style-name="T7"> </text:span><text:span text:style-name="T7">p<text:span text:style-name="T1">er</text:span>ficienda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(52rb)</text:span><text:span text:style-name="T7"> | </text:span><text:span text:style-name="T7">scio</text:span><text:span text:style-name="T7"> </text:span><text:span text:style-name="T7">ex</text:span><text:span text:style-name="T7"> </text:span><text:span text:style-name="T7">parte</text:span><text:span text:style-name="T7"> </text:span><text:span text:style-name="T7">quare</text:span><text:span text:style-name="T7"> </text:span><text:span text:style-name="T7">ego</text:span><text:span text:style-name="T7"> </text:span><text:span text:style-name="T7">uita<text:span text:style-name="T1">m</text:span></text:span><text:span text:style-name="T7"/><text:span text:style-name="T7"/><text:span text:style-name="T7"/><text:span text:style-name="T7"/><text:span text:style-name="T7"> </text:span><text:span text:style-name="T7">perfecta<text:span text:style-name="T1">m</text:span>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n<text:span text:style-name="T1">on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didici</text:span><text:span text:style-name="T7"> </text:span><text:span text:style-name="T7"/><text:span text:style-name="T7"/><text:span text:style-name="T7"> | </text:span><text:span text:style-name="T7">sicut</text:span><text:span text:style-name="T7"> </text:span><text:span text:style-name="T7">et</text:span><text:span text:style-name="T7"/><text:span text:style-name="T7"> </text:span><text:span text:style-name="T7">ceteri</text:span><text:span text:style-name="T7"/><text:span text:style-name="T7"> </text:span><text:span text:style-name="T7"/><text:span text:style-name="T7">credentes</text:span><text:span text:style-name="T7"> </text:span><text:span text:style-name="T7">.</text:span><text:span text:style-name="T7"> </text:span><text:span text:style-name="T7">Sed</text:span><text:span text:style-name="T7"/><text:span text:style-name="T7"> </text:span><text:span text:style-name="T7">confiteor</text:span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meo</text:span><text:span text:style-name="T7"> </text:span><text:span text:style-name="T7">et</text:span><text:span text:style-name="T7"/><text:span text:style-name="T7"> </text:span><text:span text:style-name="T7">non</text:span><text:span text:style-name="T7"> </text:span><text:span text:style-name="T7">erubesco</text:span><text:span text:style-name="T7"> </text:span><text:span text:style-name="T7">in</text:span><text:span text:style-name="T7"> </text:span><text:span text:style-name="T7">conspectu</text:span><text:span text:style-name="T7"/><text:span text:style-name="T7"> </text:span><text:span text:style-name="T7"/><text:span text:style-name="T7">eius</text:span><text:span text:style-name="T7"> </text:span><text:span text:style-name="T7">.</text:span><text:span text:style-name="T7"> </text:span><text:span text:style-name="T7">quia</text:span><text:span text:style-name="T7"> | </text:span><text:span text:style-name="T7">non</text:span><text:span text:style-name="T7"> </text:span><text:span text:style-name="T7">mentior</text:span><text:span text:style-name="T7"> </text:span><text:span text:style-name="T7"/><text:span text:style-name="T7"/><text:span text:style-name="T7"> </text:span><text:span text:style-name="T7">ex</text:span><text:span text:style-name="T7"> </text:span><text:span text:style-name="T7">quo</text:span><text:span text:style-name="T7"> </text:span><text:span text:style-name="T7">cognoui</text:span><text:span text:style-name="T7"> </text:span><text:span text:style-name="T7">eum</text:span><text:span text:style-name="T7"> </text:span><text:span text:style-name="T7">a</text:span><text:span text:style-name="T7"> </text:span><text:span text:style-name="T7">iuuen</text:span><text:span text:style-name="T7">|</text:span><text:span text:style-name="T7"/><text:span text:style-name="T7"> </text:span><text:span text:style-name="T7">mea</text:span><text:span text:style-name="T7"> </text:span><text:span text:style-name="T7">.</text:span><text:span text:style-name="T7"> </text:span><text:span text:style-name="T7">creuit</text:span><text:span text:style-name="T7"> </text:span><text:span text:style-name="T7"/><text:span text:style-name="T7">in</text:span><text:span text:style-name="T7"> </text:span><text:span text:style-name="T7">me</text:span><text:span text:style-name="T7"> </text:span><text:span text:style-name="T7">amor</text:span><text:span text:style-name="T7"> </text:span><text:span text:style-name="T7">dei</text:span><text:span text:style-name="T7"> </text:span><text:span text:style-name="T7">et</text:span><text:span text:style-name="T7"/><text:span text:style-name="T7"> </text:span><text:span text:style-name="T7">timor</text:span><text:span text:style-name="T7"> | </text:span><text:span text:style-name="T7">ipsius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nunc</text:span><text:span text:style-name="T7"> </text:span><text:span text:style-name="T7">fauente</text:span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fidem</text:span><text:span text:style-name="T7"> </text:span><text:span text:style-name="T7"/><text:span text:style-name="T7">ser</text:span><text:span text:style-name="T7">|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Rideat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insultet</text:span><text:span text:style-name="T7"> </text:span><text:span text:style-name="T7">qui</text:span><text:span text:style-name="T7"> </text:span><text:span text:style-name="T7">uolue</text:span><text:span text:style-name="T7">|</text:span><text:span text:style-name="T7"/><text:span text:style-name="T7"> </text:span><text:span text:style-name="T7"/><text:span text:style-name="T7"/><text:span text:style-name="T7"> </text:span><text:span text:style-name="T7">ego</text:span><text:span text:style-name="T7"> </text:span><text:span text:style-name="T7">non</text:span><text:span text:style-name="T7"> </text:span><text:span text:style-name="T7">silebo</text:span><text:span text:style-name="T7"> </text:span><text:span text:style-name="T7">neq<text:span text:style-name="T1">ue</text:span></text:span><text:span text:style-name="T7"/><text:span text:style-name="T7"/><text:span text:style-name="T7"/><text:span text:style-name="T7"> </text:span><text:span text:style-name="T7"/><text:span text:style-name="T7">abscondo</text:span><text:span text:style-name="T7"> </text:span><text:span text:style-name="T7">signa</text:span><text:span text:style-name="T7"> </text:span><text:span text:style-name="T7">et</text:span><text:span text:style-name="T7"/><text:span text:style-name="T7"> | </text:span><text:span text:style-name="T7">mirabilia</text:span><text:span text:style-name="T7"> </text:span><text:span text:style-name="T7">que</text:span><text:span text:style-name="T7"/><text:span text:style-name="T7"> </text:span><text:span text:style-name="T7">michi</text:span><text:span text:style-name="T7">c</text:span><text:span text:style-name="T7"> </text:span><text:span text:style-name="T7">a</text:span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inistrata</text:span><text:span text:style-name="T7"/><text:span text:style-name="T7"> </text:span><text:span text:style-name="T7">sunt</text:span><text:span text:style-name="T7"> </text:span><text:span text:style-name="T7">.</text:span><text:span text:style-name="T7"> | </text:span><text:span text:style-name="T7"/><text:span text:style-name="T7">ante</text:span><text:span text:style-name="T7"> </text:span><text:span text:style-name="T7">multos</text:span><text:span text:style-name="T7"> </text:span><text:span text:style-name="T7">annos</text:span><text:span text:style-name="T7"> </text:span><text:span text:style-name="T7">quam</text:span><text:span text:style-name="T7"> </text:span><text:span text:style-name="T7">fierent</text:span><text:span text:style-name="T7"> </text:span><text:span text:style-name="T7"/><text:span text:style-name="T7"/><text:span text:style-name="T7"> </text:span><text:span text:style-name="T7">quasi</text:span><text:span text:style-name="T7"> | </text:span><text:span text:style-name="T7">qui</text:span><text:span text:style-name="T7"> </text:span><text:span text:style-name="T7">nouit</text:span><text:span text:style-name="T7"> </text:span><text:span text:style-name="T7">om<text:span text:style-name="T1">n</text:span>i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tiam</text:span><text:span text:style-name="T7"/><text:span text:style-name="T7"> </text:span><text:span text:style-name="T7">ante</text:span><text:span text:style-name="T7"> </text:span><text:span text:style-name="T7"/><text:span text:style-name="T7">tempora</text:span><text:span text:style-name="T7"> </text:span><text:span text:style-name="T7">s<text:span text:style-name="T1">ae</text:span>c<text:span text:style-name="T1">u</text:span>laria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/></text:p>
      <text:p><text:span text:style-name="T7"/><text:span text:style-name="T7">Unde</text:span><text:span text:style-name="T7"/><text:span text:style-name="T7"> </text:span><text:span text:style-name="T7">ego</text:span><text:span text:style-name="T7"> </text:span><text:span text:style-name="T7">quidem</text:span><text:span text:style-name="T7"> </text:span><text:span text:style-name="T7">debueram</text:span><text:span text:style-name="T7"> </text:span><text:span text:style-name="T7">sine</text:span><text:span text:style-name="T7"> </text:span><text:span text:style-name="T7">cessatione</text:span><text:span text:style-name="T7"> | </text:span><text:span text:style-name="T7">deo</text:span><text:span text:style-name="T7"> </text:span><text:span text:style-name="T7">gracias</text:span><text:span text:style-name="T7"> </text:span><text:span text:style-name="T7">agere</text:span><text:span text:style-name="T7"> </text:span><text:span text:style-name="T7">.</text:span><text:span text:style-name="T7"> </text:span><text:span text:style-name="T7">qui</text:span><text:span text:style-name="T7"> </text:span><text:span text:style-name="T7"/><text:span text:style-name="T7">saepe</text:span><text:span text:style-name="T7"/><text:span text:style-name="T7"> </text:span><text:span text:style-name="T7">indulsit</text:span><text:span text:style-name="T7"> </text:span><text:span text:style-name="T7">insipi</text:span><text:span text:style-name="T7">|</text:span><text:span text:style-name="T7"/><text:span text:style-name="T7"/><text:span text:style-name="T7"> </text:span><text:span text:style-name="T7">mee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neglegentie</text:span><text:span text:style-name="T7"/><text:span text:style-name="T7"> </text:span><text:span text:style-name="T7">mee</text:span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de</text:span><text:span text:style-name="T7"> </text:span><text:span text:style-name="T7">loco</text:span><text:span text:style-name="T7"> | </text:span><text:span text:style-name="T7">non</text:span><text:span text:style-name="T7"> </text:span><text:span text:style-name="T7"/><text:span text:style-name="T7">in</text:span><text:span text:style-name="T7"> </text:span><text:span text:style-name="T7">uno</text:span><text:span text:style-name="T7"> </text:span><text:span text:style-name="T7">quoq<text:span text:style-name="T1">ue</text:span></text:span><text:span text:style-name="T7"/><text:span text:style-name="T7"/><text:span text:style-name="T7"/><text:span text:style-name="T7"> </text:span><text:span text:style-name="T7">ut</text:span><text:span text:style-name="T7"> </text:span><text:span text:style-name="T7">non</text:span><text:span text:style-name="T7"> </text:span><text:span text:style-name="T7">michi</text:span><text:span text:style-name="T7">c</text:span><text:span text:style-name="T7"> </text:span><text:span text:style-name="T7">uehementer</text:span><text:span text:style-name="T7"> | </text:span><text:span text:style-name="T7">irasceretur</text:span><text:span text:style-name="T7"> </text:span><text:span text:style-name="T7">.</text:span><text:span text:style-name="T7"> </text:span><text:span text:style-name="T7">qui</text:span><text:span text:style-name="T7"> </text:span><text:span text:style-name="T7">adiutor</text:span><text:span text:style-name="T7"> </text:span><text:span text:style-name="T7">datus</text:span><text:span text:style-name="T7"> </text:span><text:span text:style-name="T7"/><text:span text:style-name="T7">sum</text:span><text:span text:style-name="T7"> </text:span><text:span text:style-name="T7">.</text:span><text:span text:style-name="T7"> </text:span><text:span text:style-name="T7">et</text:span><text:span text:style-name="T7"/><text:span text:style-name="T7"> | </text:span><text:span text:style-name="T7">non</text:span><text:span text:style-name="T7"> </text:span><text:span text:style-name="T7">cito</text:span><text:span text:style-name="T7"> </text:span><text:span text:style-name="T7">adquieui</text:span><text:span text:style-name="T7"> </text:span><text:span text:style-name="T7">s<text:span text:style-name="T1">e</text:span>c<text:span text:style-name="T1">un</text:span>d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quod</text:span><text:span text:style-name="T7"> </text:span><text:span text:style-name="T7">michi</text:span><text:span text:style-name="T7">c</text:span><text:span text:style-name="T7"> </text:span><text:span text:style-name="T7">osten</text:span><text:span text:style-name="T7"/><text:span text:style-name="T7">|</text:span><text:span text:style-name="T7"/><text:span text:style-name="T7"> </text:span><text:span text:style-name="T7">fuera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sp<text:span text:style-name="T1">iri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ichilo</text:span><text:span text:style-name="T7"> </text:span><text:span text:style-name="T7">minus</text:span><text:span text:style-name="T7"> </text:span><text:span text:style-name="T7">suggere</text:span><text:span text:style-name="T7">|</text:span><text:span text:style-name="T7"/><text:span text:style-name="T7"> </text:span><text:span text:style-name="T7">et</text:span><text:span text:style-name="T7"/><text:span text:style-name="T7"> </text:span><text:span text:style-name="T7">misertus</text:span><text:span text:style-name="T7"> </text:span><text:span text:style-name="T7">est</text:span><text:span text:style-name="T7"/><text:span text:style-name="T7"> </text:span><text:span text:style-name="T7">mei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milia</text:span><text:span text:style-name="T7"> </text:span><text:span text:style-name="T7"/><text:span text:style-name="T7">miliu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| </text:span><text:span text:style-name="T7">quia</text:span><text:span text:style-name="T7"> </text:span><text:span text:style-name="T7">uidit</text:span><text:span text:style-name="T7"> </text:span><text:span text:style-name="T7">in</text:span><text:span text:style-name="T7"> </text:span><text:span text:style-name="T7">me</text:span><text:span text:style-name="T7"> </text:span><text:span text:style-name="T7">quod</text:span><text:span text:style-name="T7"> </text:span><text:span text:style-name="T7">paratus</text:span><text:span text:style-name="T7"> </text:span><text:span text:style-name="T7">eram</text:span><text:span text:style-name="T7"> </text:span><text:span text:style-name="T7">.</text:span><text:span text:style-name="T7"> </text:span><text:span text:style-name="T7">sed</text:span><text:span text:style-name="T7"/><text:span text:style-name="T7"> | </text:span><text:span text:style-name="T7">quod</text:span><text:span text:style-name="T7"> </text:span><text:span text:style-name="T7">michi</text:span><text:span text:style-name="T7">c</text:span><text:span text:style-name="T7"> </text:span><text:span text:style-name="T7">p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his</text:span><text:span text:style-name="T7"> </text:span><text:span text:style-name="T7">nesciebam</text:span><text:span text:style-name="T7"> </text:span><text:span text:style-name="T7">de</text:span><text:span text:style-name="T7"> </text:span><text:span text:style-name="T7">statu</text:span><text:span text:style-name="T7"/><text:span text:style-name="T7"> </text:span><text:span text:style-name="T7">meo</text:span><text:span text:style-name="T7"> | </text:span><text:span text:style-name="T7">quid</text:span><text:span text:style-name="T7"> </text:span><text:span text:style-name="T7">facerem</text:span><text:span text:style-name="T7"> </text:span><text:span text:style-name="T7">.</text:span><text:span text:style-name="T7"> </text:span><text:span text:style-name="T7">quia</text:span><text:span text:style-name="T7"> </text:span><text:span text:style-name="T7">multi</text:span><text:span text:style-name="T7"> </text:span><text:span text:style-name="T7">hanc</text:span><text:span text:style-name="T7"> </text:span><text:span text:style-name="T7">legatione<text:span text:style-name="T1">m</text:span></text:span><text:span text:style-name="T7"/><text:span text:style-name="T7"/><text:span text:style-name="T7"/><text:span text:style-name="T7"/><text:span text:style-name="T7"> | </text:span><text:span text:style-name="T7"/><text:span text:style-name="T7">prohibebant</text:span><text:span text:style-name="T7"> </text:span><text:span text:style-name="T7">.</text:span><text:span text:style-name="T7"> </text:span><text:span text:style-name="T7">etiam</text:span><text:span text:style-name="T7"/><text:span text:style-name="T7"> </text:span><text:span text:style-name="T7">inter</text:span><text:span text:style-name="T7"> </text:span><text:span text:style-name="T7">se</text:span><text:span text:style-name="T7"> </text:span><text:span text:style-name="T7">ipsos</text:span><text:span text:style-name="T7"> </text:span><text:span text:style-name="T7">postter</text:span><text:span text:style-name="T7"/><text:span text:style-name="T7"> </text:span><text:span text:style-name="T7">|</text:span><text:span text:style-name="T7"/><text:span text:style-name="T7"> </text:span><text:span text:style-name="T7">meu<text:span text:style-name="T1">m</text:span></text:span><text:span text:style-name="T7"/><text:span text:style-name="T7"/><text:span text:style-name="T7"/><text:span text:style-name="T7"/><text:span text:style-name="T7"> </text:span><text:span text:style-name="T7">narrabant</text:span><text:span text:style-name="T7"> </text:span><text:span text:style-name="T7">et</text:span><text:span text:style-name="T7"/><text:span text:style-name="T7"> </text:span><text:span text:style-name="T7"/><text:span text:style-name="T7">dicebant</text:span><text:span text:style-name="T7"> </text:span><text:span text:style-name="T7">.</text:span><text:span text:style-name="T7"> </text:span><text:span text:style-name="T7">Iste</text:span><text:span text:style-name="T7"/><text:span text:style-name="T7"/><text:span text:style-name="T7"> </text:span><text:span text:style-name="T7">.</text:span><text:span text:style-name="T7"> | </text:span><text:span text:style-name="T7">quare</text:span><text:span text:style-name="T7"> </text:span><text:span text:style-name="T7">se</text:span><text:span text:style-name="T7"> </text:span><text:span text:style-name="T7">mittit</text:span><text:span text:style-name="T7"/><text:span text:style-name="T7"> </text:span><text:span text:style-name="T7">in</text:span><text:span text:style-name="T7"> </text:span><text:span text:style-name="T7">periculum</text:span><text:span text:style-name="T7"> </text:span><text:span text:style-name="T7">inter</text:span><text:span text:style-name="T7"> </text:span><text:span text:style-name="T7">hostes</text:span><text:span text:style-name="T7"/><text:span text:style-name="T7"> | </text:span><text:span text:style-name="T7">qui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non</text:span><text:span text:style-name="T7"> </text:span><text:span text:style-name="T7">nouerunt</text:span><text:span text:style-name="T7"> </text:span><text:span text:style-name="T7">.</text:span><text:span text:style-name="T7"> </text:span><text:span text:style-name="T7">non</text:span><text:span text:style-name="T7"> </text:span><text:span text:style-name="T7">ut</text:span><text:span text:style-name="T7"> </text:span><text:span text:style-name="T7">causa</text:span><text:span text:style-name="T7"> | </text:span><text:span text:style-name="T7">malitie</text:span><text:span text:style-name="T7"/><text:span text:style-name="T7"> </text:span><text:span text:style-name="T7">.</text:span><text:span text:style-name="T7"> </text:span><text:span text:style-name="T7">sed</text:span><text:span text:style-name="T7"> </text:span><text:span text:style-name="T7">non</text:span><text:span text:style-name="T7"> </text:span><text:span text:style-name="T7">sapiebat</text:span><text:span text:style-name="T7"> </text:span><text:span text:style-name="T7">illis</text:span><text:span text:style-name="T7"> </text:span><text:span text:style-name="T7">.</text:span><text:span text:style-name="T7"> </text:span><text:span text:style-name="T7">sicut</text:span><text:span text:style-name="T7"> </text:span><text:span text:style-name="T7"/><text:span text:style-name="T7">et</text:span><text:span text:style-name="T7"> </text:span><text:span text:style-name="T7">ego</text:span><text:span text:style-name="T7"> | </text:span><text:span text:style-name="T7">ipse</text:span><text:span text:style-name="T7"> </text:span><text:span text:style-name="T7">testor</text:span><text:span text:style-name="T7"/><text:span text:style-name="T7"> </text:span><text:span text:style-name="T7">intelligi</text:span><text:span text:style-name="T7"> </text:span><text:span text:style-name="T7">propter</text:span><text:span text:style-name="T7"> </text:span><text:span text:style-name="T7">rusticitatem</text:span><text:span text:style-name="T7"/><text:span text:style-name="T7"> | </text:span><text:span text:style-name="T7">mea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non</text:span><text:span text:style-name="T7"> </text:span><text:span text:style-name="T7"/><text:span text:style-name="T7">cito</text:span><text:span text:style-name="T7"> </text:span><text:span text:style-name="T7">agnoui</text:span><text:span text:style-name="T7"> </text:span><text:span text:style-name="T7">gra<text:span text:style-name="T1">tia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e</text:span><text:span text:style-name="T7"/><text:span text:style-name="T7"> </text:span><text:span text:style-name="T7">tunc</text:span><text:span text:style-name="T7"> | </text:span><text:span text:style-name="T7">erat</text:span><text:span text:style-name="T7"> </text:span><text:span text:style-name="T7">in</text:span><text:span text:style-name="T7"> </text:span><text:span text:style-name="T7">me</text:span><text:span text:style-name="T7"> </text:span><text:span text:style-name="T7"/><text:span text:style-name="T7"/><text:span text:style-name="T7"> </text:span><text:span text:style-name="T7">nunc</text:span><text:span text:style-name="T7"> </text:span><text:span text:style-name="T7">michi</text:span><text:span text:style-name="T7">c</text:span><text:span text:style-name="T7"> </text:span><text:span text:style-name="T7">sapit</text:span><text:span text:style-name="T7"> </text:span><text:span text:style-name="T7">quod</text:span><text:span text:style-name="T7"> </text:span><text:span text:style-name="T7"/><text:span text:style-name="T7">ante</text:span><text:span text:style-name="T7"> | </text:span><text:span text:style-name="T7">debueram</text:span><text:span text:style-name="T7"> </text:span><text:span text:style-name="T7">.</text:span><text:span text:style-name="T7"> </text:span><text:span text:style-name="T7"/></text:p>
      <text:p><text:span text:style-name="T7"/><text:span text:style-name="T7">Nunc</text:span><text:span text:style-name="T7"/><text:span text:style-name="T7"> </text:span><text:span text:style-name="T7">ergo</text:span><text:span text:style-name="T7"> </text:span><text:span text:style-name="T7">simpliciter</text:span><text:span text:style-name="T7"> </text:span><text:span text:style-name="T7">insinu</text:span><text:span text:style-name="T7">|</text:span><text:span text:style-name="T7"/><text:span text:style-name="T7"> </text:span><text:span text:style-name="T7">fratrib<text:span text:style-name="T1">us</text:span></text:span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conseruis</text:span><text:span text:style-name="T7"> </text:span><text:span text:style-name="T7">meis</text:span><text:span text:style-name="T7"> </text:span><text:span text:style-name="T7"/><text:span text:style-name="T7">qui</text:span><text:span text:style-name="T7"> </text:span><text:span text:style-name="T7">michi</text:span><text:span text:style-name="T7">c</text:span><text:span text:style-name="T7"> </text:span><text:span text:style-name="T7">cre</text:span><text:span text:style-name="T7">|</text:span><text:span text:style-name="T7"/><text:span text:style-name="T7"> </text:span><text:span text:style-name="T7"/><text:span text:style-name="T7"/><text:span text:style-name="T7"> </text:span><text:span text:style-name="T7">propter</text:span><text:span text:style-name="T7"> </text:span><text:span text:style-name="T7">quod</text:span><text:span text:style-name="T7"> </text:span><text:span text:style-name="T7">predixi</text:span><text:span text:style-name="T7"/><text:span text:style-name="T7"> </text:span><text:span text:style-name="T7">et</text:span><text:span text:style-name="T7"/><text:span text:style-name="T7"> </text:span><text:span text:style-name="T7">predico</text:span><text:span text:style-name="T7"> | </text:span><text:span text:style-name="T7">ad</text:span><text:span text:style-name="T7"> </text:span><text:span text:style-name="T7">roborandam</text:span><text:span text:style-name="T7"> </text:span><text:span text:style-name="T7"/><text:span text:style-name="T7">et</text:span><text:span text:style-name="T7"/><text:span text:style-name="T7"> </text:span><text:span text:style-name="T7">confirmandam</text:span><text:span text:style-name="T7"> </text:span><text:span text:style-name="T7">fidem</text:span><text:span text:style-name="T7"> | </text:span><text:span text:style-name="T7">u<text:span text:style-name="T1">est</text:span>ra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utina<text:span text:style-name="T1">m</text:span></text:span><text:span text:style-name="T7"/><text:span text:style-name="T7"/><text:span text:style-name="T7"/><text:span text:style-name="T7"/><text:span text:style-name="T7"> </text:span><text:span text:style-name="T7">ut</text:span><text:span text:style-name="T7"> </text:span><text:span text:style-name="T7">et</text:span><text:span text:style-name="T7"/><text:span text:style-name="T7"> </text:span><text:span text:style-name="T7">uos</text:span><text:span text:style-name="T7"> </text:span><text:span text:style-name="T7">immitemini</text:span><text:span text:style-name="T7"> </text:span><text:span text:style-name="T7">maiora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/><text:span text:style-name="T7"/><text:span text:style-name="T7">potiora</text:span><text:span text:style-name="T7"> </text:span><text:span text:style-name="T7">faciatis</text:span><text:span text:style-name="T7"> </text:span><text:span text:style-name="T7">.</text:span><text:span text:style-name="T7"> </text:span><text:span text:style-name="T7">Haec</text:span><text:span text:style-name="T7"/><text:span text:style-name="T7"/><text:span text:style-name="T7"> </text:span><text:span text:style-name="T7">erit</text:span><text:span text:style-name="T7"> </text:span><text:span text:style-name="T7">gl<text:span text:style-name="T1">ori</text:span>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a</text:span><text:span text:style-name="T7"> </text:span><text:span text:style-name="T7"/><text:span text:style-name="T7"/><text:span text:style-name="T7"> </text:span><text:span text:style-name="T7">quia</text:span><text:span text:style-name="T7"> | </text:span><text:span text:style-name="T7">filius</text:span><text:span text:style-name="T7"> </text:span><text:span text:style-name="T7">sapiens</text:span><text:span text:style-name="T7"> </text:span><text:span text:style-name="T7">gl<text:span text:style-name="T1">ori</text:span>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patris</text:span><text:span text:style-name="T7"> </text:span><text:span text:style-name="T7">est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Uos</text:span><text:span text:style-name="T7"/><text:span text:style-name="T7"> </text:span><text:span text:style-name="T7">scitis</text:span><text:span text:style-name="T7"> </text:span><text:span text:style-name="T7">et</text:span><text:span text:style-name="T7"/><text:span text:style-name="T7"> | </text:span><text:span text:style-name="T7">d<text:span text:style-name="T1">e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aliter</text:span><text:span text:style-name="T7"> </text:span><text:span text:style-name="T7">conuersatus</text:span><text:span text:style-name="T7"> </text:span><text:span text:style-name="T7">sum</text:span><text:span text:style-name="T7"> </text:span><text:span text:style-name="T7">inter</text:span><text:span text:style-name="T7"> </text:span><text:span text:style-name="T7">uos</text:span><text:span text:style-name="T7"> </text:span><text:span text:style-name="T7">a</text:span><text:span text:style-name="T7"> | </text:span><text:span text:style-name="T7">iuuentute</text:span><text:span text:style-name="T7"> </text:span><text:span text:style-name="T7"/><text:span text:style-name="T7">mea</text:span><text:span text:style-name="T7"> </text:span><text:span text:style-name="T7"/><text:span text:style-name="T7"/><text:span text:style-name="T7"> </text:span><text:span text:style-name="T7">in</text:span><text:span text:style-name="T7"> </text:span><text:span text:style-name="T7">fide</text:span><text:span text:style-name="T7"> </text:span><text:span text:style-name="T7">ueritatis</text:span><text:span text:style-name="T7"> </text:span><text:span text:style-name="T7">et</text:span><text:span text:style-name="T7"/><text:span text:style-name="T7"> </text:span><text:span text:style-name="T7">since</text:span><text:span text:style-name="T7">|</text:span><text:span text:style-name="T7"/><text:span text:style-name="T7"> </text:span><text:span text:style-name="T7">cordis</text:span><text:span text:style-name="T7"> </text:span><text:span text:style-name="T7"/><text:span text:style-name="T7"/><text:span text:style-name="T7"> </text:span><text:span text:style-name="T7">eetiam</text:span><text:span text:style-name="T7"/><text:span text:style-name="T7"> </text:span><text:span text:style-name="T7">ad</text:span><text:span text:style-name="T7"> </text:span><text:span text:style-name="T7">gentes</text:span><text:span text:style-name="T7"> </text:span><text:span text:style-name="T7"/><text:span text:style-name="T7">illas</text:span><text:span text:style-name="T7"> </text:span><text:span text:style-name="T7">inter</text:span><text:span text:style-name="T7"> | </text:span><text:span text:style-name="T7">quas</text:span><text:span text:style-name="T7"> </text:span><text:span text:style-name="T7">habito</text:span><text:span text:style-name="T7"> </text:span><text:span text:style-name="T7"/><text:span text:style-name="T7"/><text:span text:style-name="T7"> </text:span><text:span text:style-name="T7">ego</text:span><text:span text:style-name="T7"> </text:span><text:span text:style-name="T7">fidem</text:span><text:span text:style-name="T7"> </text:span><text:span text:style-name="T7">illis</text:span><text:span text:style-name="T7"> </text:span><text:span text:style-name="T7">praestiti</text:span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rae</text:span><text:span text:style-name="T7"/><text:span text:style-name="T7">|</text:span><text:span text:style-name="T7"/><text:span text:style-name="T7"/><text:span text:style-name="T7"> </text:span><text:span text:style-name="T7">.</text:span><text:span text:style-name="T7"> </text:span><text:span text:style-name="T7">D<text:span text:style-name="T1">e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scit</text:span><text:span text:style-name="T7"> </text:span><text:span text:style-name="T7">nemine<text:span text:style-name="T1">m</text:span></text:span><text:span text:style-name="T7"/><text:span text:style-name="T7"/><text:span text:style-name="T7"/><text:span text:style-name="T7"/><text:span text:style-name="T7"> </text:span><text:span text:style-name="T7">illoru<text:span text:style-name="T1">m</text:span></text:span><text:span text:style-name="T7"/><text:span text:style-name="T7"/><text:span text:style-name="T7"/><text:span text:style-name="T7"/><text:span text:style-name="T7"> </text:span><text:span text:style-name="T7">circu<text:span text:style-name="T3">m</text:span>nueni</text:span><text:span text:style-name="T7"/><text:span text:style-name="T7">m</text:span><text:span text:style-name="T7">n</text:span><text:span text:style-name="T7"> </text:span><text:span text:style-name="T7">.</text:span><text:span text:style-name="T7"> | </text:span><text:span text:style-name="T7">nec</text:span><text:span text:style-name="T7"> </text:span><text:span text:style-name="T7">cogito</text:span><text:span text:style-name="T7"> </text:span><text:span text:style-name="T7">propter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/><text:span text:style-name="T7">eccl<text:span text:style-name="T1">esi</text:span>am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ipsius</text:span><text:span text:style-name="T7"> </text:span><text:span text:style-name="T7"/><text:span text:style-name="T7"/><text:span text:style-name="T7"> </text:span><text:span text:style-name="T7">ne</text:span><text:span text:style-name="T7"> | </text:span><text:span text:style-name="T7">excitem</text:span><text:span text:style-name="T7"> </text:span><text:span text:style-name="T7">illis</text:span><text:span text:style-name="T7"> </text:span><text:span text:style-name="T7">et</text:span><text:span text:style-name="T7"/><text:span text:style-name="T7"> </text:span><text:span text:style-name="T7">nobis</text:span><text:span text:style-name="T7"> </text:span><text:span text:style-name="T7">om<text:span text:style-name="T1">n</text:span>ib<text:span text:style-name="T1">us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persecutionem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/><text:span text:style-name="T7">ne</text:span><text:span text:style-name="T7"> </text:span><text:span text:style-name="T7">per</text:span><text:span text:style-name="T7"> </text:span><text:span text:style-name="T7">me</text:span><text:span text:style-name="T7"> </text:span><text:span text:style-name="T7">blasphemet<text:span text:style-name="T1">ur</text:span></text:span><text:span text:style-name="T7"/><text:span text:style-name="T7"/><text:span text:style-name="T7"/><text:span text:style-name="T7"/><text:span text:style-name="T7"> </text:span><text:span text:style-name="T7">nom<text:span text:style-name="T1">en</text:span></text:span><text:span text:style-name="T7"/><text:span text:style-name="T7"/><text:span text:style-name="T7"/><text:span text:style-name="T7"/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scrip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<text:span text:style-name="T1">st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Uae</text:span><text:span text:style-name="T7"/><text:span text:style-name="T7"/><text:span text:style-name="T7"> </text:span><text:span text:style-name="T7"/><text:span text:style-name="T7">homini</text:span><text:span text:style-name="T7"> </text:span><text:span text:style-name="T7">p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e<text:span text:style-name="T1">m</text:span></text:span><text:span text:style-name="T7"/><text:span text:style-name="T7"/><text:span text:style-name="T7"/><text:span text:style-name="T7"/><text:span text:style-name="T7"> </text:span><text:span text:style-name="T7">nom<text:span text:style-name="T1">en</text:span></text:span><text:span text:style-name="T7"/><text:span text:style-name="T7"/><text:span text:style-name="T7"/><text:span text:style-name="T7"/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blasphe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Nam</text:span><text:span text:style-name="T7"/><text:span text:style-name="T7"> </text:span><text:span text:style-name="T7">etsi</text:span><text:span text:style-name="T7"/><text:span text:style-name="T7"> </text:span><text:span text:style-name="T7">imperitus</text:span><text:span text:style-name="T7"> </text:span><text:span text:style-name="T7">sum</text:span><text:span text:style-name="T7"> </text:span><text:span text:style-name="T7">nominibus</text:span><text:span text:style-name="T7"> | </text:span><text:span text:style-name="T7">tam<text:span text:style-name="T1">en</text:span></text:span><text:span text:style-name="T7"/><text:span text:style-name="T7"/><text:span text:style-name="T7"/><text:span text:style-name="T7"/><text:span text:style-name="T7"> </text:span><text:span text:style-name="T7">conatus</text:span><text:span text:style-name="T7"> </text:span><text:span text:style-name="T7">sum</text:span><text:span text:style-name="T7"> </text:span><text:span text:style-name="T7">quippiam</text:span><text:span text:style-name="T7"> </text:span><text:span text:style-name="T7"/><text:span text:style-name="T7">seruare</text:span><text:span text:style-name="T7"> </text:span><text:span text:style-name="T7">me</text:span><text:span text:style-name="T7"> </text:span><text:span text:style-name="T7"/><text:span text:style-name="T7"/><text:span text:style-name="T7">(52v)</text:span><text:span text:style-name="T7">(52va)(52vb)</text:span><text:span text:style-name="T7">(52va)</text:span><text:span text:style-name="T7"> | </text:span><text:span text:style-name="T7">etiam</text:span><text:span text:style-name="T7"/><text:span text:style-name="T7"> </text:span><text:span text:style-name="T7">fratrib<text:span text:style-name="T1">us</text:span></text:span><text:span text:style-name="T7"/><text:span text:style-name="T7"/><text:span text:style-name="T7"/><text:span text:style-name="T7"> </text:span><text:span text:style-name="T7">chr<text:span text:style-name="T1">ist</text:span>ian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uirginibus</text:span><text:span text:style-name="T7"> </text:span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et</text:span><text:span text:style-name="T7"/><text:span text:style-name="T7"> | </text:span><text:span text:style-name="T7">mulierib<text:span text:style-name="T1">us</text:span></text:span><text:span text:style-name="T7"/><text:span text:style-name="T7"/><text:span text:style-name="T7"/><text:span text:style-name="T7"> </text:span><text:span text:style-name="T7">reliogiosis</text:span><text:span text:style-name="T7">o</text:span><text:span text:style-name="T7"> </text:span><text:span text:style-name="T7">que</text:span><text:span text:style-name="T7"/><text:span text:style-name="T7"> </text:span><text:span text:style-name="T7">michi</text:span><text:span text:style-name="T7">c</text:span><text:span text:style-name="T7"> </text:span><text:span text:style-name="T7">ultronea</text:span><text:span text:style-name="T7"> | </text:span><text:span text:style-name="T7">munuscula</text:span><text:span text:style-name="T7"> </text:span><text:span text:style-name="T7">donaban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sup<text:span text:style-name="T1">er</text:span></text:span><text:span text:style-name="T7"/><text:span text:style-name="T7"/><text:span text:style-name="T7"/><text:span text:style-name="T7"/><text:span text:style-name="T7"> </text:span><text:span text:style-name="T7">altere</text:span><text:span text:style-name="T7"> </text:span><text:span text:style-name="T7">iacta</text:span><text:span text:style-name="T7"/><text:span text:style-name="T7">|</text:span><text:span text:style-name="T7"/><text:span text:style-name="T7"> </text:span><text:span text:style-name="T7">ex</text:span><text:span text:style-name="T7"> </text:span><text:span text:style-name="T7">hornamentis</text:span><text:span text:style-name="T7"> </text:span><text:span text:style-name="T7">suis</text:span><text:span text:style-name="T7"> </text:span><text:span text:style-name="T7">et</text:span><text:span text:style-name="T7"/><text:span text:style-name="T7"> </text:span><text:span text:style-name="T7">iteru<text:span text:style-name="T1">m</text:span></text:span><text:span text:style-name="T7"/><text:span text:style-name="T7"/><text:span text:style-name="T7"/><text:span text:style-name="T7"/><text:span text:style-name="T7"> </text:span><text:span text:style-name="T7">redde</text:span><text:span text:style-name="T7">|</text:span><text:span text:style-name="T7"/><text:span text:style-name="T7"> </text:span><text:span text:style-name="T7">illis</text:span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aduersus</text:span><text:span text:style-name="T7"> </text:span><text:span text:style-name="T7">me</text:span><text:span text:style-name="T7"> </text:span><text:span text:style-name="T7">scandaliza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cur</text:span><text:span text:style-name="T7"> </text:span><text:span text:style-name="T7">hoc</text:span><text:span text:style-name="T7"> </text:span><text:span text:style-name="T7">faciebam</text:span><text:span text:style-name="T7"> </text:span><text:span text:style-name="T7">.</text:span><text:span text:style-name="T7"> </text:span><text:span text:style-name="T7">sed</text:span><text:span text:style-name="T7"> </text:span><text:span text:style-name="T7">ego</text:span><text:span text:style-name="T7"> </text:span><text:span text:style-name="T7">p<text:span text:style-name="T1">ro</text:span>pter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/><text:span text:style-name="T7">spem</text:span><text:span text:style-name="T7"> </text:span><text:span text:style-name="T7">perhennitatis</text:span><text:span text:style-name="T7"> </text:span><text:span text:style-name="T7">ut</text:span><text:span text:style-name="T7"> </text:span><text:span text:style-name="T7">me</text:span><text:span text:style-name="T7"> </text:span><text:span text:style-name="T7">in</text:span><text:span text:style-name="T7"> </text:span><text:span text:style-name="T7">omnibus</text:span><text:span text:style-name="T7"> | </text:span><text:span text:style-name="T7">caute</text:span><text:span text:style-name="T7"> </text:span><text:span text:style-name="T7">propterea</text:span><text:span text:style-name="T7"> </text:span><text:span text:style-name="T7">conseruarem</text:span><text:span text:style-name="T7"> </text:span><text:span text:style-name="T7"/><text:span text:style-name="T7">ita</text:span><text:span text:style-name="T7"> </text:span><text:span text:style-name="T7">ut</text:span><text:span text:style-name="T7"> | </text:span><text:span text:style-name="T7">me</text:span><text:span text:style-name="T7"> </text:span><text:span text:style-name="T7">in</text:span><text:span text:style-name="T7"> </text:span><text:span text:style-name="T7">aliquo</text:span><text:span text:style-name="T7"> </text:span><text:span text:style-name="T7">titulo</text:span><text:span text:style-name="T7"> </text:span><text:span text:style-name="T7">infideles</text:span><text:span text:style-name="T7"> </text:span><text:span text:style-name="T7">caperent</text:span><text:span text:style-name="T7"> </text:span><text:span text:style-name="T7">.</text:span><text:span text:style-name="T7"> | </text:span><text:span text:style-name="T7">uel</text:span><text:span text:style-name="T7"> </text:span><text:span text:style-name="T7">ministerium</text:span><text:span text:style-name="T7"/><text:span text:style-name="T7"> </text:span><text:span text:style-name="T7">seruitutis</text:span><text:span text:style-name="T7"> </text:span><text:span text:style-name="T7">mee</text:span><text:span text:style-name="T7"/><text:span text:style-name="T7"> </text:span><text:span text:style-name="T7">.</text:span><text:span text:style-name="T7"> </text:span><text:span text:style-name="T7"/><text:span text:style-name="T7">nec</text:span><text:span text:style-name="T7"> </text:span><text:span text:style-name="T7">etia<text:span text:style-name="T1">m</text:span></text:span><text:span text:style-name="T7"/><text:span text:style-name="T7"/><text:span text:style-name="T7"/><text:span text:style-name="T7"/><text:span text:style-name="T7"/><text:span text:style-name="T7"> | </text:span><text:span text:style-name="T7">in</text:span><text:span text:style-name="T7"> </text:span><text:span text:style-name="T7">minimis</text:span><text:span text:style-name="T7"> </text:span><text:span text:style-name="T7">incredulis</text:span><text:span text:style-name="T7"> </text:span><text:span text:style-name="T7">locum</text:span><text:span text:style-name="T7"> </text:span><text:span text:style-name="T7">darem</text:span><text:span text:style-name="T7"> </text:span><text:span text:style-name="T7"/><text:span text:style-name="T7"/><text:span text:style-name="T7"> | </text:span><text:span text:style-name="T7">infamare</text:span><text:span text:style-name="T7"> </text:span><text:span text:style-name="T7">siue</text:span><text:span text:style-name="T7"> </text:span><text:span text:style-name="T7"/><text:span text:style-name="T7">detractare</text:span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Forte</text:span><text:span text:style-name="T7"/><text:span text:style-name="T7"> </text:span><text:span text:style-name="T7">au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quando</text:span><text:span text:style-name="T7"> </text:span><text:span text:style-name="T7">baptizaui</text:span><text:span text:style-name="T7"> </text:span><text:span text:style-name="T7">tot</text:span><text:span text:style-name="T7"> </text:span><text:span text:style-name="T7">milia</text:span><text:span text:style-name="T7"> </text:span><text:span text:style-name="T7">homi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sperauerim</text:span><text:span text:style-name="T7"> </text:span><text:span text:style-name="T7"/><text:span text:style-name="T7">ab</text:span><text:span text:style-name="T7"> </text:span><text:span text:style-name="T7">aliquo</text:span><text:span text:style-name="T7"> </text:span><text:span text:style-name="T7">illoru<text:span text:style-name="T1">m</text:span></text:span><text:span text:style-name="T7"/><text:span text:style-name="T7"/><text:span text:style-name="T7"/><text:span text:style-name="T7"/><text:span text:style-name="T7"> </text:span><text:span text:style-name="T7">uel</text:span><text:span text:style-name="T7"> </text:span><text:span text:style-name="T7">dimi</text:span><text:span text:style-name="T7">|</text:span><text:span text:style-name="T7"/><text:span text:style-name="T7"> </text:span><text:span text:style-name="T7">scriptule</text:span><text:span text:style-name="T7"/><text:span text:style-name="T7"> </text:span><text:span text:style-name="T7">dicite</text:span><text:span text:style-name="T7"> </text:span><text:span text:style-name="T7">michi</text:span><text:span text:style-name="T7">c</text:span><text:span text:style-name="T7"> </text:span><text:span text:style-name="T7">et</text:span><text:span text:style-name="T7"/><text:span text:style-name="T7"> </text:span><text:span text:style-name="T7">reddam</text:span><text:span text:style-name="T7"> </text:span><text:span text:style-name="T7"/><text:span text:style-name="T7">uo</text:span><text:span text:style-name="T7">|</text:span><text:span text:style-name="T7"/><text:span text:style-name="T7"> </text:span><text:span text:style-name="T7"/><text:span text:style-name="T7"/><text:span text:style-name="T7"> </text:span><text:span text:style-name="T7">aut</text:span><text:span text:style-name="T7"> </text:span><text:span text:style-name="T7">quando</text:span><text:span text:style-name="T7"> </text:span><text:span text:style-name="T7">ordinauit</text:span><text:span text:style-name="T7"> </text:span><text:span text:style-name="T7">ubiq<text:span text:style-name="T1">ue</text:span></text:span><text:span text:style-name="T7"/><text:span text:style-name="T7"/><text:span text:style-name="T7"/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clericos</text:span><text:span text:style-name="T7"> </text:span><text:span text:style-name="T7">per</text:span><text:span text:style-name="T7"> </text:span><text:span text:style-name="T7">modicitatem</text:span><text:span text:style-name="T7"> </text:span><text:span text:style-name="T7"/><text:span text:style-name="T7">meam</text:span><text:span text:style-name="T7"> </text:span><text:span text:style-name="T7">et</text:span><text:span text:style-name="T7"/><text:span text:style-name="T7"> </text:span><text:span text:style-name="T7">ministe</text:span><text:span text:style-name="T7"/><text:span text:style-name="T7">|</text:span><text:span text:style-name="T7"/><text:span text:style-name="T7"> </text:span><text:span text:style-name="T7">gratis</text:span><text:span text:style-name="T7"> </text:span><text:span text:style-name="T7">distribui</text:span><text:span text:style-name="T7"/><text:span text:style-name="T7"> </text:span><text:span text:style-name="T7">illis</text:span><text:span text:style-name="T7"> </text:span><text:span text:style-name="T7"/><text:span text:style-name="T7"/><text:span text:style-name="T7"> </text:span><text:span text:style-name="T7">si</text:span><text:span text:style-name="T7"> </text:span><text:span text:style-name="T7">poposci</text:span><text:span text:style-name="T7"> </text:span><text:span text:style-name="T7"> | </text:span><text:span text:style-name="T7">ab</text:span><text:span text:style-name="T7"> </text:span><text:span text:style-name="T7">aliquo</text:span><text:span text:style-name="T7"> </text:span><text:span text:style-name="T7"/><text:span text:style-name="T7">illo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uel</text:span><text:span text:style-name="T7"> </text:span><text:span text:style-name="T7">pre<text:span text:style-name="T3">t</text:span>cium</text:span><text:span text:style-name="T7"/><text:span text:style-name="T7">t</text:span><text:span text:style-name="T7">c</text:span><text:span text:style-name="T7"> </text:span><text:span text:style-name="T7">uel</text:span><text:span text:style-name="T7"> </text:span><text:span text:style-name="T7">calci</text:span><text:span text:style-name="T7">|</text:span><text:span text:style-name="T7"/><text:span text:style-name="T7"> </text:span><text:span text:style-name="T7">mei</text:span><text:span text:style-name="T7"> </text:span><text:span text:style-name="T7"/><text:span text:style-name="T7"/><text:span text:style-name="T7"> </text:span><text:span text:style-name="T7">dicite</text:span><text:span text:style-name="T7"> </text:span><text:span text:style-name="T7">michi</text:span><text:span text:style-name="T7">c</text:span><text:span text:style-name="T7"> </text:span><text:span text:style-name="T7">et</text:span><text:span text:style-name="T7"/><text:span text:style-name="T7"> </text:span><text:span text:style-name="T7">reddam</text:span><text:span text:style-name="T7"> </text:span><text:span text:style-name="T7"/><text:span text:style-name="T7">uo</text:span><text:span text:style-name="T7">|</text:span><text:span text:style-name="T7"/><text:span text:style-name="T7"> </text:span><text:span text:style-name="T7"/></text:p>
      <text:p><text:span text:style-name="T7"/><text:span text:style-name="T7">magis</text:span><text:span text:style-name="T7"> </text:span><text:span text:style-name="T7">.</text:span><text:span text:style-name="T7"> </text:span><text:span text:style-name="T7">Ego</text:span><text:span text:style-name="T7"/><text:span text:style-name="T7"> </text:span><text:span text:style-name="T7">impendi</text:span><text:span text:style-name="T7"> </text:span><text:span text:style-name="T7">uobis</text:span><text:span text:style-name="T7"> </text:span><text:span text:style-name="T7">ut</text:span><text:span text:style-name="T7"> </text:span><text:span text:style-name="T7">me</text:span><text:span text:style-name="T7"> | </text:span><text:span text:style-name="T7">capere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nter</text:span><text:span text:style-name="T7"> </text:span><text:span text:style-name="T7">uos</text:span><text:span text:style-name="T7"> </text:span><text:span text:style-name="T7">et</text:span><text:span text:style-name="T7"/><text:span text:style-name="T7"> </text:span><text:span text:style-name="T7">ubiq<text:span text:style-name="T1">ue</text:span></text:span><text:span text:style-name="T7"/><text:span text:style-name="T7"/><text:span text:style-name="T7"/><text:span text:style-name="T7"> </text:span><text:span text:style-name="T7"/><text:span text:style-name="T7">pergebam</text:span><text:span text:style-name="T7"> | </text:span><text:span text:style-name="T7">causa</text:span><text:span text:style-name="T7"> </text:span><text:span text:style-name="T7">u<text:span text:style-name="T1">est</text:span>r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multis</text:span><text:span text:style-name="T7"> </text:span><text:span text:style-name="T7">periculis</text:span><text:span text:style-name="T7"> </text:span><text:span text:style-name="T7">etiam</text:span><text:span text:style-name="T7"/><text:span text:style-name="T7"> |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ad</text:span><text:span text:style-name="T7"> </text:span><text:span text:style-name="T7">exteras</text:span><text:span text:style-name="T7"> </text:span><text:span text:style-name="T7"/><text:span text:style-name="T7">partes</text:span><text:span text:style-name="T7"> </text:span><text:span text:style-name="T7">.</text:span><text:span text:style-name="T7"> </text:span><text:span text:style-name="T7">ubi</text:span><text:span text:style-name="T7"> </text:span><text:span text:style-name="T7">nemo</text:span><text:span text:style-name="T7"> </text:span><text:span text:style-name="T7">ultra</text:span><text:span text:style-name="T7"> | </text:span><text:span text:style-name="T7">era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ubi</text:span><text:span text:style-name="T7"> </text:span><text:span text:style-name="T7">nunquam</text:span><text:span text:style-name="T7"> </text:span><text:span text:style-name="T7">aliquis</text:span><text:span text:style-name="T7"> </text:span><text:span text:style-name="T7">peruene</text:span><text:span text:style-name="T7">|</text:span><text:span text:style-name="T7"/><text:span text:style-name="T7"> </text:span><text:span text:style-name="T7">.</text:span><text:span text:style-name="T7"> </text:span><text:span text:style-name="T7">qui</text:span><text:span text:style-name="T7"> </text:span><text:span text:style-name="T7"/><text:span text:style-name="T7">baptizaret</text:span><text:span text:style-name="T7"> </text:span><text:span text:style-name="T7">.</text:span><text:span text:style-name="T7"> </text:span><text:span text:style-name="T7">aut</text:span><text:span text:style-name="T7"> </text:span><text:span text:style-name="T7">clericos</text:span><text:span text:style-name="T7"> </text:span><text:span text:style-name="T7">ordi</text:span><text:span text:style-name="T7">|</text:span><text:span text:style-name="T7"/><text:span text:style-name="T7"> </text:span><text:span text:style-name="T7">.</text:span><text:span text:style-name="T7"> </text:span><text:span text:style-name="T7">aut</text:span><text:span text:style-name="T7"> </text:span><text:span text:style-name="T7">populum</text:span><text:span text:style-name="T7"> </text:span><text:span text:style-name="T7">in</text:span><text:span text:style-name="T7"> </text:span><text:span text:style-name="T7">fide</text:span><text:span text:style-name="T7"> </text:span><text:span text:style-name="T7">confirma</text:span><text:span text:style-name="T7">|</text:span><text:span text:style-name="T7"/><text:span text:style-name="T7"> </text:span><text:span text:style-name="T7">.</text:span><text:span text:style-name="T7"> </text:span><text:span text:style-name="T7">donante</text:span><text:span text:style-name="T7"> </text:span><text:span text:style-name="T7"/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iligenter</text:span><text:span text:style-name="T7"> </text:span><text:span text:style-name="T7">et</text:span><text:span text:style-name="T7"/><text:span text:style-name="T7"> </text:span><text:span text:style-name="T7">liben</text:span><text:span text:style-name="T7">|</text:span><text:span text:style-name="T7"/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alute</text:span><text:span text:style-name="T7"> </text:span><text:span text:style-name="T7">u<text:span text:style-name="T1">ost</text:span>r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om<text:span text:style-name="T1">n</text:span>i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gessi</text:span><text:span text:style-name="T7"> </text:span><text:span text:style-name="T7">.</text:span><text:span text:style-name="T7"> </text:span><text:span text:style-name="T7"/></text:p>
      <text:p><text:span text:style-name="T7"/><text:span text:style-name="T7">Inte</text:span><text:span text:style-name="T7"/><text:span text:style-name="T7">|</text:span><text:span text:style-name="T7"/><text:span text:style-name="T7"> </text:span><text:span text:style-name="T7">praemia</text:span><text:span text:style-name="T7"/><text:span text:style-name="T7"> </text:span><text:span text:style-name="T7">regib<text:span text:style-name="T1">us</text:span></text:span><text:span text:style-name="T7"/><text:span text:style-name="T7"/><text:span text:style-name="T7"/><text:span text:style-name="T7"> </text:span><text:span text:style-name="T7">dabam</text:span><text:span text:style-name="T7"> </text:span><text:span text:style-name="T7">.</text:span><text:span text:style-name="T7"> </text:span><text:span text:style-name="T7">praeter</text:span><text:span text:style-name="T7"/><text:span text:style-name="T7"> </text:span><text:span text:style-name="T7">quod</text:span><text:span text:style-name="T7"> | </text:span><text:span text:style-name="T7"/><text:span text:style-name="T7">mercedem</text:span><text:span text:style-name="T7"> </text:span><text:span text:style-name="T7">dabam</text:span><text:span text:style-name="T7"> </text:span><text:span text:style-name="T7">filiis</text:span><text:span text:style-name="T7"> </text:span><text:span text:style-name="T7">ipsoru<text:span text:style-name="T1">m</text:span></text:span><text:span text:style-name="T7"/><text:span text:style-name="T7"/><text:span text:style-name="T7"/><text:span text:style-name="T7"/><text:span text:style-name="T7"> </text:span><text:span text:style-name="T7">qui</text:span><text:span text:style-name="T7"> </text:span><text:span text:style-name="T7">mecu<text:span text:style-name="T1">m</text:span></text:span><text:span text:style-name="T7"/><text:span text:style-name="T7"/><text:span text:style-name="T7"/><text:span text:style-name="T7"/><text:span text:style-name="T7"> | </text:span><text:span text:style-name="T7">ambulan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nichilominus</text:span><text:span text:style-name="T7">c</text:span><text:span text:style-name="T7"> </text:span><text:span text:style-name="T7"/><text:span text:style-name="T7"/><text:span text:style-name="T7">comprehen</text:span><text:span text:style-name="T7">|</text:span><text:span text:style-name="T7"/><text:span text:style-name="T7"> </text:span><text:span text:style-name="T7">me</text:span><text:span text:style-name="T7"> </text:span><text:span text:style-name="T7">tunc</text:span><text:span text:style-name="T7"> </text:span><text:span text:style-name="T7">cum</text:span><text:span text:style-name="T7"> </text:span><text:span text:style-name="T7">comitibus</text:span><text:span text:style-name="T7"> </text:span><text:span text:style-name="T7">meis</text:span><text:span text:style-name="T7"> </text:span><text:span text:style-name="T7"/><text:span text:style-name="T7"/><text:span text:style-name="T7"> | </text:span><text:span text:style-name="T7">et</text:span><text:span text:style-name="T7"/><text:span text:style-name="T7"> </text:span><text:span text:style-name="T7">illa</text:span><text:span text:style-name="T7"> </text:span><text:span text:style-name="T7">die</text:span><text:span text:style-name="T7"> </text:span><text:span text:style-name="T7">auidisse</text:span><text:span text:style-name="T7"> </text:span><text:span text:style-name="T7">cupiebant</text:span><text:span text:style-name="T7"> </text:span><text:span text:style-name="T7"/><text:span text:style-name="T7">interfice</text:span><text:span text:style-name="T7">|</text:span><text:span text:style-name="T7"/><text:span text:style-name="T7"> </text:span><text:span text:style-name="T7">me</text:span><text:span text:style-name="T7"> </text:span><text:span text:style-name="T7">.</text:span><text:span text:style-name="T7"> </text:span><text:span text:style-name="T7">sed</text:span><text:span text:style-name="T7"> </text:span><text:span text:style-name="T7">tempus</text:span><text:span text:style-name="T7"> </text:span><text:span text:style-name="T7">nondum</text:span><text:span text:style-name="T7"> </text:span><text:span text:style-name="T7">uenerat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om<text:span text:style-name="T1">n</text:span>i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aecumq<text:span text:style-name="T1">ue</text:span></text:span><text:span text:style-name="T7"/><text:span text:style-name="T7"/><text:span text:style-name="T7"/><text:span text:style-name="T7"/><text:span text:style-name="T7"> </text:span><text:span text:style-name="T7"/><text:span text:style-name="T7">nobiscu<text:span text:style-name="T1">m</text:span></text:span><text:span text:style-name="T7"/><text:span text:style-name="T7"/><text:span text:style-name="T7"/><text:span text:style-name="T7"/><text:span text:style-name="T7"> </text:span><text:span text:style-name="T7">inuenerunt</text:span><text:span text:style-name="T7"/><text:span text:style-name="T7"> | </text:span><text:span text:style-name="T7">rapuerun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me</text:span><text:span text:style-name="T7"> </text:span><text:span text:style-name="T7">ipsum</text:span><text:span text:style-name="T7"> </text:span><text:span text:style-name="T7">ferro</text:span><text:span text:style-name="T7"> </text:span><text:span text:style-name="T7">uixerunt</text:span><text:span text:style-name="T7"/><text:span text:style-name="T7"> </text:span><text:span text:style-name="T7"/><text:span text:style-name="T7"/><text:span text:style-name="T7"> | </text:span><text:span text:style-name="T7">et</text:span><text:span text:style-name="T7"/><text:span text:style-name="T7"> </text:span><text:span text:style-name="T7"/><text:span text:style-name="T7">quartodecimo</text:span><text:span text:style-name="T7"> </text:span><text:span text:style-name="T7">die</text:span><text:span text:style-name="T7"> </text:span><text:span text:style-name="T7">absoluit</text:span><text:span text:style-name="T7"> </text:span><text:span text:style-name="T7">me</text:span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a</text:span><text:span text:style-name="T7"> </text:span><text:span text:style-name="T7">potestate</text:span><text:span text:style-name="T7"/><text:span text:style-name="T7"> </text:span><text:span text:style-name="T7">eorum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/><text:span text:style-name="T7">quicquid</text:span><text:span text:style-name="T7"> </text:span><text:span text:style-name="T7">n<text:span text:style-name="T1">ost</text:span>r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> | </text:span><text:span text:style-name="T7">fuit</text:span><text:span text:style-name="T7"> </text:span><text:span text:style-name="T7">redit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<text:span text:style-name="T1">sse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nobis</text:span><text:span text:style-name="T7"> </text:span><text:span text:style-name="T7">.</text:span><text:span text:style-name="T7"> </text:span><text:span text:style-name="T7">propter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et</text:span><text:span text:style-name="T7"/><text:span text:style-name="T7"> </text:span><text:span text:style-name="T7">ne</text:span><text:span text:style-name="T7">|</text:span><text:span text:style-name="T7"/><text:span text:style-name="T7"> </text:span><text:span text:style-name="T7"/><text:span text:style-name="T7">amicos</text:span><text:span text:style-name="T7"> </text:span><text:span text:style-name="T7">quos</text:span><text:span text:style-name="T7"> </text:span><text:span text:style-name="T7">ante</text:span><text:span text:style-name="T7"> </text:span><text:span text:style-name="T7">preuidimus</text:span><text:span text:style-name="T7"/><text:span text:style-name="T7"> | </text:span><text:span text:style-name="T7"/></text:p>
      <text:p><text:span text:style-name="T7"/><text:span text:style-name="T7">Uos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experti</text:span><text:span text:style-name="T7"> </text:span><text:span text:style-name="T7">estis</text:span><text:span text:style-name="T7"/><text:span text:style-name="T7"> </text:span><text:span text:style-name="T7">quantum</text:span><text:span text:style-name="T7"> </text:span><text:span text:style-name="T7">ego</text:span><text:span text:style-name="T7"> | </text:span><text:span text:style-name="T7">erogaui</text:span><text:span text:style-name="T7"> </text:span><text:span text:style-name="T7">illis</text:span><text:span text:style-name="T7"> </text:span><text:span text:style-name="T7">.</text:span><text:span text:style-name="T7"> </text:span><text:span text:style-name="T7">qui</text:span><text:span text:style-name="T7"> </text:span><text:span text:style-name="T7">iudicabant</text:span><text:span text:style-name="T7"> </text:span><text:span text:style-name="T7"/><text:span text:style-name="T7">p<text:span text:style-name="T1">er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om<text:span text:style-name="T1">ne</text:span>s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regiones</text:span><text:span text:style-name="T7"> </text:span><text:span text:style-name="T7"/><text:span text:style-name="T7"/><text:span text:style-name="T7"> </text:span><text:span text:style-name="T7">quos</text:span><text:span text:style-name="T7"> </text:span><text:span text:style-name="T7">ego</text:span><text:span text:style-name="T7"> </text:span><text:span text:style-name="T7">frequentius</text:span><text:span text:style-name="T7"> </text:span><text:span text:style-name="T7">uisita</text:span><text:span text:style-name="T7">|</text:span><text:span text:style-name="T7"/><text:span text:style-name="T7"> </text:span><text:span text:style-name="T7">.</text:span><text:span text:style-name="T7"> </text:span><text:span text:style-name="T7">Censeo</text:span><text:span text:style-name="T7"/><text:span text:style-name="T7"> </text:span><text:span text:style-name="T7">enim</text:span><text:span text:style-name="T7"> </text:span><text:span text:style-name="T7"/><text:span text:style-name="T7">non</text:span><text:span text:style-name="T7"> </text:span><text:span text:style-name="T7">minimu<text:span text:style-name="T1">m</text:span></text:span><text:span text:style-name="T7"/><text:span text:style-name="T7"/><text:span text:style-name="T7"/><text:span text:style-name="T7"/><text:span text:style-name="T7"> </text:span><text:span text:style-name="T7">qua<text:span text:style-name="T1">m</text:span></text:span><text:span text:style-name="T7"/><text:span text:style-name="T7"/><text:span text:style-name="T7"/><text:span text:style-name="T7"/><text:span text:style-name="T7"> | </text:span><text:span text:style-name="T7">pre<text:span text:style-name="T3">t</text:span>ciu<text:span text:style-name="T1">m</text:span></text:span><text:span text:style-name="T7"/><text:span text:style-name="T7">t</text:span><text:span text:style-name="T7">c</text:span><text:span text:style-name="T7"/><text:span text:style-name="T7"/><text:span text:style-name="T7"/><text:span text:style-name="T7"/><text:span text:style-name="T7"> </text:span><text:span text:style-name="T7">quindecim</text:span><text:span text:style-name="T7"> </text:span><text:span text:style-name="T7">hominu<text:span text:style-name="T1">m</text:span></text:span><text:span text:style-name="T7"/><text:span text:style-name="T7"/><text:span text:style-name="T7"/><text:span text:style-name="T7"/><text:span text:style-name="T7"> </text:span><text:span text:style-name="T7">distribui</text:span><text:span text:style-name="T7"/><text:span text:style-name="T7"> | </text:span><text:span text:style-name="T7">illis</text:span><text:span text:style-name="T7"> </text:span><text:span text:style-name="T7">.</text:span><text:span text:style-name="T7"> </text:span><text:span text:style-name="T7">ita</text:span><text:span text:style-name="T7"> </text:span><text:span text:style-name="T7"/><text:span text:style-name="T7">ut</text:span><text:span text:style-name="T7"> </text:span><text:span text:style-name="T7">me</text:span><text:span text:style-name="T7"> </text:span><text:span text:style-name="T7">fruamin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ego</text:span><text:span text:style-name="T7"> </text:span><text:span text:style-name="T7">uobis</text:span><text:span text:style-name="T7"> | </text:span><text:span text:style-name="T7">semp<text:span text:style-name="T1">er</text:span></text:span><text:span text:style-name="T7"/><text:span text:style-name="T7"/><text:span text:style-name="T7"/><text:span text:style-name="T7"/><text:span text:style-name="T7"> </text:span><text:span text:style-name="T7">fruar</text:span><text:span text:style-name="T7"> </text:span><text:span text:style-name="T7">in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non</text:span><text:span text:style-name="T7"> </text:span><text:span text:style-name="T7">me</text:span><text:span text:style-name="T7"> </text:span><text:span text:style-name="T7">penitet</text:span><text:span text:style-name="T7"/><text:span text:style-name="T7"> </text:span><text:span text:style-name="T7"/><text:span text:style-name="T7">nec</text:span><text:span text:style-name="T7">(52vb)</text:span><text:span text:style-name="T7"> | </text:span><text:span text:style-name="T7">satis</text:span><text:span text:style-name="T7"> </text:span><text:span text:style-name="T7">est</text:span><text:span text:style-name="T7"/><text:span text:style-name="T7"> </text:span><text:span text:style-name="T7">michi</text:span><text:span text:style-name="T7">c</text:span><text:span text:style-name="T7"> </text:span><text:span text:style-name="T7">adhuc</text:span><text:span text:style-name="T7"> </text:span><text:span text:style-name="T7">impendo</text:span><text:span text:style-name="T7"> </text:span><text:span text:style-name="T7">et</text:span><text:span text:style-name="T7"/><text:span text:style-name="T7"> </text:span><text:span text:style-name="T7">sup<text:span text:style-name="T1">er</text:span>impen</text:span><text:span text:style-name="T7"/><text:span text:style-name="T7"/><text:span text:style-name="T7"/><text:span text:style-name="T7"/><text:span text:style-name="T7"> </text:span><text:span text:style-name="T7">|</text:span><text:span text:style-name="T7"/><text:span text:style-name="T7"> </text:span><text:span text:style-name="T7">.</text:span><text:span text:style-name="T7"> </text:span><text:span text:style-name="T7">Potens</text:span><text:span text:style-name="T7"/><text:span text:style-name="T7"> </text:span><text:span text:style-name="T7">enim</text:span><text:span text:style-name="T7"> </text:span><text:span text:style-name="T7"/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ut</text:span><text:span text:style-name="T7"> </text:span><text:span text:style-name="T7">det</text:span><text:span text:style-name="T7"> </text:span><text:span text:style-name="T7">michi</text:span><text:span text:style-name="T7">c</text:span><text:span text:style-name="T7"> </text:span><text:span text:style-name="T7">post</text:span><text:span text:style-name="T7"/><text:span text:style-name="T7">|</text:span><text:span text:style-name="T7"/><text:span text:style-name="T7"> </text:span><text:span text:style-name="T7">.</text:span><text:span text:style-name="T7"> </text:span><text:span text:style-name="T7">ut</text:span><text:span text:style-name="T7"> </text:span><text:span text:style-name="T7">meipsum</text:span><text:span text:style-name="T7"> </text:span><text:span text:style-name="T7">impendar</text:span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animab<text:span text:style-name="T1">us</text:span></text:span><text:span text:style-name="T7"/><text:span text:style-name="T7"/><text:span text:style-name="T7"/><text:span text:style-name="T7"> | </text:span><text:span text:style-name="T7"/><text:span text:style-name="T7">u<text:span text:style-name="T1">est</text:span>r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Ecce</text:span><text:span text:style-name="T7"/><text:span text:style-name="T7"> </text:span><text:span text:style-name="T7">testem</text:span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uoco</text:span><text:span text:style-name="T7"> </text:span><text:span text:style-name="T7">in</text:span><text:span text:style-name="T7"> </text:span><text:span text:style-name="T7">anima<text:span text:style-name="T1">m</text:span></text:span><text:span text:style-name="T7"/><text:span text:style-name="T7"/><text:span text:style-name="T7"/><text:span text:style-name="T7"/><text:span text:style-name="T7"> | </text:span><text:span text:style-name="T7">mea<text:span text:style-name="T1">m</text:span></text:span><text:span text:style-name="T7"/><text:span text:style-name="T7"/><text:span text:style-name="T7"/><text:span text:style-name="T7"/><text:span text:style-name="T7"> </text:span><text:span text:style-name="T7">quia</text:span><text:span text:style-name="T7"> </text:span><text:span text:style-name="T7">non</text:span><text:span text:style-name="T7"> </text:span><text:span text:style-name="T7">mentior</text:span><text:span text:style-name="T7"> </text:span><text:span text:style-name="T7">.</text:span><text:span text:style-name="T7"> </text:span><text:span text:style-name="T7"/><text:span text:style-name="T7">neq<text:span text:style-name="T1">ue</text:span></text:span><text:span text:style-name="T7"/><text:span text:style-name="T7"/><text:span text:style-name="T7"/><text:span text:style-name="T7"> </text:span><text:span text:style-name="T7">ut</text:span><text:span text:style-name="T7"> </text:span><text:span text:style-name="T7">sit</text:span><text:span text:style-name="T7"> </text:span><text:span text:style-name="T7">causa</text:span><text:span text:style-name="T7"> | </text:span><text:span text:style-name="T7">adulationis</text:span><text:span text:style-name="T7"> </text:span><text:span text:style-name="T7">uel</text:span><text:span text:style-name="T7"> </text:span><text:span text:style-name="T7">auaritie</text:span><text:span text:style-name="T7"/><text:span text:style-name="T7"> </text:span><text:span text:style-name="T7">scripserim</text:span><text:span text:style-name="T7"> </text:span><text:span text:style-name="T7">uo</text:span><text:span text:style-name="T7">|</text:span><text:span text:style-name="T7"/><text:span text:style-name="T7"> </text:span><text:span text:style-name="T7"/><text:span text:style-name="T7"/><text:span text:style-name="T7"> </text:span><text:span text:style-name="T7"/><text:span text:style-name="T7">neq<text:span text:style-name="T1">ue</text:span></text:span><text:span text:style-name="T7"/><text:span text:style-name="T7"/><text:span text:style-name="T7"/><text:span text:style-name="T7"> </text:span><text:span text:style-name="T7">ut</text:span><text:span text:style-name="T7"> </text:span><text:span text:style-name="T7">honorem</text:span><text:span text:style-name="T7"> </text:span><text:span text:style-name="T7">sp<text:span text:style-name="T1">er</text:span>are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u<text:span text:style-name="T1">est</text:span>r<text:span text:style-name="T1">u</text:span>m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Suffi</text:span><text:span text:style-name="T7"/><text:span text:style-name="T7">|</text:span><text:span text:style-name="T7"/><text:span text:style-name="T7"> </text:span><text:span text:style-name="T7">enim</text:span><text:span text:style-name="T7"> </text:span><text:span text:style-name="T7">michi</text:span><text:span text:style-name="T7">c</text:span><text:span text:style-name="T7"> </text:span><text:span text:style-name="T7">honor</text:span><text:span text:style-name="T7"> </text:span><text:span text:style-name="T7">qui</text:span><text:span text:style-name="T7"> </text:span><text:span text:style-name="T7"/><text:span text:style-name="T7">nundum</text:span><text:span text:style-name="T7"> </text:span><text:span text:style-name="T7">uide</text:span><text:span text:style-name="T7">|</text:span><text:span text:style-name="T7"/><text:span text:style-name="T7"> </text:span><text:span text:style-name="T7">.</text:span><text:span text:style-name="T7"> </text:span><text:span text:style-name="T7">sed</text:span><text:span text:style-name="T7"> </text:span><text:span text:style-name="T7">corde</text:span><text:span text:style-name="T7"> </text:span><text:span text:style-name="T7">creditur</text:span><text:span text:style-name="T7"> </text:span><text:span text:style-name="T7">.</text:span><text:span text:style-name="T7"> </text:span><text:span text:style-name="T7">Fidelis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qui</text:span><text:span text:style-name="T7"> | </text:span><text:span text:style-name="T7">promisit</text:span><text:span text:style-name="T7"> </text:span><text:span text:style-name="T7"/><text:span text:style-name="T7">nunquam</text:span><text:span text:style-name="T7"> </text:span><text:span text:style-name="T7">mentitur</text:span><text:span text:style-name="T7"> </text:span><text:span text:style-name="T7"/><text:span text:style-name="T7"/><text:span text:style-name="T7"> </text:span><text:span text:style-name="T7"/></text:p>
      <text:p><text:span text:style-name="T7"/><text:span text:style-name="T7">sed</text:span><text:span text:style-name="T7"> </text:span><text:span text:style-name="T7">uideo</text:span><text:span text:style-name="T7"> | </text:span><text:span text:style-name="T7">iam</text:span><text:span text:style-name="T7"> </text:span><text:span text:style-name="T7">in</text:span><text:span text:style-name="T7"> </text:span><text:span text:style-name="T7">praesenti</text:span><text:span text:style-name="T7"/><text:span text:style-name="T7"> </text:span><text:span text:style-name="T7">seculo</text:span><text:span text:style-name="T7"> </text:span><text:span text:style-name="T7">me</text:span><text:span text:style-name="T7"> </text:span><text:span text:style-name="T7">supra</text:span><text:span text:style-name="T7"> </text:span><text:span text:style-name="T7">modu<text:span text:style-name="T1">m</text:span></text:span><text:span text:style-name="T7"/><text:span text:style-name="T7"/><text:span text:style-name="T7"/><text:span text:style-name="T7"/><text:span text:style-name="T7"> | </text:span><text:span text:style-name="T7">exaltatum</text:span><text:span text:style-name="T7"> </text:span><text:span text:style-name="T7"/><text:span text:style-name="T7">a</text:span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non</text:span><text:span text:style-name="T7"> </text:span><text:span text:style-name="T7">eram</text:span><text:span text:style-name="T7"> </text:span><text:span text:style-name="T7">dignus</text:span><text:span text:style-name="T7"> | </text:span><text:span text:style-name="T7">neq<text:span text:style-name="T1">ue</text:span></text:span><text:span text:style-name="T7"/><text:span text:style-name="T7"/><text:span text:style-name="T7"/><text:span text:style-name="T7"> </text:span><text:span text:style-name="T7">talis</text:span><text:span text:style-name="T7"> </text:span><text:span text:style-name="T7">ut</text:span><text:span text:style-name="T7"> </text:span><text:span text:style-name="T7">michi</text:span><text:span text:style-name="T7">c</text:span><text:span text:style-name="T7"> </text:span><text:span text:style-name="T7">hoc</text:span><text:span text:style-name="T7"> </text:span><text:span text:style-name="T7">praestaret</text:span><text:span text:style-name="T7"/><text:span text:style-name="T7"/><text:span text:style-name="T7"> </text:span><text:span text:style-name="T7">.</text:span><text:span text:style-name="T7"> </text:span><text:span text:style-name="T7"/><text:span text:style-name="T7">dum</text:span><text:span text:style-name="T7"> | </text:span><text:span text:style-name="T7">scio</text:span><text:span text:style-name="T7"> </text:span><text:span text:style-name="T7">certissime</text:span><text:span text:style-name="T7"> </text:span><text:span text:style-name="T7">quod</text:span><text:span text:style-name="T7"> </text:span><text:span text:style-name="T7">michi</text:span><text:span text:style-name="T7">c</text:span><text:span text:style-name="T7"> </text:span><text:span text:style-name="T7">melius</text:span><text:span text:style-name="T7"> </text:span><text:span text:style-name="T7">conue</text:span><text:span text:style-name="T7">|</text:span><text:span text:style-name="T7"/><text:span text:style-name="T7"> </text:span><text:span text:style-name="T7">pauperta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alamitas</text:span><text:span text:style-name="T7"> </text:span><text:span text:style-name="T7">.</text:span><text:span text:style-name="T7"> </text:span><text:span text:style-name="T7"/><text:span text:style-name="T7">quam</text:span><text:span text:style-name="T7"> </text:span><text:span text:style-name="T7">dili</text:span><text:span text:style-name="T7">|</text:span><text:span text:style-name="T7"/><text:span text:style-name="T7"/><text:span text:style-name="T7"> </text:span><text:span text:style-name="T7">et</text:span><text:span text:style-name="T7"/><text:span text:style-name="T7"> </text:span><text:span text:style-name="T7">diuicie</text:span><text:span text:style-name="T7"/><text:span text:style-name="T7"> </text:span><text:span text:style-name="T7">.</text:span><text:span text:style-name="T7"> </text:span><text:span text:style-name="T7">Sed</text:span><text:span text:style-name="T7"/><text:span text:style-name="T7"> </text:span><text:span text:style-name="T7">et</text:span><text:span text:style-name="T7"/><text:span text:style-name="T7"> </text:span><text:span text:style-name="T7">chr<text:span text:style-name="T1">istu</text:span>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<text:span text:style-name="T1">omi</text:span>n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obis</text:span><text:span text:style-name="T7"> | </text:span><text:span text:style-name="T7">fuit</text:span><text:span text:style-name="T7"> </text:span><text:span text:style-name="T7">pauper</text:span><text:span text:style-name="T7"> </text:span><text:span text:style-name="T7">.</text:span><text:span text:style-name="T7"> </text:span><text:span text:style-name="T7">Ego</text:span><text:span text:style-name="T7"/><text:span text:style-name="T7"> </text:span><text:span text:style-name="T7">uero</text:span><text:span text:style-name="T7"> </text:span><text:span text:style-name="T7">miser</text:span><text:span text:style-name="T7">|</text:span><text:span text:style-name="T7"/><text:span text:style-name="T7"/><text:span text:style-name="T7"> </text:span><text:span text:style-name="T7">infelix</text:span><text:span text:style-name="T7"> </text:span><text:span text:style-name="T7">.</text:span><text:span text:style-name="T7"> </text:span><text:span text:style-name="T7">etsi</text:span><text:span text:style-name="T7"/><text:span text:style-name="T7"> </text:span><text:span text:style-name="T7">opes</text:span><text:span text:style-name="T7"> </text:span><text:span text:style-name="T7">uoluero</text:span><text:span text:style-name="T7"> | </text:span><text:span text:style-name="T7">iam</text:span><text:span text:style-name="T7"> </text:span><text:span text:style-name="T7"/><text:span text:style-name="T7">non</text:span><text:span text:style-name="T7"> </text:span><text:span text:style-name="T7">habeo</text:span><text:span text:style-name="T7"> </text:span><text:span text:style-name="T7">.</text:span><text:span text:style-name="T7"> </text:span><text:span text:style-name="T7">neq<text:span text:style-name="T1">ue</text:span></text:span><text:span text:style-name="T7"/><text:span text:style-name="T7"/><text:span text:style-name="T7"/><text:span text:style-name="T7"> </text:span><text:span text:style-name="T7">me</text:span><text:span text:style-name="T7"> </text:span><text:span text:style-name="T7">ipsum</text:span><text:span text:style-name="T7"> | </text:span><text:span text:style-name="T7">iudico</text:span><text:span text:style-name="T7"> </text:span><text:span text:style-name="T7">.</text:span><text:span text:style-name="T7"> </text:span><text:span text:style-name="T7">quia</text:span><text:span text:style-name="T7"> </text:span><text:span text:style-name="T7">cotidie</text:span><text:span text:style-name="T7"> </text:span><text:span text:style-name="T7">spero</text:span><text:span text:style-name="T7"> </text:span><text:span text:style-name="T7">aut</text:span><text:span text:style-name="T7"> </text:span><text:span text:style-name="T7"/><text:span text:style-name="T7">interne</text:span><text:span text:style-name="T7">|</text:span><text:span text:style-name="T7"/><text:span text:style-name="T7"> </text:span><text:span text:style-name="T7">.</text:span><text:span text:style-name="T7"> </text:span><text:span text:style-name="T7">aut</text:span><text:span text:style-name="T7"> </text:span><text:span text:style-name="T7">circunueniri</text:span><text:span text:style-name="T7">Bieler:
                                    circumueniri;</text:span><text:span text:style-name="T7"> </text:span><text:span text:style-name="T7">.</text:span><text:span text:style-name="T7"> </text:span><text:span text:style-name="T7">aut</text:span><text:span text:style-name="T7"> </text:span><text:span text:style-name="T7">redigi</text:span><text:span text:style-name="T7"> | </text:span><text:span text:style-name="T7">in</text:span><text:span text:style-name="T7"> </text:span><text:span text:style-name="T7">seruitutem</text:span><text:span text:style-name="T7"> </text:span><text:span text:style-name="T7"/><text:span text:style-name="T7"/><text:span text:style-name="T7"> </text:span><text:span text:style-name="T7">siue</text:span><text:span text:style-name="T7"> </text:span><text:span text:style-name="T7">occasio</text:span><text:span text:style-name="T7"> </text:span><text:span text:style-name="T7"/><text:span text:style-name="T7">cuiuslibet</text:span><text:span text:style-name="T7"> </text:span><text:span text:style-name="T7"/><text:span text:style-name="T7"/><text:span text:style-name="T7"> | </text:span><text:span text:style-name="T7">sed</text:span><text:span text:style-name="T7"> </text:span><text:span text:style-name="T7">nichil</text:span><text:span text:style-name="T7">c</text:span><text:span text:style-name="T7"> </text:span><text:span text:style-name="T7">horum</text:span><text:span text:style-name="T7"> </text:span><text:span text:style-name="T7">uereor</text:span><text:span text:style-name="T7"> </text:span><text:span text:style-name="T7">.</text:span><text:span text:style-name="T7"> </text:span><text:span text:style-name="T7">propter</text:span><text:span text:style-name="T7"> </text:span><text:span text:style-name="T7">pro</text:span><text:span text:style-name="T7">|</text:span><text:span text:style-name="T7"/><text:span text:style-name="T7"> </text:span><text:span text:style-name="T7">celorum</text:span><text:span text:style-name="T7"/><text:span text:style-name="T7"> </text:span><text:span text:style-name="T7"/><text:span text:style-name="T7"/><text:span text:style-name="T7"> </text:span><text:span text:style-name="T7"/><text:span text:style-name="T7">quia</text:span><text:span text:style-name="T7"> </text:span><text:span text:style-name="T7">iactaui</text:span><text:span text:style-name="T7"/><text:span text:style-name="T7"> </text:span><text:span text:style-name="T7">meipsum</text:span><text:span text:style-name="T7"> | </text:span><text:span text:style-name="T7">in</text:span><text:span text:style-name="T7"> </text:span><text:span text:style-name="T7">manus</text:span><text:span text:style-name="T7"> </text:span><text:span text:style-name="T7">dei</text:span><text:span text:style-name="T7"> </text:span><text:span text:style-name="T7">om<text:span text:style-name="T1">n</text:span>ipotent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quia</text:span><text:span text:style-name="T7"> </text:span><text:span text:style-name="T7">ubiq<text:span text:style-name="T1">ue</text:span></text:span><text:span text:style-name="T7"/><text:span text:style-name="T7"/><text:span text:style-name="T7"/><text:span text:style-name="T7"> </text:span><text:span text:style-name="T7"/><text:span text:style-name="T7">do</text:span><text:span text:style-name="T7">|</text:span><text:span text:style-name="T7"/><text:span text:style-name="T7"> </text:span><text:span text:style-name="T7">sicut</text:span><text:span text:style-name="T7"> </text:span><text:span text:style-name="T7">p<text:span text:style-name="T1">ro</text:span>ph<text:span text:style-name="T1">et</text:span>a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ait</text:span><text:span text:style-name="T7"> </text:span><text:span text:style-name="T7">.</text:span><text:span text:style-name="T7"> </text:span><text:span text:style-name="T7">Iacta</text:span><text:span text:style-name="T7"/><text:span text:style-name="T7"/><text:span text:style-name="T7"> </text:span><text:span text:style-name="T7">cogita</text:span><text:span text:style-name="T7">|</text:span><text:span text:style-name="T7"/><text:span text:style-name="T7"> </text:span><text:span text:style-name="T7">tuu<text:span text:style-name="T1">m</text:span></text:span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/><text:span text:style-name="T7">ipse</text:span><text:span text:style-name="T7"> </text:span><text:span text:style-name="T7">te</text:span><text:span text:style-name="T7"> </text:span><text:span text:style-name="T7">enutriet</text:span><text:span text:style-name="T7"> </text:span><text:span text:style-name="T7">.</text:span><text:span text:style-name="T7"> | </text:span><text:span text:style-name="T7"/></text:p>
      <text:p><text:span text:style-name="T7"/><text:span text:style-name="T7">Ecce</text:span><text:span text:style-name="T7"/><text:span text:style-name="T7"> </text:span><text:span text:style-name="T7">nunc</text:span><text:span text:style-name="T7"> </text:span><text:span text:style-name="T7">commendo</text:span><text:span text:style-name="T7"> </text:span><text:span text:style-name="T7">anima<text:span text:style-name="T1">m</text:span></text:span><text:span text:style-name="T7"/><text:span text:style-name="T7"/><text:span text:style-name="T7"/><text:span text:style-name="T7"/><text:span text:style-name="T7"> </text:span><text:span text:style-name="T7">mea<text:span text:style-name="T1">m</text:span></text:span><text:span text:style-name="T7"/><text:span text:style-name="T7"/><text:span text:style-name="T7"/><text:span text:style-name="T7"/><text:span text:style-name="T7"> </text:span><text:span text:style-name="T7">fide</text:span><text:span text:style-name="T7">|</text:span><text:span text:style-name="T7"/><text:span text:style-name="T7"> </text:span><text:span text:style-name="T7">deo</text:span><text:span text:style-name="T7"> </text:span><text:span text:style-name="T7">meo</text:span><text:span text:style-name="T7"> </text:span><text:span text:style-name="T7"/><text:span text:style-name="T7"/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quo</text:span><text:span text:style-name="T7"> </text:span><text:span text:style-name="T7">legatione<text:span text:style-name="T1">m</text:span></text:span><text:span text:style-name="T7"/><text:span text:style-name="T7"/><text:span text:style-name="T7"/><text:span text:style-name="T7"/><text:span text:style-name="T7"> </text:span><text:span text:style-name="T7">fungor</text:span><text:span text:style-name="T7"> | </text:span><text:span text:style-name="T7">in</text:span><text:span text:style-name="T7"> </text:span><text:span text:style-name="T7">ignobilitate</text:span><text:span text:style-name="T7"> </text:span><text:span text:style-name="T7">mea</text:span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quia</text:span><text:span text:style-name="T7"> </text:span><text:span text:style-name="T7">p<text:span text:style-name="T1">er</text:span>sona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non</text:span><text:span text:style-name="T7"> | </text:span><text:span text:style-name="T7">accipit</text:span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elegit</text:span><text:span text:style-name="T7"> </text:span><text:span text:style-name="T7">me</text:span><text:span text:style-name="T7"> </text:span><text:span text:style-name="T7">ad</text:span><text:span text:style-name="T7"> </text:span><text:span text:style-name="T7">hoc</text:span><text:span text:style-name="T7"> </text:span><text:span text:style-name="T7">officium</text:span><text:span text:style-name="T7"> </text:span><text:span text:style-name="T7">ut</text:span><text:span text:style-name="T7"> | </text:span><text:span text:style-name="T7">unus</text:span><text:span text:style-name="T7"> </text:span><text:span text:style-name="T7">essem</text:span><text:span text:style-name="T7"> </text:span><text:span text:style-name="T7">de</text:span><text:span text:style-name="T7"> </text:span><text:span text:style-name="T7">suis</text:span><text:span text:style-name="T7"> </text:span><text:span text:style-name="T7">minimis</text:span><text:span text:style-name="T7"> </text:span><text:span text:style-name="T7">minister</text:span><text:span text:style-name="T7"/><text:span text:style-name="T7"> </text:span><text:span text:style-name="T7">.</text:span><text:span text:style-name="T7"> | </text:span><text:span text:style-name="T7"/></text:p>
      <text:p><text:span text:style-name="T7"/><text:span text:style-name="T7">Unde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 </text:span><text:span text:style-name="T7">retribua<text:span text:style-name="T1">m</text:span></text:span><text:span text:style-name="T7"/><text:span text:style-name="T7"/><text:span text:style-name="T7"/><text:span text:style-name="T7"/><text:span text:style-name="T7"> </text:span><text:span text:style-name="T7">illi</text:span><text:span text:style-name="T7"> </text:span><text:span text:style-name="T7">.</text:span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om<text:span text:style-name="T1">n</text:span>ib<text:span text:style-name="T1">us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que</text:span><text:span text:style-name="T7"/><text:span text:style-name="T7"> </text:span><text:span text:style-name="T7">re</text:span><text:span text:style-name="T7">|</text:span><text:span text:style-name="T7"/><text:span text:style-name="T7"> </text:span><text:span text:style-name="T7">michi</text:span><text:span text:style-name="T7">c</text:span><text:span text:style-name="T7"> </text:span><text:span text:style-name="T7"/><text:span text:style-name="T7"/><text:span text:style-name="T7"> </text:span><text:span text:style-name="T7"/><text:span text:style-name="T7">Sed</text:span><text:span text:style-name="T7"/><text:span text:style-name="T7"> </text:span><text:span text:style-name="T7">quid</text:span><text:span text:style-name="T7"> </text:span><text:span text:style-name="T7">dicam</text:span><text:span text:style-name="T7"> </text:span><text:span text:style-name="T7">uel</text:span><text:span text:style-name="T7"> | </text:span><text:span text:style-name="T7">quid</text:span><text:span text:style-name="T7"> </text:span><text:span text:style-name="T7">p<text:span text:style-name="T1">ro</text:span>mitta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o</text:span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nichil</text:span><text:span text:style-name="T7">c</text:span><text:span text:style-name="T7"> </text:span><text:span text:style-name="T7">ua</text:span><text:span text:style-name="T7">|</text:span><text:span text:style-name="T7"/><text:span text:style-name="T7"> </text:span><text:span text:style-name="T7"/><text:span text:style-name="T7">nisi</text:span><text:span text:style-name="T7"> </text:span><text:span text:style-name="T7">ipse</text:span><text:span text:style-name="T7"> </text:span><text:span text:style-name="T7">michi</text:span><text:span text:style-name="T7">c</text:span><text:span text:style-name="T7"> </text:span><text:span text:style-name="T7">dederit</text:span><text:span text:style-name="T7"> </text:span><text:span text:style-name="T7">.</text:span><text:span text:style-name="T7"> </text:span><text:span text:style-name="T7">sed</text:span><text:span text:style-name="T7"> </text:span><text:span text:style-name="T7">scrutator</text:span><text:span text:style-name="T7"> | </text:span><text:span text:style-name="T7">corda</text:span><text:span text:style-name="T7"> </text:span><text:span text:style-name="T7">et</text:span><text:span text:style-name="T7"/><text:span text:style-name="T7"> </text:span><text:span text:style-name="T7">renes</text:span><text:span text:style-name="T7"> </text:span><text:span text:style-name="T7">.</text:span><text:span text:style-name="T7"> </text:span><text:span text:style-name="T7">quia</text:span><text:span text:style-name="T7"> </text:span><text:span text:style-name="T7">satis</text:span><text:span text:style-name="T7"> </text:span><text:span text:style-name="T7">et</text:span><text:span text:style-name="T7"/><text:span text:style-name="T7"> </text:span><text:span text:style-name="T7">nimis</text:span><text:span text:style-name="T7"> </text:span><text:span text:style-name="T7"/><text:span text:style-name="T7">cupio</text:span><text:span text:style-name="T7"> | </text:span><text:span text:style-name="T7">et</text:span><text:span text:style-name="T7"/><text:span text:style-name="T7"> </text:span><text:span text:style-name="T7">paratus</text:span><text:span text:style-name="T7"> </text:span><text:span text:style-name="T7">eram</text:span><text:span text:style-name="T7"> </text:span><text:span text:style-name="T7">ut</text:span><text:span text:style-name="T7"> </text:span><text:span text:style-name="T7">donaret</text:span><text:span text:style-name="T7"> </text:span><text:span text:style-name="T7">michi</text:span><text:span text:style-name="T7">c</text:span><text:span text:style-name="T7"> </text:span><text:span text:style-name="T7">bi</text:span><text:span text:style-name="T7">|</text:span><text:span text:style-name="T7"/><text:span text:style-name="T7"> </text:span><text:span text:style-name="T7">calicem</text:span><text:span text:style-name="T7"> </text:span><text:span text:style-name="T7">eius</text:span><text:span text:style-name="T7"> </text:span><text:span text:style-name="T7">sicut</text:span><text:span text:style-name="T7"> </text:span><text:span text:style-name="T7">indulsit</text:span><text:span text:style-name="T7"> </text:span><text:span text:style-name="T7"/><text:span text:style-name="T7">et</text:span><text:span text:style-name="T7"/><text:span text:style-name="T7"> </text:span><text:span text:style-name="T7">cete</text:span><text:span text:style-name="T7">|</text:span><text:span text:style-name="T7"/><text:span text:style-name="T7"> </text:span><text:span text:style-name="T7">amantib<text:span text:style-name="T1">us</text:span></text:span><text:span text:style-name="T7"/><text:span text:style-name="T7"/><text:span text:style-name="T7"/><text:span text:style-name="T7"> </text:span><text:span text:style-name="T7">se</text:span><text:span text:style-name="T7"> </text:span><text:span text:style-name="T7">.</text:span><text:span text:style-name="T7"> </text:span><text:span text:style-name="T7"/></text:p>
      <text:p><text:span text:style-name="T7"/><text:span text:style-name="T7">Quapropter</text:span><text:span text:style-name="T7"/><text:span text:style-name="T7"> </text:span><text:span text:style-name="T7"> </text:span><text:span text:style-name="T7">non</text:span><text:span text:style-name="T7"> | </text:span><text:span text:style-name="T7">contingunt</text:span><text:span text:style-name="T7"> </text:span><text:span text:style-name="T7">michi</text:span><text:span text:style-name="T7">c</text:span><text:span text:style-name="T7"> </text:span><text:span text:style-name="T7">a</text:span><text:span text:style-name="T7"> </text:span><text:span text:style-name="T7">d<text:span text:style-name="T1">omi</text:span>n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o</text:span><text:span text:style-name="T7"> </text:span><text:span text:style-name="T7">.</text:span><text:span text:style-name="T7"> </text:span><text:span text:style-name="T7">ut</text:span><text:span text:style-name="T7"> </text:span><text:span text:style-name="T7">nun</text:span><text:span text:style-name="T7">|</text:span><text:span text:style-name="T7"/><text:span text:style-name="T7"> </text:span><text:span text:style-name="T7"/><text:span text:style-name="T7">amitam</text:span><text:span text:style-name="T7"> </text:span><text:span text:style-name="T7">plebem</text:span><text:span text:style-name="T7"> </text:span><text:span text:style-name="T7">suam</text:span><text:span text:style-name="T7"> </text:span><text:span text:style-name="T7">.</text:span><text:span text:style-name="T7"> </text:span><text:span text:style-name="T7">quam</text:span><text:span text:style-name="T7"> | </text:span><text:span text:style-name="T7">adquisiuit</text:span><text:span text:style-name="T7"> </text:span><text:span text:style-name="T7">in</text:span><text:span text:style-name="T7"> </text:span><text:span text:style-name="T7">ultimis</text:span><text:span text:style-name="T7"> </text:span><text:span text:style-name="T7">terre</text:span><text:span text:style-name="T7"/><text:span text:style-name="T7"> </text:span><text:span text:style-name="T7">.</text:span><text:span text:style-name="T7"> </text:span><text:span text:style-name="T7">Oro</text:span><text:span text:style-name="T7"/><text:span text:style-name="T7"> </text:span><text:span text:style-name="T7">ergo</text:span><text:span text:style-name="T7"> |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ut</text:span><text:span text:style-name="T7"> </text:span><text:span text:style-name="T7">det</text:span><text:span text:style-name="T7"> </text:span><text:span text:style-name="T7">mihi</text:span><text:span text:style-name="T7"> </text:span><text:span text:style-name="T7">perseuerantiam</text:span><text:span text:style-name="T7"> </text:span><text:span text:style-name="T7">.</text:span><text:span text:style-name="T7"> </text:span><text:span text:style-name="T7">et</text:span><text:span text:style-name="T7"/><text:span text:style-name="T7"> | </text:span><text:span text:style-name="T7">dignet<text:span text:style-name="T1">ur</text:span></text:span><text:span text:style-name="T7"/><text:span text:style-name="T7"/><text:span text:style-name="T7"/><text:span text:style-name="T7"/><text:span text:style-name="T7"> </text:span><text:span text:style-name="T7">ut</text:span><text:span text:style-name="T7"> </text:span><text:span text:style-name="T7">reddam</text:span><text:span text:style-name="T7"> </text:span><text:span text:style-name="T7">illi</text:span><text:span text:style-name="T7"> </text:span><text:span text:style-name="T7">testem</text:span><text:span text:style-name="T7"/><text:span text:style-name="T7"> </text:span><text:span text:style-name="T7"/><text:span text:style-name="T7">fidelem</text:span><text:span text:style-name="T7"> </text:span><text:span text:style-name="T7">.</text:span><text:span text:style-name="T7"> | </text:span><text:span text:style-name="T7">usq<text:span text:style-name="T1">ue</text:span></text:span><text:span text:style-name="T7"/><text:span text:style-name="T7"/><text:span text:style-name="T7"/><text:span text:style-name="T7"> </text:span><text:span text:style-name="T7">ad</text:span><text:span text:style-name="T7"> </text:span><text:span text:style-name="T7">transitum</text:span><text:span text:style-name="T7"> </text:span><text:span text:style-name="T7">meu<text:span text:style-name="T1">m</text:span></text:span><text:span text:style-name="T7"/><text:span text:style-name="T7"/><text:span text:style-name="T7"/><text:span text:style-name="T7"/><text:span text:style-name="T7"> </text:span><text:span text:style-name="T7">propt<text:span text:style-name="T1">er</text:span></text:span><text:span text:style-name="T7"/><text:span text:style-name="T7"/><text:span text:style-name="T7"/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/></text:p>
      <text:p><text:span text:style-name="T7"/><text:span text:style-name="T7">et</text:span><text:span text:style-name="T7"/><text:span text:style-name="T7"> </text:span><text:span text:style-name="T7">si</text:span><text:span text:style-name="T7"> </text:span><text:span text:style-name="T7">aliquid</text:span><text:span text:style-name="T7"> </text:span><text:span text:style-name="T7">boni</text:span><text:span text:style-name="T7"> </text:span><text:span text:style-name="T7">inuitatus</text:span><text:span text:style-name="T7"> </text:span><text:span text:style-name="T7">sum</text:span><text:span text:style-name="T7"> </text:span><text:span text:style-name="T7">unqua<text:span text:style-name="T1">m</text:span></text:span><text:span text:style-name="T7"/><text:span text:style-name="T7"/><text:span text:style-name="T7"/><text:span text:style-name="T7"/><text:span text:style-name="T7"> | </text:span><text:span text:style-name="T7">propt<text:span text:style-name="T1">er</text:span></text:span><text:span text:style-name="T7"/><text:span text:style-name="T7"/><text:span text:style-name="T7"/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eu<text:span text:style-name="T1">m</text:span></text:span><text:span text:style-name="T7"/><text:span text:style-name="T7"/><text:span text:style-name="T7"/><text:span text:style-name="T7"/><text:span text:style-name="T7"> </text:span><text:span text:style-name="T7"/><text:span text:style-name="T7">que<text:span text:style-name="T1">m</text:span></text:span><text:span text:style-name="T7"/><text:span text:style-name="T7"/><text:span text:style-name="T7"/><text:span text:style-name="T7"/><text:span text:style-name="T7"> </text:span><text:span text:style-name="T7">diligo</text:span><text:span text:style-name="T7"> </text:span><text:span text:style-name="T7">.</text:span><text:span text:style-name="T7"> </text:span><text:span text:style-name="T7">Peto</text:span><text:span text:style-name="T7"/><text:span text:style-name="T7"> </text:span><text:span text:style-name="T7">igit<text:span text:style-name="T1">ur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/></text:p>
      <text:p><text:span text:style-name="T7"/><text:span text:style-name="T7"/><text:span text:style-name="T7"/><text:span text:style-name="T7"/><text:span text:style-name="T7"/><text:span text:style-name="T7"/><text:span text:style-name="T7"/><text:span text:style-name="T7">(53r)</text:span><text:span text:style-name="T7">(53ra)(53rb)</text:span><text:span text:style-name="T7">(53ra)</text:span><text:span text:style-name="T7">|</text:span><text:span text:style-name="T7"/><text:span text:style-name="T7"> </text:span><text:span text:style-name="T7"/><text:span text:style-name="T7">p<text:span text:style-name="T1">er</text:span>longa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terrarum</text:span><text:span text:style-name="T7"> </text:span><text:span text:style-name="T7">spatia</text:span><text:span text:style-name="T7"> </text:span><text:span text:style-name="T7">.</text:span><text:span text:style-name="T7"> </text:span><text:span text:style-name="T7">ubi</text:span><text:span text:style-name="T7"> </text:span><text:span text:style-name="T7">peccatum</text:span><text:span text:style-name="T7"> | </text:span><text:span text:style-name="T7">manifeste</text:span><text:span text:style-name="T7"/><text:span text:style-name="T7"> </text:span><text:span text:style-name="T7"/><text:span text:style-name="T7">grauet<text:span text:style-name="T1">ur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impudenter</text:span><text:span text:style-name="T7"> </text:span><text:span text:style-name="T7">impudens</text:span><text:span text:style-name="T7"> | </text:span><text:span text:style-name="T7">ibi</text:span><text:span text:style-name="T7"> </text:span><text:span text:style-name="T7">habita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abundat</text:span><text:span text:style-name="T7"> </text:span><text:span text:style-name="T7"/><text:span text:style-name="T7"/><text:span text:style-name="T7"> </text:span><text:span text:style-name="T7">ibi</text:span><text:span text:style-name="T7"> </text:span><text:span text:style-name="T7">uenundati</text:span><text:span text:style-name="T7"> | </text:span><text:span text:style-name="T7">ingenui</text:span><text:span text:style-name="T7"> </text:span><text:span text:style-name="T7"/><text:span text:style-name="T7">homines</text:span><text:span text:style-name="T7"> </text:span><text:span text:style-name="T7">.</text:span><text:span text:style-name="T7"> </text:span><text:span text:style-name="T7">chr<text:span text:style-name="T1">ist</text:span>ia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seruitutem</text:span><text:span text:style-name="T7"> | </text:span><text:span text:style-name="T7">redacti</text:span><text:span text:style-name="T7"/><text:span text:style-name="T7"> </text:span><text:span text:style-name="T7">sunt</text:span><text:span text:style-name="T7"> </text:span><text:span text:style-name="T7"/><text:span text:style-name="T7"/><text:span text:style-name="T7"> </text:span><text:span text:style-name="T7">praesertim</text:span><text:span text:style-name="T7"/><text:span text:style-name="T7"> </text:span><text:span text:style-name="T7">indignissimo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| </text:span><text:span text:style-name="T7"/><text:span text:style-name="T7">pessimoru<text:span text:style-name="T1">m</text:span>q<text:span text:style-name="T1">ue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atq<text:span text:style-name="T1">ue</text:span></text:span><text:span text:style-name="T7"/><text:span text:style-name="T7"/><text:span text:style-name="T7"/><text:span text:style-name="T7"> </text:span><text:span text:style-name="T7">apostataru<text:span text:style-name="T1">m</text:span>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pictorum</text:span><text:span text:style-name="T7"/><text:span text:style-name="T7"> </text:span><text:span text:style-name="T7"/><text:span text:style-name="T7"/><text:span text:style-name="T7"> | </text:span><text:span text:style-name="T7"/></text:p>
      <text:p><text:span text:style-name="T7"/><text:span text:style-name="T7">idcirco</text:span><text:span text:style-name="T7"> </text:span><text:span text:style-name="T7">cum</text:span><text:span text:style-name="T7"> </text:span><text:span text:style-name="T7">tristi<text:span text:style-name="T3">t</text:span>cia</text:span><text:span text:style-name="T7"/><text:span text:style-name="T7">t</text:span><text:span text:style-name="T7">c</text:span><text:span text:style-name="T7"> </text:span><text:span text:style-name="T7">et</text:span><text:span text:style-name="T7"/><text:span text:style-name="T7"> </text:span><text:span text:style-name="T7">maerore</text:span><text:span text:style-name="T7"/><text:span text:style-name="T7"> </text:span><text:span text:style-name="T7">uociferabo</text:span><text:span text:style-name="T7"> </text:span><text:span text:style-name="T7">.</text:span><text:span text:style-name="T7"> | </text:span><text:span text:style-name="T7">O</text:span><text:span text:style-name="T7"/><text:span text:style-name="T7"> </text:span><text:span text:style-name="T7">spe<text:span text:style-name="T3">c</text:span>tiosissimi</text:span><text:span text:style-name="T7"/><text:span text:style-name="T7">c</text:span><text:span text:style-name="T7">t</text:span><text:span text:style-name="T7"> </text:span><text:span text:style-name="T7"/><text:span text:style-name="T7">atq<text:span text:style-name="T1">ue</text:span></text:span><text:span text:style-name="T7"/><text:span text:style-name="T7"/><text:span text:style-name="T7"/><text:span text:style-name="T7"> </text:span><text:span text:style-name="T7">amantissimi</text:span><text:span text:style-name="T7"> </text:span><text:span text:style-name="T7">fratres</text:span><text:span text:style-name="T7"> </text:span><text:span text:style-name="T7">et</text:span><text:span text:style-name="T7"/><text:span text:style-name="T7"> </text:span><text:span text:style-name="T7">filii</text:span><text:span text:style-name="T7"> | </text:span><text:span text:style-name="T7">quos</text:span><text:span text:style-name="T7"> </text:span><text:span text:style-name="T7">in</text:span><text:span text:style-name="T7"> </text:span><text:span text:style-name="T7">chr<text:span text:style-name="T1">ist</text:span>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genui</text:span><text:span text:style-name="T7"> </text:span><text:span text:style-name="T7">.</text:span><text:span text:style-name="T7"> </text:span><text:span text:style-name="T7">enumerare</text:span><text:span text:style-name="T7"> </text:span><text:span text:style-name="T7"/><text:span text:style-name="T7">nequeo</text:span><text:span text:style-name="T7"> </text:span><text:span text:style-name="T7"/><text:span text:style-name="T7"/><text:span text:style-name="T7"> </text:span><text:span text:style-name="T7">quid</text:span><text:span text:style-name="T7"/><text:span text:style-name="T7"> | </text:span><text:span text:style-name="T7">faciam</text:span><text:span text:style-name="T7"> </text:span><text:span text:style-name="T7">uobis</text:span><text:span text:style-name="T7"> </text:span><text:span text:style-name="T7"/><text:span text:style-name="T7"/><text:span text:style-name="T7"> </text:span><text:span text:style-name="T7">Non</text:span><text:span text:style-name="T7"/><text:span text:style-name="T7"> </text:span><text:span text:style-name="T7">sum</text:span><text:span text:style-name="T7"> </text:span><text:span text:style-name="T7">dignus</text:span><text:span text:style-name="T7"> </text:span><text:span text:style-name="T7">neq<text:span text:style-name="T1">ue</text:span></text:span><text:span text:style-name="T7"/><text:span text:style-name="T7"/><text:span text:style-name="T7"/><text:span text:style-name="T7"> | </text:span><text:span text:style-name="T7">hominibus</text:span><text:span text:style-name="T7"> </text:span><text:span text:style-name="T7"/><text:span text:style-name="T7">subuenire</text:span><text:span text:style-name="T7"> </text:span><text:span text:style-name="T7">.</text:span><text:span text:style-name="T7"> </text:span><text:span text:style-name="T7">Praeualuit</text:span><text:span text:style-name="T7"/><text:span text:style-name="T7"/><text:span text:style-name="T7"> </text:span><text:span text:style-name="T7">iniqui</text:span><text:span text:style-name="T7">|</text:span><text:span text:style-name="T7"/><text:span text:style-name="T7"> </text:span><text:span text:style-name="T7">iniquorum</text:span><text:span text:style-name="T7"> </text:span><text:span text:style-name="T7">sup<text:span text:style-name="T1">er</text:span></text:span><text:span text:style-name="T7"/><text:span text:style-name="T7"/><text:span text:style-name="T7"/><text:span text:style-name="T7"/><text:span text:style-name="T7"> </text:span><text:span text:style-name="T7">nos</text:span><text:span text:style-name="T7"> </text:span><text:span text:style-name="T7">.</text:span><text:span text:style-name="T7"> </text:span><text:span text:style-name="T7">Quasi</text:span><text:span text:style-name="T7"/><text:span text:style-name="T7"> </text:span><text:span text:style-name="T7">extranei</text:span><text:span text:style-name="T7"> | </text:span><text:span text:style-name="T7"/><text:span text:style-name="T7">facti</text:span><text:span text:style-name="T7"/><text:span text:style-name="T7"> </text:span><text:span text:style-name="T7">sumus</text:span><text:span text:style-name="T7"> </text:span><text:span text:style-name="T7">.</text:span><text:span text:style-name="T7"> </text:span><text:span text:style-name="T7">Forte</text:span><text:span text:style-name="T7"/><text:span text:style-name="T7"> </text:span><text:span text:style-name="T7">non</text:span><text:span text:style-name="T7"> </text:span><text:span text:style-name="T7">credunt</text:span><text:span text:style-name="T7"> </text:span><text:span text:style-name="T7">.</text:span><text:span text:style-name="T7"> </text:span><text:span text:style-name="T7">Unu<text:span text:style-name="T1">m</text:span></text:span><text:span text:style-name="T7"/><text:span text:style-name="T7"/><text:span text:style-name="T7"/><text:span text:style-name="T7"/><text:span text:style-name="T7"/><text:span text:style-name="T7"> | </text:span><text:span text:style-name="T7">baptismum</text:span><text:span text:style-name="T7"> </text:span><text:span text:style-name="T7">percepimus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/><text:span text:style-name="T7">unum</text:span><text:span text:style-name="T7"> </text:span><text:span text:style-name="T7">deum</text:span><text:span text:style-name="T7"> | </text:span><text:span text:style-name="T7">patrem</text:span><text:span text:style-name="T7"> </text:span><text:span text:style-name="T7">habemus</text:span><text:span text:style-name="T7"> </text:span><text:span text:style-name="T7">.</text:span><text:span text:style-name="T7"> </text:span><text:span text:style-name="T7">Indignum</text:span><text:span text:style-name="T7"/><text:span text:style-name="T7"> </text:span><text:span text:style-name="T7">est</text:span><text:span text:style-name="T7"/><text:span text:style-name="T7"> </text:span><text:span text:style-name="T7">illis</text:span><text:span text:style-name="T7"> </text:span><text:span text:style-name="T7"/><text:span text:style-name="T7"/><text:span text:style-name="T7"> </text:span><text:span text:style-name="T7">q<text:span text:style-name="T1">u</text:span>od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de</text:span><text:span text:style-name="T7"> </text:span><text:span text:style-name="T7">yberia</text:span><text:span text:style-name="T7"/><text:span text:style-name="T7"> </text:span><text:span text:style-name="T7">nati</text:span><text:span text:style-name="T7"/><text:span text:style-name="T7"> </text:span><text:span text:style-name="T7">sumus</text:span><text:span text:style-name="T7"> </text:span><text:span text:style-name="T7">.</text:span><text:span text:style-name="T7"> </text:span><text:span text:style-name="T7">Sic</text:span><text:span text:style-name="T7"/><text:span text:style-name="T7"> </text:span><text:span text:style-name="T7">eni<text:span text:style-name="T1">m</text:span></text:span><text:span text:style-name="T7"/><text:span text:style-name="T7"/><text:span text:style-name="T7"/><text:span text:style-name="T7"/><text:span text:style-name="T7"> </text:span><text:span text:style-name="T7">aiunt</text:span><text:span text:style-name="T7"> </text:span><text:span text:style-name="T7">.</text:span><text:span text:style-name="T7"> </text:span><text:span text:style-name="T7"> | </text:span><text:span text:style-name="T7">Nonne</text:span><text:span text:style-name="T7"/><text:span text:style-name="T7"> </text:span><text:span text:style-name="T7">unu<text:span text:style-name="T1">m</text:span></text:span><text:span text:style-name="T7"/><text:span text:style-name="T7"/><text:span text:style-name="T7"/><text:span text:style-name="T7"/><text:span text:style-name="T7"> </text:span><text:span text:style-name="T7">d<text:span text:style-name="T1">eu</text:span>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habetis</text:span><text:span text:style-name="T7"> </text:span><text:span text:style-name="T7"/><text:span text:style-name="T7"/><text:span text:style-name="T7"> </text:span><text:span text:style-name="T7">quid</text:span><text:span text:style-name="T7"> </text:span><text:span text:style-name="T7">dereliquistis</text:span><text:span text:style-name="T7"/><text:span text:style-name="T7"> | </text:span><text:span text:style-name="T7"/><text:span text:style-name="T7">unusquisq<text:span text:style-name="T1">ue</text:span></text:span><text:span text:style-name="T7"/><text:span text:style-name="T7"/><text:span text:style-name="T7"/><text:span text:style-name="T7"> </text:span><text:span text:style-name="T7">proximum</text:span><text:span text:style-name="T7"> </text:span><text:span text:style-name="T7">suum</text:span><text:span text:style-name="T7"> </text:span><text:span text:style-name="T7"/><text:span text:style-name="T7"/><text:span text:style-name="T7"> </text:span><text:span text:style-name="T7"/></text:p>
      <text:p><text:span text:style-name="T7"/><text:span text:style-name="T7">Idcirco</text:span><text:span text:style-name="T7"/><text:span text:style-name="T7"> | </text:span><text:span text:style-name="T7">doleo</text:span><text:span text:style-name="T7"> </text:span><text:span text:style-name="T7">p<text:span text:style-name="T1">ro</text:span>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uobis</text:span><text:span text:style-name="T7"> </text:span><text:span text:style-name="T7">.</text:span><text:span text:style-name="T7"> </text:span><text:span text:style-name="T7">doleo</text:span><text:span text:style-name="T7"> </text:span><text:span text:style-name="T7">c<text:span text:style-name="T1">arissi</text:span>m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mihi</text:span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iterum</text:span><text:span text:style-name="T7"> | </text:span><text:span text:style-name="T7"/><text:span text:style-name="T7">gaudeo</text:span><text:span text:style-name="T7"> </text:span><text:span text:style-name="T7">intra</text:span><text:span text:style-name="T7"> </text:span><text:span text:style-name="T7">meipsum</text:span><text:span text:style-name="T7"> </text:span><text:span text:style-name="T7"/><text:span text:style-name="T7"/><text:span text:style-name="T7"> </text:span><text:span text:style-name="T7">quia</text:span><text:span text:style-name="T7"> </text:span><text:span text:style-name="T7">non</text:span><text:span text:style-name="T7"> </text:span><text:span text:style-name="T7">gratis</text:span><text:span text:style-name="T7"> | </text:span><text:span text:style-name="T7">laborau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eregrinatio</text:span><text:span text:style-name="T7"> </text:span><text:span text:style-name="T7">mea</text:span><text:span text:style-name="T7"> </text:span><text:span text:style-name="T7"/><text:span text:style-name="T7">in</text:span><text:span text:style-name="T7"> </text:span><text:span text:style-name="T7">uacuu<text:span text:style-name="T1">m</text:span></text:span><text:span text:style-name="T7"/><text:span text:style-name="T7"/><text:span text:style-name="T7"/><text:span text:style-name="T7"/><text:span text:style-name="T7"> | </text:span><text:span text:style-name="T7">non</text:span><text:span text:style-name="T7"> </text:span><text:span text:style-name="T7">fuit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ontigit</text:span><text:span text:style-name="T7"> </text:span><text:span text:style-name="T7">scelus</text:span><text:span text:style-name="T7"> </text:span><text:span text:style-name="T7">illo</text:span><text:span text:style-name="T7"> </text:span><text:span text:style-name="T7">in</text:span><text:span text:style-name="T7"> </text:span><text:span text:style-name="T7">tempo</text:span><text:span text:style-name="T7">|</text:span><text:span text:style-name="T7"/><text:span text:style-name="T7"> </text:span><text:span text:style-name="T7">horridum</text:span><text:span text:style-name="T7"> </text:span><text:span text:style-name="T7">et</text:span><text:span text:style-name="T7"/><text:span text:style-name="T7"> </text:span><text:span text:style-name="T7"/><text:span text:style-name="T7">ineffabile</text:span><text:span text:style-name="T7"> </text:span><text:span text:style-name="T7">.</text:span><text:span text:style-name="T7"> </text:span><text:span text:style-name="T7">Deo</text:span><text:span text:style-name="T7"/><text:span text:style-name="T7"> </text:span><text:span text:style-name="T7">gra<text:span text:style-name="T3">t</text:span>cias</text:span><text:span text:style-name="T7"/><text:span text:style-name="T7">t</text:span><text:span text:style-name="T7">c</text:span><text:span text:style-name="T7"> </text:span><text:span text:style-name="T7"/><text:span text:style-name="T7"/><text:span text:style-name="T7"> | </text:span><text:span text:style-name="T7">credentes</text:span><text:span text:style-name="T7"> </text:span><text:span text:style-name="T7">et</text:span><text:span text:style-name="T7"/><text:span text:style-name="T7"> </text:span><text:span text:style-name="T7">baptizati</text:span><text:span text:style-name="T7"> </text:span><text:span text:style-name="T7">.</text:span><text:span text:style-name="T7"> </text:span><text:span text:style-name="T7">de</text:span><text:span text:style-name="T7"> </text:span><text:span text:style-name="T7">s<text:span text:style-name="T1">ae</text:span>c<text:span text:style-name="T1">u</text:span>lo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recessistis</text:span><text:span text:style-name="T7"/><text:span text:style-name="T7"> | </text:span><text:span text:style-name="T7"/><text:span text:style-name="T7">ad</text:span><text:span text:style-name="T7"> </text:span><text:span text:style-name="T7">paradysum</text:span><text:span text:style-name="T7"/><text:span text:style-name="T7"> </text:span><text:span text:style-name="T7">.</text:span><text:span text:style-name="T7"> </text:span><text:span text:style-name="T7">Cerno</text:span><text:span text:style-name="T7"/><text:span text:style-name="T7"> </text:span><text:span text:style-name="T7">uos</text:span><text:span text:style-name="T7"> </text:span><text:span text:style-name="T7"/><text:span text:style-name="T7"/><text:span text:style-name="T7"> </text:span><text:span text:style-name="T7">migrare</text:span><text:span text:style-name="T7"> </text:span><text:span text:style-name="T7">ce</text:span><text:span text:style-name="T7"/><text:span text:style-name="T7">|</text:span><text:span text:style-name="T7"/><text:span text:style-name="T7"/><text:span text:style-name="T7">Bieler: coepistis.</text:span><text:span text:style-name="T7"> </text:span><text:span text:style-name="T7"/><text:span text:style-name="T7"/><text:span text:style-name="T7"> </text:span><text:span text:style-name="T7">ubi</text:span><text:span text:style-name="T7"> </text:span><text:span text:style-name="T7">nox</text:span><text:span text:style-name="T7"> </text:span><text:span text:style-name="T7">non</text:span><text:span text:style-name="T7"> </text:span><text:span text:style-name="T7">erit</text:span><text:span text:style-name="T7"> </text:span><text:span text:style-name="T7"/><text:span text:style-name="T7">neq<text:span text:style-name="T1">ue</text:span></text:span><text:span text:style-name="T7"/><text:span text:style-name="T7"/><text:span text:style-name="T7"/><text:span text:style-name="T7"> </text:span><text:span text:style-name="T7">luctus</text:span><text:span text:style-name="T7"/><text:span text:style-name="T7"> </text:span><text:span text:style-name="T7">.</text:span><text:span text:style-name="T7"> </text:span><text:span text:style-name="T7">neq<text:span text:style-name="T1">ue</text:span></text:span><text:span text:style-name="T7"/><text:span text:style-name="T7"/><text:span text:style-name="T7"/><text:span text:style-name="T7"> | </text:span><text:span text:style-name="T7">mors</text:span><text:span text:style-name="T7"> </text:span><text:span text:style-name="T7">amplius</text:span><text:span text:style-name="T7"> </text:span><text:span text:style-name="T7"/><text:span text:style-name="T7"/><text:span text:style-name="T7"> </text:span><text:span text:style-name="T7">sed</text:span><text:span text:style-name="T7"> </text:span><text:span text:style-name="T7">exultabitis</text:span><text:span text:style-name="T7"> </text:span><text:span text:style-name="T7">sicut</text:span><text:span text:style-name="T7"> </text:span><text:span text:style-name="T7">uituli</text:span><text:span text:style-name="T7"> | </text:span><text:span text:style-name="T7">ex</text:span><text:span text:style-name="T7"> </text:span><text:span text:style-name="T7"/><text:span text:style-name="T7">uinculis</text:span><text:span text:style-name="T7"> </text:span><text:span text:style-name="T7">resolut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conculcabitis</text:span><text:span text:style-name="T7"> </text:span><text:span text:style-name="T7">ini</text:span><text:span text:style-name="T7">|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erunt</text:span><text:span text:style-name="T7"> </text:span><text:span text:style-name="T7">cinis</text:span><text:span text:style-name="T7"> </text:span><text:span text:style-name="T7">sub</text:span><text:span text:style-name="T7"> </text:span><text:span text:style-name="T7">pedib<text:span text:style-name="T1">us</text:span></text:span><text:span text:style-name="T7"/><text:span text:style-name="T7"/><text:span text:style-name="T7"/><text:span text:style-name="T7"> </text:span><text:span text:style-name="T7"/><text:span text:style-name="T7">u<text:span text:style-name="T1">est</text:span>r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/></text:p>
      <text:p><text:span text:style-name="T7"/><text:span text:style-name="T7">Uos</text:span><text:span text:style-name="T7"/><text:span text:style-name="T7"> | </text:span><text:span text:style-name="T7">ergo</text:span><text:span text:style-name="T7"> </text:span><text:span text:style-name="T7">regnabitis</text:span><text:span text:style-name="T7"> </text:span><text:span text:style-name="T7">cu<text:span text:style-name="T1">m</text:span></text:span><text:span text:style-name="T7"/><text:span text:style-name="T7"/><text:span text:style-name="T7"/><text:span text:style-name="T7"/><text:span text:style-name="T7"> </text:span><text:span text:style-name="T7">ap<text:span text:style-name="T1">osto</text:span>l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roph<text:span text:style-name="T1">et</text:span>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atq<text:span text:style-name="T1">ue</text:span></text:span><text:span text:style-name="T7"/><text:span text:style-name="T7"/><text:span text:style-name="T7"/><text:span text:style-name="T7"> </text:span><text:span text:style-name="T7"> | </text:span><text:span text:style-name="T7">martyribus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/><text:span text:style-name="T7">eterna</text:span><text:span text:style-name="T7"/><text:span text:style-name="T7"> </text:span><text:span text:style-name="T7">regna</text:span><text:span text:style-name="T7"> </text:span><text:span text:style-name="T7">capietis</text:span><text:span text:style-name="T7"> </text:span><text:span text:style-name="T7"/><text:span text:style-name="T7"/><text:span text:style-name="T7"> </text:span><text:span text:style-name="T7">sicut</text:span><text:span text:style-name="T7"> | </text:span><text:span text:style-name="T7">ipse</text:span><text:span text:style-name="T7"> </text:span><text:span text:style-name="T7">testat<text:span text:style-name="T1">ur</text:span></text:span><text:span text:style-name="T7"/><text:span text:style-name="T7"/><text:span text:style-name="T7"/><text:span text:style-name="T7"/><text:span text:style-name="T7"/><text:span text:style-name="T7"> </text:span><text:span text:style-name="T7">inquiens</text:span><text:span text:style-name="T7"> </text:span><text:span text:style-name="T7">.</text:span><text:span text:style-name="T7"> </text:span><text:span text:style-name="T7">Uenient</text:span><text:span text:style-name="T7"/><text:span text:style-name="T7"> </text:span><text:span text:style-name="T7"/><text:span text:style-name="T7">ab</text:span><text:span text:style-name="T7"> </text:span><text:span text:style-name="T7">oriente</text:span><text:span text:style-name="T7"> | </text:span><text:span text:style-name="T7">et</text:span><text:span text:style-name="T7"/><text:span text:style-name="T7"> </text:span><text:span text:style-name="T7">occidente</text:span><text:span text:style-name="T7"> </text:span><text:span text:style-name="T7">et</text:span><text:span text:style-name="T7"/><text:span text:style-name="T7"> </text:span><text:span text:style-name="T7">recumbent</text:span><text:span text:style-name="T7"> </text:span><text:span text:style-name="T7">cu<text:span text:style-name="T1">m</text:span></text:span><text:span text:style-name="T7"/><text:span text:style-name="T7"/><text:span text:style-name="T7"/><text:span text:style-name="T7"/><text:span text:style-name="T7"> </text:span><text:span text:style-name="T7">abraham</text:span><text:span text:style-name="T7"> </text:span><text:span text:style-name="T7">.</text:span><text:span text:style-name="T7"> | </text:span><text:span text:style-name="T7">et</text:span><text:span text:style-name="T7"/><text:span text:style-name="T7"> </text:span><text:span text:style-name="T7">ysaac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iacob</text:span><text:span text:style-name="T7"> </text:span><text:span text:style-name="T7">.</text:span><text:span text:style-name="T7"> </text:span><text:span text:style-name="T7">in</text:span><text:span text:style-name="T7"> </text:span><text:span text:style-name="T7"/><text:span text:style-name="T7">regno</text:span><text:span text:style-name="T7"> </text:span><text:span text:style-name="T7">celoru<text:span text:style-name="T1">m</text:span></text:span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foris</text:span><text:span text:style-name="T7"> | </text:span><text:span text:style-name="T7">canes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uenefic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homicide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menda</text:span><text:span text:style-name="T7">|</text:span><text:span text:style-name="T7"/><text:span text:style-name="T7"> </text:span><text:span text:style-name="T7">.</text:span><text:span text:style-name="T7"> </text:span><text:span text:style-name="T7"/><text:span text:style-name="T7">et</text:span><text:span text:style-name="T7"/><text:span text:style-name="T7"> </text:span><text:span text:style-name="T7">periuri</text:span><text:span text:style-name="T7"> </text:span><text:span text:style-name="T7">.</text:span><text:span text:style-name="T7"> </text:span><text:span text:style-name="T7">Pars</text:span><text:span text:style-name="T7"/><text:span text:style-name="T7"> </text:span><text:span text:style-name="T7">eo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in</text:span><text:span text:style-name="T7"> </text:span><text:span text:style-name="T7">stagnu<text:span text:style-name="T1">m</text:span></text:span><text:span text:style-name="T7"/><text:span text:style-name="T7"/><text:span text:style-name="T7"/><text:span text:style-name="T7"/><text:span text:style-name="T7"/><text:span text:style-name="T7"> </text:span><text:span text:style-name="T7">ignis</text:span><text:span text:style-name="T7"> | </text:span><text:span text:style-name="T7">eterni</text:span><text:span text:style-name="T7"/><text:span text:style-name="T7"> </text:span><text:span text:style-name="T7">.</text:span><text:span text:style-name="T7"> </text:span><text:span text:style-name="T7">Non</text:span><text:span text:style-name="T7"/><text:span text:style-name="T7"> </text:span><text:span text:style-name="T7">eni<text:span text:style-name="T1">m</text:span></text:span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uanu<text:span text:style-name="T1">m</text:span></text:span><text:span text:style-name="T7"/><text:span text:style-name="T7"/><text:span text:style-name="T7"/><text:span text:style-name="T7"/><text:span text:style-name="T7"> </text:span><text:span text:style-name="T7">ait</text:span><text:span text:style-name="T7"> </text:span><text:span text:style-name="T7"/><text:span text:style-name="T7">ap<text:span text:style-name="T1">osto</text:span>l<text:span text:style-name="T1">u</text:span>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 | </text:span><text:span text:style-name="T7">Ubi</text:span><text:span text:style-name="T7"/><text:span text:style-name="T7"> </text:span><text:span text:style-name="T7">iustus</text:span><text:span text:style-name="T7"/><text:span text:style-name="T7"> </text:span><text:span text:style-name="T7">uix</text:span><text:span text:style-name="T7"> </text:span><text:span text:style-name="T7">saluus</text:span><text:span text:style-name="T7"> </text:span><text:span text:style-name="T7">erit</text:span><text:span text:style-name="T7"> </text:span><text:span text:style-name="T7"/><text:span text:style-name="T7"/><text:span text:style-name="T7"> </text:span><text:span text:style-name="T7">peccator</text:span><text:span text:style-name="T7"> </text:span><text:span text:style-name="T7">et</text:span><text:span text:style-name="T7"/><text:span text:style-name="T7"> | </text:span><text:span text:style-name="T7">impius</text:span><text:span text:style-name="T7"> </text:span><text:span text:style-name="T7">et</text:span><text:span text:style-name="T7"/><text:span text:style-name="T7"> </text:span><text:span text:style-name="T7">transgressor</text:span><text:span text:style-name="T7"> </text:span><text:span text:style-name="T7"/><text:span text:style-name="T7">legis</text:span><text:span text:style-name="T7"> </text:span><text:span text:style-name="T7">ubi</text:span><text:span text:style-name="T7"> </text:span><text:span text:style-name="T7">se</text:span><text:span text:style-name="T7"> </text:span><text:span text:style-name="T7">recogno</text:span><text:span text:style-name="T7">|</text:span><text:span text:style-name="T7"/><text:span text:style-name="T7"> </text:span><text:span text:style-name="T7"/><text:span text:style-name="T7"/><text:span text:style-name="T7"> </text:span><text:span text:style-name="T7"/></text:p>
      <text:p><text:span text:style-name="T7"/><text:span text:style-name="T7">Unde</text:span><text:span text:style-name="T7"/><text:span text:style-name="T7"> </text:span><text:span text:style-name="T7">enim</text:span><text:span text:style-name="T7"> </text:span><text:span text:style-name="T7">coroticus</text:span><text:span text:style-name="T7"> </text:span><text:span text:style-name="T7">cum</text:span><text:span text:style-name="T7"> </text:span><text:span text:style-name="T7">suis</text:span><text:span text:style-name="T7"> | </text:span><text:span text:style-name="T7">sceleratissimis</text:span><text:span text:style-name="T7"> </text:span><text:span text:style-name="T7">rebellatorib<text:span text:style-name="T1">us</text:span></text:span><text:span text:style-name="T7"/><text:span text:style-name="T7"/><text:span text:style-name="T7"/><text:span text:style-name="T7"> </text:span><text:span text:style-name="T7"/><text:span text:style-name="T7">chr<text:span text:style-name="T1">ist</text:span>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ubi</text:span><text:span text:style-name="T7"> </text:span><text:span text:style-name="T7">se</text:span><text:span text:style-name="T7"> </text:span><text:span text:style-name="T7">ui</text:span><text:span text:style-name="T7">|</text:span><text:span text:style-name="T7"/><text:span text:style-name="T7"> </text:span><text:span text:style-name="T7">qui</text:span><text:span text:style-name="T7"> </text:span><text:span text:style-name="T7">mulierculas</text:span><text:span text:style-name="T7"> </text:span><text:span text:style-name="T7">baptizatas</text:span><text:span text:style-name="T7"> </text:span><text:span text:style-name="T7">.</text:span><text:span text:style-name="T7"> </text:span><text:span text:style-name="T7">et</text:span><text:span text:style-name="T7"/><text:span text:style-name="T7"> | </text:span><text:span text:style-name="T7">praedia</text:span><text:span text:style-name="T7"/><text:span text:style-name="T7"> </text:span><text:span text:style-name="T7">orphanoru<text:span text:style-name="T1">m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spurcissimis</text:span><text:span text:style-name="T7"> </text:span><text:span text:style-name="T7">satellitib<text:span text:style-name="T1">us</text:span></text:span><text:span text:style-name="T7"/><text:span text:style-name="T7"/><text:span text:style-name="T7"/><text:span text:style-name="T7"> | </text:span><text:span text:style-name="T7">suis</text:span><text:span text:style-name="T7"> </text:span><text:span text:style-name="T7">.</text:span><text:span text:style-name="T7"> </text:span><text:span text:style-name="T7"/><text:span text:style-name="T7">distribuunt<text:span text:style-name="T1">ur</text:span></text:span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ob</text:span><text:span text:style-name="T7"> </text:span><text:span text:style-name="T7">misere</text:span><text:span text:style-name="T7"> </text:span><text:span text:style-name="T7">regnu<text:span text:style-name="T1">m</text:span></text:span><text:span text:style-name="T7"/><text:span text:style-name="T7"/><text:span text:style-name="T7"/><text:span text:style-name="T7"/><text:span text:style-name="T7"> </text:span><text:span text:style-name="T7">tem</text:span><text:span text:style-name="T7">|</text:span><text:span text:style-name="T7"/><text:span text:style-name="T7"> </text:span><text:span text:style-name="T7">.</text:span><text:span text:style-name="T7"> </text:span><text:span text:style-name="T7">quod</text:span><text:span text:style-name="T7"> </text:span><text:span text:style-name="T7">utiq<text:span text:style-name="T1">ue</text:span></text:span><text:span text:style-name="T7"/><text:span text:style-name="T7"/><text:span text:style-name="T7"/><text:span text:style-name="T7"> </text:span><text:span text:style-name="T7">in</text:span><text:span text:style-name="T7"> </text:span><text:span text:style-name="T7">momento</text:span><text:span text:style-name="T7"> </text:span><text:span text:style-name="T7"/><text:span text:style-name="T7">transit</text:span><text:span text:style-name="T7"> </text:span><text:span text:style-name="T7"/><text:span text:style-name="T7"/><text:span text:style-name="T7"> | </text:span><text:span text:style-name="T7">sicut</text:span><text:span text:style-name="T7"> </text:span><text:span text:style-name="T7">nubes</text:span><text:span text:style-name="T7"> </text:span><text:span text:style-name="T7">uel</text:span><text:span text:style-name="T7"> </text:span><text:span text:style-name="T7">sumus</text:span><text:span text:style-name="T7"> </text:span><text:span text:style-name="T7">qui</text:span><text:span text:style-name="T7"> </text:span><text:span text:style-name="T7">utiq<text:span text:style-name="T1">ue</text:span></text:span><text:span text:style-name="T7"/><text:span text:style-name="T7"/><text:span text:style-name="T7"/><text:span text:style-name="T7"> </text:span><text:span text:style-name="T7">uen</text:span><text:span text:style-name="T7">|</text:span><text:span text:style-name="T7"/><text:span text:style-name="T7"> </text:span><text:span text:style-name="T7">dispergit<text:span text:style-name="T1">ur</text:span></text:span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ita</text:span><text:span text:style-name="T7"> </text:span><text:span text:style-name="T7"/><text:span text:style-name="T7">peccatores</text:span><text:span text:style-name="T7"> </text:span><text:span text:style-name="T7">et</text:span><text:span text:style-name="T7"/><text:span text:style-name="T7"> </text:span><text:span text:style-name="T7">fraudu</text:span><text:span text:style-name="T7">|</text:span><text:span text:style-name="T7"/><text:span text:style-name="T7"> </text:span><text:span text:style-name="T7">.</text:span><text:span text:style-name="T7"> </text:span><text:span text:style-name="T7">a</text:span><text:span text:style-name="T7"> </text:span><text:span text:style-name="T7">facie</text:span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peribunt</text:span><text:span text:style-name="T7"> </text:span><text:span text:style-name="T7"/><text:span text:style-name="T7"/><text:span text:style-name="T7"> </text:span><text:span text:style-name="T7">iusti</text:span><text:span text:style-name="T7"/><text:span text:style-name="T7"> </text:span><text:span text:style-name="T7">aute<text:span text:style-name="T1">m</text:span></text:span><text:span text:style-name="T7"/><text:span text:style-name="T7"/><text:span text:style-name="T7"/><text:span text:style-name="T7"/><text:span text:style-name="T7">(53rb)</text:span><text:span text:style-name="T7"> | </text:span><text:span text:style-name="T7">epulent<text:span text:style-name="T1">ur</text:span></text:span><text:span text:style-name="T7"/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in</text:span><text:span text:style-name="T7"> </text:span><text:span text:style-name="T7">magna</text:span><text:span text:style-name="T7"> </text:span><text:span text:style-name="T7">constantia</text:span><text:span text:style-name="T7"/><text:span text:style-name="T7"> </text:span><text:span text:style-name="T7">cu<text:span text:style-name="T1">m</text:span></text:span><text:span text:style-name="T7"/><text:span text:style-name="T7"/><text:span text:style-name="T7"/><text:span text:style-name="T7"/><text:span text:style-name="T7"> </text:span><text:span text:style-name="T7">chr<text:span text:style-name="T1">ist</text:span>o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>et</text:span><text:span text:style-name="T7"/><text:span text:style-name="T7"> | </text:span><text:span text:style-name="T7">iudicabunt</text:span><text:span text:style-name="T7"> </text:span><text:span text:style-name="T7">nationes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regib<text:span text:style-name="T1">us</text:span></text:span><text:span text:style-name="T7"/><text:span text:style-name="T7"/><text:span text:style-name="T7"/><text:span text:style-name="T7"> </text:span><text:span text:style-name="T7"/><text:span text:style-name="T7">iniquis</text:span><text:span text:style-name="T7"> </text:span><text:span text:style-name="T7">domi</text:span><text:span text:style-name="T7">|</text:span><text:span text:style-name="T7"/><text:span text:style-name="T7"/><text:span text:style-name="T7"/><text:span text:style-name="T7"/><text:span text:style-name="T7"/><text:span text:style-name="T7"> </text:span><text:span text:style-name="T7">in</text:span><text:span text:style-name="T7"> </text:span><text:span text:style-name="T7">s<text:span text:style-name="T1">ae</text:span>c<text:span text:style-name="T1">u</text:span>la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s<text:span text:style-name="T1">ae</text:span>c<text:span text:style-name="T1">u</text:span>lorum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amen</text:span><text:span text:style-name="T7"> </text:span><text:span text:style-name="T7">.</text:span><text:span text:style-name="T7"> </text:span><text:span text:style-name="T7"/></text:p>
      <text:p><text:span text:style-name="T7"/><text:span text:style-name="T7">Testificor</text:span><text:span text:style-name="T7"/><text:span text:style-name="T7"/><text:span text:style-name="T7"> | </text:span><text:span text:style-name="T7">coram</text:span><text:span text:style-name="T7"> </text:span><text:span text:style-name="T7">deo</text:span><text:span text:style-name="T7"> </text:span><text:span text:style-name="T7">et</text:span><text:span text:style-name="T7"/><text:span text:style-name="T7"> </text:span><text:span text:style-name="T7">s<text:span text:style-name="T1">an</text:span>c<text:span text:style-name="T1">t</text:span>is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ang<text:span text:style-name="T1">e</text:span>lis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uis</text:span><text:span text:style-name="T7"> </text:span><text:span text:style-name="T7">.</text:span><text:span text:style-name="T7"> </text:span><text:span text:style-name="T7">quod</text:span><text:span text:style-name="T7"> </text:span><text:span text:style-name="T7">ita</text:span><text:span text:style-name="T7"> </text:span><text:span text:style-name="T7">erit</text:span><text:span text:style-name="T7"> | </text:span><text:span text:style-name="T7">sicut</text:span><text:span text:style-name="T7"> </text:span><text:span text:style-name="T7"/><text:span text:style-name="T7">intimauit</text:span><text:span text:style-name="T7"> </text:span><text:span text:style-name="T7">imperitie</text:span><text:span text:style-name="T7"/><text:span text:style-name="T7"> </text:span><text:span text:style-name="T7">mee</text:span><text:span text:style-name="T7"/><text:span text:style-name="T7"> </text:span><text:span text:style-name="T7">.</text:span><text:span text:style-name="T7"> </text:span><text:span text:style-name="T7">Non</text:span><text:span text:style-name="T7"/><text:span text:style-name="T7"> </text:span><text:span text:style-name="T7">mea</text:span><text:span text:style-name="T7"> | </text:span><text:span text:style-name="T7">uerba</text:span><text:span text:style-name="T7"> </text:span><text:span text:style-name="T7">sunt</text:span><text:span text:style-name="T7"> </text:span><text:span text:style-name="T7">ista</text:span><text:span text:style-name="T7"/><text:span text:style-name="T7"> </text:span><text:span text:style-name="T7">.</text:span><text:span text:style-name="T7"> </text:span><text:span text:style-name="T7">sed</text:span><text:span text:style-name="T7"> </text:span><text:span text:style-name="T7">dei</text:span><text:span text:style-name="T7"> </text:span><text:span text:style-name="T7">et</text:span><text:span text:style-name="T7"/><text:span text:style-name="T7"> </text:span><text:span text:style-name="T7">ap<text:span text:style-name="T1">osto</text:span>loru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/><text:span text:style-name="T7">atq<text:span text:style-name="T1">ue</text:span></text:span><text:span text:style-name="T7"/><text:span text:style-name="T7"/><text:span text:style-name="T7"/><text:span text:style-name="T7"> | </text:span><text:span text:style-name="T7">proph<text:span text:style-name="T1">et</text:span>arum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que</text:span><text:span text:style-name="T7"/><text:span text:style-name="T7"> </text:span><text:span text:style-name="T7">ego</text:span><text:span text:style-name="T7"> </text:span><text:span text:style-name="T7">in</text:span><text:span text:style-name="T7"> </text:span><text:span text:style-name="T7">latinum</text:span><text:span text:style-name="T7"> </text:span><text:span text:style-name="T7">transtuli</text:span><text:span text:style-name="T7"/><text:span text:style-name="T7"> </text:span><text:span text:style-name="T7">.</text:span><text:span text:style-name="T7"> | </text:span><text:span text:style-name="T7">Qui</text:span><text:span text:style-name="T7"/><text:span text:style-name="T7"> </text:span><text:span text:style-name="T7">nunquam</text:span><text:span text:style-name="T7"> </text:span><text:span text:style-name="T7"/><text:span text:style-name="T7">mentiti</text:span><text:span text:style-name="T7"> </text:span><text:span text:style-name="T7">sun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qui</text:span><text:span text:style-name="T7"> </text:span><text:span text:style-name="T7">credider\/it</text:span><text:span text:style-name="T7"/><text:span text:style-name="T7"/><text:span text:style-name="T7"/><text:span text:style-name="T7"> </text:span><text:span text:style-name="T7">.</text:span><text:span text:style-name="T7"> | </text:span><text:span text:style-name="T7">salui</text:span><text:span text:style-name="T7"> </text:span><text:span text:style-name="T7">erunt</text:span><text:span text:style-name="T7"> </text:span><text:span text:style-name="T7"/><text:span text:style-name="T7"/><text:span text:style-name="T7"> </text:span><text:span text:style-name="T7">qui</text:span><text:span text:style-name="T7"> </text:span><text:span text:style-name="T7">uero</text:span><text:span text:style-name="T7"> </text:span><text:span text:style-name="T7">non</text:span><text:span text:style-name="T7"> </text:span><text:span text:style-name="T7">crediderit</text:span><text:span text:style-name="T7"> </text:span><text:span text:style-name="T7"/><text:span text:style-name="T7"/><text:span text:style-name="T7"> </text:span><text:span text:style-name="T7"> | </text:span><text:span text:style-name="T7">condempnabitur</text:span><text:span text:style-name="T7"> </text:span><text:span text:style-name="T7">.</text:span><text:span text:style-name="T7"> </text:span><text:span text:style-name="T7"/><text:span text:style-name="T7">Deus</text:span><text:span text:style-name="T7"/><text:span text:style-name="T7"> </text:span><text:span text:style-name="T7">enim</text:span><text:span text:style-name="T7"> </text:span><text:span text:style-name="T7">loquutus</text:span><text:span text:style-name="T7"> </text:span><text:span text:style-name="T7">est</text:span><text:span text:style-name="T7"> </text:span><text:span text:style-name="T7">.</text:span><text:span text:style-name="T7"> | </text:span><text:span text:style-name="T7"/></text:p>
      <text:p><text:span text:style-name="T7"/><text:span text:style-name="T7">Quaeso</text:span><text:span text:style-name="T7"/><text:span text:style-name="T7"/><text:span text:style-name="T7"> </text:span><text:span text:style-name="T7">plurimum</text:span><text:span text:style-name="T7"> </text:span><text:span text:style-name="T7">ut</text:span><text:span text:style-name="T7"> </text:span><text:span text:style-name="T7">quicumq<text:span text:style-name="T1">ue</text:span></text:span><text:span text:style-name="T7"/><text:span text:style-name="T7"/><text:span text:style-name="T7"/><text:span text:style-name="T7"> </text:span><text:span text:style-name="T7">famulus</text:span><text:span text:style-name="T7"> </text:span><text:span text:style-name="T7">d<text:span text:style-name="T1">e</text:span>i</text:span><text:span text:style-name="T7"/><text:span text:style-name="T7"/><text:span text:style-name="T7"/><text:span text:style-name="T7"/><text:span text:style-name="T7"/><text:span text:style-name="T7"/><text:span text:style-name="T7"> | </text:span><text:span text:style-name="T7">propmtus</text:span><text:span text:style-name="T7"> </text:span><text:span text:style-name="T7"/><text:span text:style-name="T7">fuerit</text:span><text:span text:style-name="T7"> </text:span><text:span text:style-name="T7">.</text:span><text:span text:style-name="T7"> </text:span><text:span text:style-name="T7">ut</text:span><text:span text:style-name="T7"> </text:span><text:span text:style-name="T7">sit</text:span><text:span text:style-name="T7"> </text:span><text:span text:style-name="T7">gerulus</text:span><text:span text:style-name="T7"> </text:span><text:span text:style-name="T7">literaru<text:span text:style-name="T1">m</text:span></text:span><text:span text:style-name="T7"/><text:span text:style-name="T7"/><text:span text:style-name="T7"/><text:span text:style-name="T7"/><text:span text:style-name="T7"> | </text:span><text:span text:style-name="T7">harum</text:span><text:span text:style-name="T7"> </text:span><text:span text:style-name="T7">.</text:span><text:span text:style-name="T7"> </text:span><text:span text:style-name="T7">ut</text:span><text:span text:style-name="T7"> </text:span><text:span text:style-name="T7">nequaqua<text:span text:style-name="T1">m</text:span></text:span><text:span text:style-name="T7"/><text:span text:style-name="T7"/><text:span text:style-name="T7"/><text:span text:style-name="T7"/><text:span text:style-name="T7"> </text:span><text:span text:style-name="T7">subtrahat<text:span text:style-name="T1">ur</text:span></text:span><text:span text:style-name="T7"/><text:span text:style-name="T7"/><text:span text:style-name="T7"/><text:span text:style-name="T7"/><text:span text:style-name="T7"> </text:span><text:span text:style-name="T7"/><text:span text:style-name="T7">a</text:span><text:span text:style-name="T7"> </text:span><text:span text:style-name="T7">nemine</text:span><text:span text:style-name="T7"> </text:span><text:span text:style-name="T7">.</text:span><text:span text:style-name="T7"> | </text:span><text:span text:style-name="T7">sed</text:span><text:span text:style-name="T7"> </text:span><text:span text:style-name="T7">magis</text:span><text:span text:style-name="T7"> </text:span><text:span text:style-name="T7">potius</text:span><text:span text:style-name="T7"> </text:span><text:span text:style-name="T7">legat<text:span text:style-name="T1">ur</text:span></text:span><text:span text:style-name="T7"/><text:span text:style-name="T7"/><text:span text:style-name="T7"/><text:span text:style-name="T7"/><text:span text:style-name="T7"> </text:span><text:span text:style-name="T7">coram</text:span><text:span text:style-name="T7"> </text:span><text:span text:style-name="T7">cunctis</text:span><text:span text:style-name="T7"/><text:span text:style-name="T7"> </text:span><text:span text:style-name="T7">ple</text:span><text:span text:style-name="T7">|</text:span><text:span text:style-name="T7"/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praesente</text:span><text:span text:style-name="T7"/><text:span text:style-name="T7"> </text:span><text:span text:style-name="T7"/><text:span text:style-name="T7">ipso</text:span><text:span text:style-name="T7"> </text:span><text:span text:style-name="T7">coritico</text:span><text:span text:style-name="T7"> </text:span><text:span text:style-name="T7"/><text:span text:style-name="T7"/><text:span text:style-name="T7"> </text:span><text:span text:style-name="T7">quod</text:span><text:span text:style-name="T7"> </text:span><text:span text:style-name="T7">si</text:span><text:span text:style-name="T7"> | </text:span><text:span text:style-name="T7">deus</text:span><text:span text:style-name="T7"> </text:span><text:span text:style-name="T7">inspirat</text:span><text:span text:style-name="T7"> </text:span><text:span text:style-name="T7">illos</text:span><text:span text:style-name="T7"> </text:span><text:span text:style-name="T7">ut</text:span><text:span text:style-name="T7"> </text:span><text:span text:style-name="T7">quandoq<text:span text:style-name="T1">ue</text:span></text:span><text:span text:style-name="T7"/><text:span text:style-name="T7"/><text:span text:style-name="T7"/><text:span text:style-name="T7"/><text:span text:style-name="T7"> </text:span><text:span text:style-name="T7">deo</text:span><text:span text:style-name="T7"> </text:span><text:span text:style-name="T7"/><text:span text:style-name="T7">resipiscant</text:span><text:span text:style-name="T7"/><text:span text:style-name="T7"> </text:span><text:span text:style-name="T7">.</text:span><text:span text:style-name="T7"> | </text:span><text:span text:style-name="T7">ita</text:span><text:span text:style-name="T7"> </text:span><text:span text:style-name="T7">ut</text:span><text:span text:style-name="T7"> </text:span><text:span text:style-name="T7">uel</text:span><text:span text:style-name="T7"> </text:span><text:span text:style-name="T7">sero</text:span><text:span text:style-name="T7"> </text:span><text:span text:style-name="T7">peniteant</text:span><text:span text:style-name="T7"/><text:span text:style-name="T7"> </text:span><text:span text:style-name="T7">.</text:span><text:span text:style-name="T7"> </text:span><text:span text:style-name="T7">quod</text:span><text:span text:style-name="T7"> </text:span><text:span text:style-name="T7">tam</text:span><text:span text:style-name="T7"> </text:span><text:span text:style-name="T7">impie</text:span><text:span text:style-name="T7"> </text:span><text:span text:style-name="T7"> | </text:span><text:span text:style-name="T7">gesserunt</text:span><text:span text:style-name="T7"> </text:span><text:span text:style-name="T7">.</text:span><text:span text:style-name="T7"> </text:span><text:span text:style-name="T7"/><text:span text:style-name="T7">Homicida</text:span><text:span text:style-name="T7"/><text:span text:style-name="T7"> </text:span><text:span text:style-name="T7">erga</text:span><text:span text:style-name="T7"> </text:span><text:span text:style-name="T7">fratres</text:span><text:span text:style-name="T7"> </text:span><text:span text:style-name="T7">d<text:span text:style-name="T1">omi</text:span>n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fuerunt</text:span><text:span text:style-name="T7"> </text:span><text:span text:style-name="T7">.</text:span><text:span text:style-name="T7"> | </text:span><text:span text:style-name="T7">sed</text:span><text:span text:style-name="T7"> </text:span><text:span text:style-name="T7">peniteant</text:span><text:span text:style-name="T7"> </text:span><text:span text:style-name="T7"/><text:span text:style-name="T7"/><text:span text:style-name="T7"> </text:span><text:span text:style-name="T7">et</text:span><text:span text:style-name="T7"/><text:span text:style-name="T7"> </text:span><text:span text:style-name="T7">liberent</text:span><text:span text:style-name="T7"> </text:span><text:span text:style-name="T7">captiuas</text:span><text:span text:style-name="T7"> </text:span><text:span text:style-name="T7">baptizatas</text:span><text:span text:style-name="T7"> | </text:span><text:span text:style-name="T7"/><text:span text:style-name="T7">quas</text:span><text:span text:style-name="T7"> </text:span><text:span text:style-name="T7">ante</text:span><text:span text:style-name="T7"> </text:span><text:span text:style-name="T7">ceperunt</text:span><text:span text:style-name="T7"/><text:span text:style-name="T7"> </text:span><text:span text:style-name="T7"/><text:span text:style-name="T7"/><text:span text:style-name="T7"> </text:span><text:span text:style-name="T7">ita</text:span><text:span text:style-name="T7"> </text:span><text:span text:style-name="T7">ut</text:span><text:span text:style-name="T7"> </text:span><text:span text:style-name="T7">mereant<text:span text:style-name="T1">ur</text:span></text:span><text:span text:style-name="T7"/><text:span text:style-name="T7"/><text:span text:style-name="T7"/><text:span text:style-name="T7"/><text:span text:style-name="T7"> </text:span><text:span text:style-name="T7">deo</text:span><text:span text:style-name="T7"> | </text:span><text:span text:style-name="T7">uiuere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ani</text:span><text:span text:style-name="T7"> </text:span><text:span text:style-name="T7">efficiant<text:span text:style-name="T1">ur</text:span></text:span><text:span text:style-name="T7"/><text:span text:style-name="T7"/><text:span text:style-name="T7"/><text:span text:style-name="T7"/><text:span text:style-name="T7"> </text:span><text:span text:style-name="T7"/><text:span text:style-name="T7"/><text:span text:style-name="T7"> </text:span><text:span text:style-name="T7"/><text:span text:style-name="T7">hic</text:span><text:span text:style-name="T7"> </text:span><text:span text:style-name="T7">et</text:span><text:span text:style-name="T7"/><text:span text:style-name="T7"> </text:span><text:span text:style-name="T7">in</text:span><text:span text:style-name="T7"> </text:span><text:span text:style-name="T7">eternum</text:span><text:span text:style-name="T7"/><text:span text:style-name="T7"> </text:span><text:span text:style-name="T7"/><text:span text:style-name="T7"/><text:span text:style-name="T7"> | </text:span><text:span text:style-name="T7">pax</text:span><text:span text:style-name="T7"> </text:span><text:span text:style-name="T7">patri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filio</text:span><text:span text:style-name="T7"> </text:span><text:span text:style-name="T7">.</text:span><text:span text:style-name="T7"> </text:span><text:span text:style-name="T7">et</text:span><text:span text:style-name="T7"/><text:span text:style-name="T7"> </text:span><text:span text:style-name="T7">sp<text:span text:style-name="T1">irit</text:span>ui</text:span><text:span text:style-name="T7"/><text:span text:style-name="T7"/><text:span text:style-name="T7"/><text:span text:style-name="T7"/><text:span text:style-name="T7"/><text:span text:style-name="T7"/><text:span text:style-name="T7"> </text:span><text:span text:style-name="T7">s<text:span text:style-name="T1">an</text:span>c<text:span text:style-name="T1">t</text:span>o</text:span><text:span text:style-name="T7"/><text:span text:style-name="T7"/><text:span text:style-name="T7"/><text:span text:style-name="T7"/><text:span text:style-name="T7"/><text:span text:style-name="T7"/><text:span text:style-name="T7"/><text:span text:style-name="T7"> </text:span><text:span text:style-name="T7">.</text:span><text:span text:style-name="T7"> </text:span><text:span text:style-name="T7">AMEN</text:span><text:span text:style-name="T7"/><text:span text:style-name="T7"/>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12T00:31:06.492000</meta:creation-date>
    <dc:date>2015-09-12T00:31:06.594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